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Module4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555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5244in"/>
    </style:style>
    <style:style style:name="co8" style:family="table-column">
      <style:table-column-properties fo:break-before="auto" style:column-width="0.5972in"/>
    </style:style>
    <style:style style:name="co10" style:family="table-column">
      <style:table-column-properties fo:break-before="auto" style:column-width="1.0799in"/>
    </style:style>
    <style:style style:name="co11" style:family="table-column">
      <style:table-column-properties fo:break-before="auto" style:column-width="0.6043in"/>
    </style:style>
    <style:style style:name="co12" style:family="table-column">
      <style:table-column-properties fo:break-before="auto" style:column-width="0.6346in"/>
    </style:style>
    <style:style style:name="co13" style:family="table-column">
      <style:table-column-properties fo:break-before="auto" style:column-width="0.8457in"/>
    </style:style>
    <style:style style:name="co14" style:family="table-column">
      <style:table-column-properties fo:break-before="auto" style:column-width="0.5807in"/>
    </style:style>
    <style:style style:name="co15" style:family="table-column">
      <style:table-column-properties fo:break-before="auto" style:column-width="0.93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 style:data-style-name="N100"/>
    <style:style style:name="ce36" style:family="table-cell" style:parent-style-name="Default">
      <style:table-cell-properties fo:background-color="#c8c8c8"/>
    </style:style>
    <style:style style:name="ce37" style:family="table-cell" style:parent-style-name="Default" style:data-style-name="N128"/>
    <style:style style:name="ce17" style:family="table-cell" style:parent-style-name="Default"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00ff" style:text-align-source="fix" style:repeat-content="false" fo:border="0.06pt solid #000000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end"/>
      <style:text-properties fo:font-size="14pt" style:font-size-asian="14pt" style:font-size-complex="14pt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 style:data-style-name="N123"/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11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ffcc" style:text-align-source="fix" style:repeat-content="false" fo:border="0.06pt solid #000000"/>
      <style:paragraph-properties fo:text-align="center"/>
    </style:style>
    <style:style style:name="ce33" style:family="table-cell" style:parent-style-name="Default" style:data-style-name="N100"/>
    <style:style style:name="ce14" style:family="table-cell" style:parent-style-name="Default">
      <style:table-cell-properties fo:background-color="#c878b4"/>
    </style:style>
    <style:style style:name="ce38" style:family="table-cell" style:parent-style-name="Default">
      <style:table-cell-properties fo:background-color="#c8c8c8"/>
    </style:style>
    <style:style style:name="ce39" style:family="table-cell" style:parent-style-name="Default" style:data-style-name="N128"/>
    <style:style style:name="P1" style:family="paragraph">
      <style:paragraph-properties fo:text-align="center"/>
    </style:style>
  </office:automatic-styles>
  <office:body>
    <office:spreadsheet>
      <table:table table:name="S-S Index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Run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Push Button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table-column table:style-name="co3" table:number-columns-repeated="3" table:default-cell-style-name="ce17"/>
        <table:table-column table:style-name="co4" table:default-cell-style-name="ce17"/>
        <table:table-column table:style-name="co3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3" table:default-cell-style-name="ce17"/>
        <table:table-column table:style-name="co5" table:number-columns-repeated="16374" table:default-cell-style-name="ce17"/>
        <table:table-row table:style-name="ro3">
          <table:table-cell office:value-type="string" calcext:value-type="string">
            <text:p>A,自民、B,立憲民主、社民、C,公明、D,維新、E,国民民主、F,共産、G,れいわ、H,その他会派</text:p>
          </table:table-cell>
          <table:table-cell/>
          <table:table-cell table:style-name="ce20" table:number-columns-repeated="3"/>
          <table:table-cell table:style-name="ce21"/>
          <table:table-cell table:style-name="ce22"/>
          <table:table-cell table:style-name="ce21"/>
          <table:table-cell table:style-name="ce23" office:value-type="string" calcext:value-type="string">
            <text:p>基準値：</text:p>
          </table:table-cell>
          <table:table-cell office:value-type="float" office:value="124" calcext:value-type="float">
            <text:p>124</text:p>
          </table:table-cell>
          <table:table-cell table:number-columns-repeated="16374"/>
        </table:table-row>
        <table:table-row table:style-name="ro4">
          <table:table-cell table:number-columns-repeated="2"/>
          <table:table-cell table:style-name="ce20" table:number-columns-repeated="3"/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office:value-type="string" calcext:value-type="string">
            <text:p>政党、会派</text:p>
          </table:table-cell>
          <table:table-cell office:value-type="string" calcext:value-type="string">
            <text:p>院内勢力</text:p>
          </table:table-cell>
          <table:table-cell table:style-name="ce20" office:value-type="string" calcext:value-type="string">
            <text:p>Coalition</text:p>
          </table:table-cell>
          <table:table-cell table:style-name="ce20" office:value-type="string" calcext:value-type="string">
            <text:p>Polled Num.</text:p>
          </table:table-cell>
          <table:table-cell table:style-name="ce20" office:value-type="string" calcext:value-type="string">
            <text:p>v(_)</text:p>
          </table:table-cell>
          <table:table-cell table:style-name="ce21" office:value-type="string" calcext:value-type="string">
            <text:p>(result)</text:p>
          </table:table-cell>
          <table:table-cell table:style-name="ce22" office:value-type="string" calcext:value-type="string">
            <text:p>S-S Idx</text:p>
          </table:table-cell>
          <table:table-cell table:style-name="ce20" office:value-type="string" calcext:value-type="string">
            <text:p>BZ Idx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A</text:p>
          </table:table-cell>
          <table:table-cell table:style-name="ce19" office:value-type="float" office:value="118" calcext:value-type="float">
            <text:p>118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A)</text:p>
          </table:table-cell>
          <table:table-cell table:style-name="ce22" office:value-type="float" office:value="0.714285714285714" calcext:value-type="float">
            <text:p>0.714286</text:p>
          </table:table-cell>
          <table:table-cell table:style-name="ce22" office:value-type="float" office:value="0.837837837837838" calcext:value-type="float">
            <text:p>0.837838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B</text:p>
          </table:table-cell>
          <table:table-cell table:style-name="ce19" office:value-type="float" office:value="40" calcext:value-type="float">
            <text:p>40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B)</text:p>
          </table:table-cell>
          <table:table-cell table:style-name="ce22" office:value-type="float" office:value="0.0476190476190476" calcext:value-type="float">
            <text:p>0.047619</text:p>
          </table:table-cell>
          <table:table-cell table:style-name="ce22" office:value-type="float" office:value="0.027027027027027" calcext:value-type="float">
            <text:p>0.027027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C</text:p>
          </table:table-cell>
          <table:table-cell table:style-name="ce19" office:value-type="float" office:value="27" calcext:value-type="float">
            <text:p>27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C)</text:p>
          </table:table-cell>
          <table:table-cell table:style-name="ce22" office:value-type="float" office:value="0.0476190476190476" calcext:value-type="float">
            <text:p>0.047619</text:p>
          </table:table-cell>
          <table:table-cell table:style-name="ce22" office:value-type="float" office:value="0.027027027027027" calcext:value-type="float">
            <text:p>0.027027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D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D)</text:p>
          </table:table-cell>
          <table:table-cell table:style-name="ce22" office:value-type="float" office:value="0.0476190476190476" calcext:value-type="float">
            <text:p>0.047619</text:p>
          </table:table-cell>
          <table:table-cell table:style-name="ce22" office:value-type="float" office:value="0.027027027027027" calcext:value-type="float">
            <text:p>0.027027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E</text:p>
          </table:table-cell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E)</text:p>
          </table:table-cell>
          <table:table-cell table:style-name="ce22" office:value-type="float" office:value="0.0476190476190476" calcext:value-type="float">
            <text:p>0.047619</text:p>
          </table:table-cell>
          <table:table-cell table:style-name="ce22" office:value-type="float" office:value="0.027027027027027" calcext:value-type="float">
            <text:p>0.027027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F</text:p>
          </table:table-cell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F)</text:p>
          </table:table-cell>
          <table:table-cell table:style-name="ce22" office:value-type="float" office:value="0.0476190476190476" calcext:value-type="float">
            <text:p>0.047619</text:p>
          </table:table-cell>
          <table:table-cell table:style-name="ce22" office:value-type="float" office:value="0.027027027027027" calcext:value-type="float">
            <text:p>0.027027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G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G)</text:p>
          </table:table-cell>
          <table:table-cell table:number-columns-repeated="2" table:style-name="ce22" office:value-type="float" office:value="0" calcext:value-type="float">
            <text:p>0.000000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H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H)</text:p>
          </table:table-cell>
          <table:table-cell table:style-name="ce22" office:value-type="float" office:value="0.0476190476190476" calcext:value-type="float">
            <text:p>0.047619</text:p>
          </table:table-cell>
          <table:table-cell table:style-name="ce22" office:value-type="float" office:value="0.027027027027027" calcext:value-type="float">
            <text:p>0.027027</text:p>
          </table:table-cell>
          <table:table-cell table:number-columns-repeated="16376"/>
        </table:table-row>
        <table:table-row table:style-name="ro4">
          <table:table-cell table:style-name="ce18"/>
          <table:table-cell table:style-name="ce19"/>
          <table:table-cell table:style-name="ce20" office:value-type="string" calcext:value-type="string">
            <text:p>AB</text:p>
          </table:table-cell>
          <table:table-cell table:style-name="ce20" office:value-type="float" office:value="158" calcext:value-type="float">
            <text:p>15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 table:number-columns-repeated="2"/>
          <table:table-cell table:number-columns-repeated="16376"/>
        </table:table-row>
        <table:table-row table:style-name="ro4">
          <table:table-cell table:style-name="ce18"/>
          <table:table-cell table:style-name="ce19"/>
          <table:table-cell table:style-name="ce20" office:value-type="string" calcext:value-type="string">
            <text:p>AC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 table:number-columns-repeated="2"/>
          <table:table-cell table:number-columns-repeated="16376"/>
        </table:table-row>
        <table:table-row table:style-name="ro4">
          <table:table-cell table:style-name="ce18"/>
          <table:table-cell table:style-name="ce19"/>
          <table:table-cell table:style-name="ce20" office:value-type="string" calcext:value-type="string">
            <text:p>BC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 table:number-columns-repeated="2"/>
          <table:table-cell table:number-columns-repeated="16376"/>
        </table:table-row>
        <table:table-row table:style-name="ro4">
          <table:table-cell table:style-name="ce19" table:number-columns-repeated="2"/>
          <table:table-cell table:style-name="ce20" office:value-type="string" calcext:value-type="string">
            <text:p>AD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 table:number-columns-repeated="2"/>
          <table:table-cell table:number-columns-repeated="16376"/>
        </table:table-row>
        <table:table-row table:style-name="ro4">
          <table:table-cell table:style-name="ce19" table:number-columns-repeated="2"/>
          <table:table-cell table:style-name="ce20" office:value-type="string" calcext:value-type="string">
            <text:p>BD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style-name="ce22">
            <draw:control table:end-cell-address="'S-S Index'.I20" table:end-x="0.4362in" table:end-y="0.0106in" draw:z-index="0" draw:text-style-name="P1" svg:width="1.5354in" svg:height="1.0858in" svg:x="0.4252in" svg:y="-0.1106in" draw:control="control1"/>
          </table:table-cell>
          <table:table-cell table:number-columns-repeated="16376"/>
        </table:table-row>
        <table:table-row table:style-name="ro4">
          <table:table-cell table:style-name="ce19" table:number-columns-repeated="2"/>
          <table:table-cell table:style-name="ce20" office:value-type="string" calcext:value-type="string">
            <text:p>CD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 table:number-columns-repeated="2"/>
          <table:table-cell table:number-columns-repeated="16376"/>
        </table:table-row>
        <table:table-row table:style-name="ro4">
          <table:table-cell table:style-name="ce19" table:number-columns-repeated="2"/>
          <table:table-cell table:style-name="ce20" office:value-type="string" calcext:value-type="string">
            <text:p>AE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 table:number-columns-repeated="2"/>
          <table:table-cell table:number-columns-repeated="16376"/>
        </table:table-row>
        <table:table-row table:style-name="ro4">
          <table:table-cell table:style-name="ce19" table:number-columns-repeated="2"/>
          <table:table-cell table:style-name="ce20" office:value-type="string" calcext:value-type="string">
            <text:p>BE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style-name="ce20"/>
          <table:table-cell table:number-columns-repeated="16376"/>
        </table:table-row>
        <table:table-row table:style-name="ro4">
          <table:table-cell table:style-name="ce19" table:number-columns-repeated="2"/>
          <table:table-cell table:style-name="ce20" office:value-type="string" calcext:value-type="string">
            <text:p>CE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style-name="ce20"/>
          <table:table-cell>
            <draw:control table:end-cell-address="'S-S Index'.I20" table:end-x="0.3791in" table:end-y="0.0524in" draw:z-index="1" draw:text-style-name="P1" svg:width="0.0469in" svg:height="0.1689in" svg:x="0.3323in" svg:y="-0.1165in" draw:control="control2"/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赤枠内、要入力(↑)</text:p>
          </table:table-cell>
          <table:table-cell/>
          <table:table-cell table:style-name="ce20" office:value-type="string" calcext:value-type="string">
            <text:p>DE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style-name="ce20"/>
          <table:table-cell table:number-columns-repeated="16376"/>
        </table:table-row>
        <table:table-row table:style-name="ro4">
          <table:table-cell table:number-columns-repeated="2"/>
          <table:table-cell table:style-name="ce20" office:value-type="string" calcext:value-type="string">
            <text:p>AF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style-name="ce20"/>
          <table:table-cell table:number-columns-repeated="16376"/>
        </table:table-row>
        <table:table-row table:style-name="ro4">
          <table:table-cell table:number-columns-repeated="2"/>
          <table:table-cell table:style-name="ce20" office:value-type="string" calcext:value-type="string">
            <text:p>BF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style-name="ce20"/>
          <table:table-cell table:number-columns-repeated="16376"/>
        </table:table-row>
        <table:table-row table:style-name="ro4">
          <table:table-cell table:number-columns-repeated="2"/>
          <table:table-cell table:style-name="ce20" office:value-type="string" calcext:value-type="string">
            <text:p>CF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style-name="ce20"/>
          <table:table-cell table:number-columns-repeated="16376"/>
        </table:table-row>
        <table:table-row table:style-name="ro4">
          <table:table-cell table:number-columns-repeated="2"/>
          <table:table-cell table:style-name="ce20" office:value-type="string" calcext:value-type="string">
            <text:p>DF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style-name="ce20"/>
          <table:table-cell table:number-columns-repeated="16376"/>
        </table:table-row>
        <table:table-row table:style-name="ro4">
          <table:table-cell table:number-columns-repeated="2"/>
          <table:table-cell table:style-name="ce20" office:value-type="string" calcext:value-type="string">
            <text:p>EF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G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G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G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G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EG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FG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H</text:p>
          </table:table-cell>
          <table:table-cell table:style-name="ce20" office:value-type="float" office:value="132" calcext:value-type="float">
            <text:p>13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H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H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H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EH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FH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GH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</text:p>
          </table:table-cell>
          <table:table-cell table:style-name="ce20" office:value-type="float" office:value="179" calcext:value-type="float">
            <text:p>17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</text:p>
          </table:table-cell>
          <table:table-cell table:style-name="ce20" office:value-type="float" office:value="166" calcext:value-type="float">
            <text:p>16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E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E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E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E</text:p>
          </table:table-cell>
          <table:table-cell table:style-name="ce20" office:value-type="float" office:value="151" calcext:value-type="float">
            <text:p>15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E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E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F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F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F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F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F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F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EF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EF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EF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EF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G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G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G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G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G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G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EG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EG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EG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EG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FG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FG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FG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FG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EFG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H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H</text:p>
          </table:table-cell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H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H</text:p>
          </table:table-cell>
          <table:table-cell table:style-name="ce20" office:value-type="float" office:value="153" calcext:value-type="float">
            <text:p>15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H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H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EH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EH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EH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EH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FH</text:p>
          </table:table-cell>
          <table:table-cell table:style-name="ce20" office:value-type="float" office:value="143" calcext:value-type="float">
            <text:p>14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FH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FH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FH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EFH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GH</text:p>
          </table:table-cell>
          <table:table-cell table:style-name="ce20" office:value-type="float" office:value="137" calcext:value-type="float">
            <text:p>13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GH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GH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GH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EGH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FGH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E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E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E</text:p>
          </table:table-cell>
          <table:table-cell table:style-name="ce20" office:value-type="float" office:value="178" calcext:value-type="float">
            <text:p>17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E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F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F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F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F</text:p>
          </table:table-cell>
          <table:table-cell table:style-name="ce20" office:value-type="float" office:value="99" calcext:value-type="float">
            <text:p>9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EF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EF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EF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EF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EF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EF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G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G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G</text:p>
          </table:table-cell>
          <table:table-cell table:style-name="ce20" office:value-type="float" office:value="171" calcext:value-type="float">
            <text:p>17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G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EG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EG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EG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EG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EG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EG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FG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FG</text:p>
          </table:table-cell>
          <table:table-cell table:style-name="ce20" office:value-type="float" office:value="161" calcext:value-type="float">
            <text:p>16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FG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FG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FG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FG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EFG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EFG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EFG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EFG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H</text:p>
          </table:table-cell>
          <table:table-cell table:style-name="ce20" office:value-type="float" office:value="199" calcext:value-type="float">
            <text:p>19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H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H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H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EH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EH</text:p>
          </table:table-cell>
          <table:table-cell table:style-name="ce20" office:value-type="float" office:value="171" calcext:value-type="float">
            <text:p>17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EH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EH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EH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EH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FH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FH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FH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FH</text:p>
          </table:table-cell>
          <table:table-cell table:style-name="ce20" office:value-type="float" office:value="164" calcext:value-type="float">
            <text:p>16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FH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FH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EFH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EFH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EFH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EFH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GH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GH</text:p>
          </table:table-cell>
          <table:table-cell table:style-name="ce20" office:value-type="float" office:value="164" calcext:value-type="float">
            <text:p>16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GH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GH</text:p>
          </table:table-cell>
          <table:table-cell table:style-name="ce20" office:value-type="float" office:value="158" calcext:value-type="float">
            <text:p>15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GH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GH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EGH</text:p>
          </table:table-cell>
          <table:table-cell table:style-name="ce20" office:value-type="float" office:value="149" calcext:value-type="float">
            <text:p>14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EGH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EGH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EGH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FGH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FGH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FGH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FGH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EFGH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E</text:p>
          </table:table-cell>
          <table:table-cell table:style-name="ce20" office:value-type="float" office:value="218" calcext:value-type="float">
            <text:p>21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F</text:p>
          </table:table-cell>
          <table:table-cell table:style-name="ce20" office:value-type="float" office:value="217" calcext:value-type="float">
            <text:p>21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EF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EF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EF</text:p>
          </table:table-cell>
          <table:table-cell table:style-name="ce20" office:value-type="float" office:value="189" calcext:value-type="float">
            <text:p>18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EF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G</text:p>
          </table:table-cell>
          <table:table-cell table:style-name="ce20" office:value-type="float" office:value="211" calcext:value-type="float">
            <text:p>21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EG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EG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EG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EG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FG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FG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FG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FG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EFG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EFG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EFG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EFG</text:p>
          </table:table-cell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EFG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EFG</text:p>
          </table:table-cell>
          <table:table-cell table:style-name="ce20" office:value-type="float" office:value="76" calcext:value-type="float">
            <text:p>7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H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EH</text:p>
          </table:table-cell>
          <table:table-cell table:style-name="ce20" office:value-type="float" office:value="211" calcext:value-type="float">
            <text:p>21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EH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EH</text:p>
          </table:table-cell>
          <table:table-cell table:style-name="ce20" office:value-type="float" office:value="192" calcext:value-type="float">
            <text:p>19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EH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FH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FH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FH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FH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EFH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EFH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EFH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EFH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EFH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EFH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GH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GH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GH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GH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EGH</text:p>
          </table:table-cell>
          <table:table-cell table:style-name="ce20" office:value-type="float" office:value="189" calcext:value-type="float">
            <text:p>18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EGH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EGH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EGH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EGH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EGH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FGH</text:p>
          </table:table-cell>
          <table:table-cell table:style-name="ce20" office:value-type="float" office:value="188" calcext:value-type="float">
            <text:p>18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FGH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FGH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FGH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FGH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FGH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EFGH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EFGH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EFGH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DEFGH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EF</text:p>
          </table:table-cell>
          <table:table-cell table:style-name="ce20" office:value-type="float" office:value="229" calcext:value-type="float">
            <text:p>22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EG</text:p>
          </table:table-cell>
          <table:table-cell table:style-name="ce20" office:value-type="float" office:value="223" calcext:value-type="float">
            <text:p>22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FG</text:p>
          </table:table-cell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EFG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EFG</text:p>
          </table:table-cell>
          <table:table-cell table:style-name="ce20" office:value-type="float" office:value="207" calcext:value-type="float">
            <text:p>20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EFG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EFG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EH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FH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EFH</text:p>
          </table:table-cell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EFH</text:p>
          </table:table-cell>
          <table:table-cell table:style-name="ce20" office:value-type="float" office:value="216" calcext:value-type="float">
            <text:p>21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EFH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EFH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GH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EGH</text:p>
          </table:table-cell>
          <table:table-cell table:style-name="ce20" office:value-type="float" office:value="216" calcext:value-type="float">
            <text:p>21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EGH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EGH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EGH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FGH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FGH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FGH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FGH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EFGH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EFGH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EFGH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DEFGH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DEFGH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CDEFGH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EFG</text:p>
          </table:table-cell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EFH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EGH</text:p>
          </table:table-cell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FGH</text:p>
          </table:table-cell>
          <table:table-cell table:style-name="ce20" office:value-type="float" office:value="236" calcext:value-type="float">
            <text:p>236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EFGH</text:p>
          </table:table-cell>
          <table:table-cell table:style-name="ce20" office:value-type="float" office:value="227" calcext:value-type="float">
            <text:p>227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DEFGH</text:p>
          </table:table-cell>
          <table:table-cell table:style-name="ce20" office:value-type="float" office:value="221" calcext:value-type="float">
            <text:p>221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CDEFGH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BCDEFGH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>
          <table:table-cell table:number-columns-repeated="2"/>
          <table:table-cell table:style-name="ce20" office:value-type="string" calcext:value-type="string">
            <text:p>ABCDEFGH</text:p>
          </table:table-cell>
          <table:table-cell table:style-name="ce20" office:value-type="float" office:value="248" calcext:value-type="float">
            <text:p>248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number-columns-repeated="16377"/>
        </table:table-row>
        <table:table-row table:style-name="ro4" table:number-rows-repeated="65278">
          <table:table-cell table:number-columns-repeated="2"/>
          <table:table-cell table:style-name="ce20" table:number-columns-repeated="3"/>
          <table:table-cell table:style-name="ce21"/>
          <table:table-cell table:style-name="ce22"/>
          <table:table-cell table:number-columns-repeated="16377"/>
        </table:table-row>
        <table:table-row table:style-name="ro4" table:number-rows-repeated="98303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hapley Val.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3" form:id="control3" form:label="(1) Gen Subsets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  <form:button form:name="Push Button 2" form:control-implementation="ooo:com.sun.star.form.component.CommandButton" xml:id="control4" form:id="control4" form:label="(2) Shapley Val.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NextProcess?language=Basic&amp;location=document" xlink:type="simple"/>
              </office:event-listeners>
            </form:button>
          </form:form>
        </office:forms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3" table:default-cell-style-name="ce9"/>
        <table:table-column table:style-name="co3" table:number-columns-repeated="5" table:default-cell-style-name="Default"/>
        <table:table-row table:style-name="ro2">
          <table:table-cell table:number-columns-repeated="2"/>
          <table:table-cell office:value-type="string" calcext:value-type="string">
            <text:p>ABCDE</text:p>
          </table:table-cell>
          <table:table-cell table:style-name="Default"/>
          <table:table-cell table:number-columns-repeated="2"/>
          <table:table-cell table:style-name="ce10"/>
          <table:table-cell/>
          <table:table-cell table:style-name="ce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10"/>
          <table:table-cell table:number-columns-repeated="2"/>
        </table:table-row>
        <table:table-row table:style-name="ro5">
          <table:table-cell office:value-type="string" calcext:value-type="string">
            <text:p>Players</text:p>
          </table:table-cell>
          <table:table-cell office:value-type="string" calcext:value-type="string">
            <text:p>Parameters</text:p>
            <text:p>(if necessary)</text:p>
          </table:table-cell>
          <table:table-cell office:value-type="string" calcext:value-type="string">
            <text:p>Coalition</text:p>
          </table:table-cell>
          <table:table-cell table:style-name="Default" office:value-type="string" calcext:value-type="string">
            <text:p>v(_)</text:p>
          </table:table-cell>
          <table:table-cell/>
          <table:table-cell office:value-type="string" calcext:value-type="string">
            <text:p>(result)</text:p>
          </table:table-cell>
          <table:table-cell table:style-name="ce10" office:value-type="string" calcext:value-type="string">
            <text:p>Φ(i)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Φ(A) = </text:p>
          </table:table-cell>
          <table:table-cell table:style-name="ce10" office:value-type="float" office:value="0.316666666666667" calcext:value-type="float">
            <text:p>0.316667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Φ(B) = </text:p>
          </table:table-cell>
          <table:table-cell table:style-name="ce10" office:value-type="float" office:value="0.316666666666667" calcext:value-type="float">
            <text:p>0.316667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Φ(C) = </text:p>
          </table:table-cell>
          <table:table-cell table:style-name="ce10" office:value-type="float" office:value="0.233333333333333" calcext:value-type="float">
            <text:p>0.233333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Φ(D) = </text:p>
          </table:table-cell>
          <table:table-cell table:style-name="ce10" office:value-type="float" office:value="0.0666666666666667" calcext:value-type="float">
            <text:p>0.066667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Φ(E) = </text:p>
          </table:table-cell>
          <table:table-cell table:style-name="ce10" office:value-type="float" office:value="0.0666666666666667" calcext:value-type="float">
            <text:p>0.066667</text:p>
          </table:table-cell>
          <table:table-cell table:number-columns-repeated="2"/>
        </table:table-row>
        <table:table-row table:style-name="ro2">
          <table:table-cell table:style-name="ce7"/>
          <table:table-cell/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style-name="ce7"/>
          <table:table-cell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style-name="ce7"/>
          <table:table-cell/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style-name="ce7"/>
          <table:table-cell/>
          <table:table-cell office:value-type="string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style-name="ce7"/>
          <table:table-cell/>
          <table:table-cell office:value-type="string" calcext:value-type="string">
            <text:p>B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style-name="ce7"/>
          <table:table-cell/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style-name="ce8"/>
          <table:table-cell/>
          <table:table-cell office:value-type="string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style-name="ce8"/>
          <table:table-cell/>
          <table:table-cell office:value-type="string" calcext:value-type="string">
            <text:p>B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style-name="ce8"/>
          <table:table-cell/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style-name="ce8"/>
          <table:table-cell/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>
            <draw:control table:end-cell-address="'Shapley Val.'.I19" table:end-x="0.6441in" table:end-y="0.1055in" draw:z-index="0" draw:text-style-name="P1" svg:width="1.2437in" svg:height="0.3311in" svg:x="0.2929in" svg:y="-0.0472in" draw:control="control3"/>
          </table:table-cell>
          <table:table-cell/>
        </table:table-row>
        <table:table-row table:style-name="ro2">
          <table:table-cell table:style-name="ce8"/>
          <table:table-cell/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style-name="ce8"/>
          <table:table-cell/>
          <table:table-cell office:value-type="string" calcext:value-type="string">
            <text:p>AB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>
            <draw:control table:end-cell-address="'Shapley Val.'.I21" table:end-x="0.6909in" table:end-y="0.1358in" draw:z-index="1" draw:text-style-name="P1" svg:width="1.2669in" svg:height="0.2953in" svg:x="0.3165in" svg:y="0.0189in" draw:control="control4"/>
          </table:table-cell>
          <table:table-cell/>
        </table:table-row>
        <table:table-row table:style-name="ro2">
          <table:table-cell office:value-type="string" calcext:value-type="string">
            <text:p>(入力)↑</text:p>
          </table:table-cell>
          <table:table-cell/>
          <table:table-cell office:value-type="string" calcext:value-type="string">
            <text:p>AC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C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C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C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C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C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 table:number-rows-repeated="65502">
          <table:table-cell table:number-columns-repeated="6"/>
          <table:table-cell table:style-name="ce10"/>
          <table:table-cell table:number-columns-repeated="2"/>
        </table:table-row>
        <table:table-row table:style-name="ro2" table:number-rows-repeated="98303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rrected S.V.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5" form:id="control5" form:label="Phase_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  <form:button form:name="Push Button 2" form:control-implementation="ooo:com.sun.star.form.component.CommandButton" xml:id="control6" form:id="control6" form:label="Phase_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NextProcess?language=Basic&amp;location=document" xlink:type="simple"/>
              </office:event-listeners>
            </form:button>
          </form:form>
        </office:forms>
        <table:shapes>
          <draw:control draw:z-index="0" draw:text-style-name="P1" svg:width="0.9in" svg:height="0.3244in" svg:x="11.6035in" svg:y="4.2772in" draw:control="control5"/>
          <draw:control draw:z-index="1" draw:text-style-name="P1" svg:width="0.8669in" svg:height="0.3661in" svg:x="11.6035in" svg:y="4.9461in" draw:control="control6"/>
        </table:shapes>
        <table:table-column table:style-name="co11" table:default-cell-style-name="Default"/>
        <table:table-column table:style-name="co12" table:default-cell-style-name="Default"/>
        <table:table-column table:style-name="co9" table:default-cell-style-name="ce33"/>
        <table:table-column table:style-name="co13" table:default-cell-style-name="Default"/>
        <table:table-column table:style-name="co5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2">
          <table:table-cell table:number-columns-repeated="2"/>
          <table:table-cell office:value-type="string" calcext:value-type="string">
            <text:p>1234</text:p>
          </table:table-cell>
          <table:table-cell/>
          <table:table-cell office:value-type="string" calcext:value-type="string">
            <text:p>fairvalues(input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hreshol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 time: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table:number-columns-repeated="2"/>
          <table:table-cell table:style-name="Default" office:value-type="float" office:value="24" calcext:value-type="float">
            <text:p>24</text:p>
          </table:table-cell>
          <table:table-cell/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ers</text:p>
          </table:table-cell>
          <table:table-cell/>
          <table:table-cell table:style-name="Default" office:value-type="string" calcext:value-type="string">
            <text:p>Coalition Sequence</text:p>
          </table:table-cell>
          <table:table-cell office:value-type="string" calcext:value-type="string">
            <text:p>Probability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/>
          <table:table-cell office:value-type="string" calcext:value-type="string">
            <text:p>1234</text:p>
          </table:table-cell>
          <table:table-cell office:value-type="float" office:value="0.00483463878225744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/>
          <table:table-cell office:value-type="string" calcext:value-type="string">
            <text:p>2134</text:p>
          </table:table-cell>
          <table:table-cell office:value-type="float" office:value="0.0073535601954806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/>
          <table:table-cell office:value-type="string" calcext:value-type="string">
            <text:p>2314</text:p>
          </table:table-cell>
          <table:table-cell office:value-type="float" office:value="0.0963779571398806" calcext:value-type="float">
            <text:p>0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2341</text:p>
          </table:table-cell>
          <table:table-cell office:value-type="float" office:value="0.0588984747219332" calcext:value-type="float">
            <text:p>0.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11"/>
          <table:table-cell/>
          <table:table-cell office:value-type="string" calcext:value-type="string">
            <text:p>1324</text:p>
          </table:table-cell>
          <table:table-cell office:value-type="float" office:value="0.00167226532843223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11"/>
          <table:table-cell/>
          <table:table-cell office:value-type="string" calcext:value-type="string">
            <text:p>3124</text:p>
          </table:table-cell>
          <table:table-cell office:value-type="float" office:value="0.0733520334494297" calcext:value-type="float">
            <text:p>0.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11"/>
          <table:table-cell/>
          <table:table-cell office:value-type="string" calcext:value-type="string">
            <text:p>3214</text:p>
          </table:table-cell>
          <table:table-cell office:value-type="float" office:value="0.226386847346525" calcext:value-type="float">
            <text:p>0.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11"/>
          <table:table-cell/>
          <table:table-cell office:value-type="string" calcext:value-type="string">
            <text:p>3241</text:p>
          </table:table-cell>
          <table:table-cell office:value-type="float" office:value="0.0212184822936144" calcext:value-type="float">
            <text:p>0.0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11"/>
          <table:table-cell/>
          <table:table-cell office:value-type="string" calcext:value-type="string">
            <text:p>1342</text:p>
          </table:table-cell>
          <table:table-cell office:value-type="float" office:value="0.0522912492304768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style-name="ce11"/>
          <table:table-cell/>
          <table:table-cell office:value-type="string" calcext:value-type="string">
            <text:p>3142</text:p>
          </table:table-cell>
          <table:table-cell office:value-type="float" office:value="0.000012592268507694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style-name="ce11"/>
          <table:table-cell/>
          <table:table-cell office:value-type="string" calcext:value-type="string">
            <text:p>3412</text:p>
          </table:table-cell>
          <table:table-cell office:value-type="float" office:value="0.0312169117137858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style-name="ce12"/>
          <table:table-cell/>
          <table:table-cell office:value-type="string" calcext:value-type="string">
            <text:p>3421</text:p>
          </table:table-cell>
          <table:table-cell office:value-type="float" office:value="0.0913931251997943" calcext:value-type="float">
            <text:p>0.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style-name="ce12"/>
          <table:table-cell/>
          <table:table-cell office:value-type="string" calcext:value-type="string">
            <text:p>1243</text:p>
          </table:table-cell>
          <table:table-cell office:value-type="float" office:value="0.0192321121810127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2"/>
          <table:table-cell/>
          <table:table-cell office:value-type="string" calcext:value-type="string">
            <text:p>2143</text:p>
          </table:table-cell>
          <table:table-cell office:value-type="float" office:value="0.052933528649184" calcext:value-type="float">
            <text:p>0.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2"/>
          <table:table-cell/>
          <table:table-cell office:value-type="string" calcext:value-type="string">
            <text:p>2413</text:p>
          </table:table-cell>
          <table:table-cell office:value-type="float" office:value="0.0176849658373142" calcext:value-type="float">
            <text:p>0.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2"/>
          <table:table-cell/>
          <table:table-cell office:value-type="string" calcext:value-type="string">
            <text:p>2431</text:p>
          </table:table-cell>
          <table:table-cell office:value-type="float" office:value="0.0129307924171491" calcext:value-type="float">
            <text:p>0.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2"/>
          <table:table-cell/>
          <table:table-cell office:value-type="string" calcext:value-type="string">
            <text:p>1423</text:p>
          </table:table-cell>
          <table:table-cell office:value-type="float" office:value="0.10106747997969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入力)↑</text:p>
          </table:table-cell>
          <table:table-cell/>
          <table:table-cell office:value-type="string" calcext:value-type="string">
            <text:p>4123</text:p>
          </table:table-cell>
          <table:table-cell office:value-type="float" office:value="0.00628743995605852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213</text:p>
          </table:table-cell>
          <table:table-cell office:value-type="float" office:value="0.0160662686071289" calcext:value-type="float">
            <text:p>0.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231</text:p>
          </table:table-cell>
          <table:table-cell office:value-type="float" office:value="0.0578084680408395" calcext:value-type="float">
            <text:p>0.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1432</text:p>
          </table:table-cell>
          <table:table-cell office:value-type="float" office:value="0.0155754584318313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132</text:p>
          </table:table-cell>
          <table:table-cell office:value-type="float" office:value="0.00258142164193187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312</text:p>
          </table:table-cell>
          <table:table-cell office:value-type="float" office:value="0.00164916690463346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321</text:p>
          </table:table-cell>
          <table:table-cell office:value-type="float" office:value="0.0311747596831081" calcext:value-type="float">
            <text:p>0.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formula="of:=SUM([.D4:.D27])" office:value-type="float" office:value="0.999999999999999" calcext:value-type="float">
            <text:p>1</text:p>
          </table:table-cell>
          <table:table-cell/>
          <table:table-cell office:value-type="float" office:value="51.9036216905833" calcext:value-type="float">
            <text:p>51.9</text:p>
          </table:table-cell>
          <table:table-cell office:value-type="float" office:value="53.0663058526913" calcext:value-type="float">
            <text:p>53.07</text:p>
          </table:table-cell>
          <table:table-cell office:value-type="float" office:value="53.7782343432284" calcext:value-type="float">
            <text:p>53.78</text:p>
          </table:table-cell>
          <table:table-cell office:value-type="float" office:value="51.2518381134971" calcext:value-type="float">
            <text:p>51.25</text:p>
          </table:table-cell>
          <table:table-cell table:number-columns-repeated="4"/>
        </table:table-row>
      </table:table>
      <table:table table:name="Sheet4" table:style-name="ta1">
        <table:table-column table:style-name="co5" table:number-columns-repeated="5" table:default-cell-style-name="Default"/>
        <table:table-column table:style-name="co9" table:default-cell-style-name="ce39"/>
        <table:table-row table:style-name="ro2" table:number-rows-repeated="3">
          <table:table-cell table:number-columns-repeated="6"/>
        </table:table-row>
        <table:table-row table:style-name="ro2">
          <table:table-cell table:style-name="ce33" office:value-type="string" calcext:value-type="string">
            <text:p>4312</text:p>
          </table:table-cell>
          <table:table-cell table:style-name="ce38" office:value-type="float" office:value="0.0160135697090102" calcext:value-type="float">
            <text:p>0.02</text:p>
          </table:table-cell>
          <table:table-cell table:style-name="ce38" office:value-type="float" office:value="0.0293264058215027" calcext:value-type="float">
            <text:p>0.03</text:p>
          </table:table-cell>
          <table:table-cell table:style-name="ce38" office:value-type="float" office:value="0.000582138870993787" calcext:value-type="float">
            <text:p>0</text:p>
          </table:table-cell>
          <table:table-cell table:style-name="ce38" office:value-type="float" office:value="0.00164916690463346" calcext:value-type="float">
            <text:p>0</text:p>
          </table:table-cell>
          <table:table-cell office:value-type="float" office:value="0.011892820326535" calcext:value-type="float">
            <text:p>0.0118928</text:p>
          </table:table-cell>
        </table:table-row>
        <table:table-row table:style-name="ro2">
          <table:table-cell table:style-name="ce33" office:value-type="string" calcext:value-type="string">
            <text:p>4132</text:p>
          </table:table-cell>
          <table:table-cell table:style-name="ce38" office:value-type="float" office:value="0.00580087371814841" calcext:value-type="float">
            <text:p>0.01</text:p>
          </table:table-cell>
          <table:table-cell table:style-name="ce38" office:value-type="float" office:value="0.0323478909173103" calcext:value-type="float">
            <text:p>0.03</text:p>
          </table:table-cell>
          <table:table-cell table:style-name="ce38" office:value-type="float" office:value="0.00690852947943899" calcext:value-type="float">
            <text:p>0.01</text:p>
          </table:table-cell>
          <table:table-cell table:style-name="ce38" office:value-type="float" office:value="0.00258142164193187" calcext:value-type="float">
            <text:p>0</text:p>
          </table:table-cell>
          <table:table-cell office:value-type="float" office:value="0.0119096789392074" calcext:value-type="float">
            <text:p>0.0119097</text:p>
          </table:table-cell>
        </table:table-row>
        <table:table-row table:style-name="ro2">
          <table:table-cell table:style-name="ce33" office:value-type="string" calcext:value-type="string">
            <text:p>2413</text:p>
          </table:table-cell>
          <table:table-cell table:style-name="ce38" office:value-type="float" office:value="0.0103929277588551" calcext:value-type="float">
            <text:p>0.01</text:p>
          </table:table-cell>
          <table:table-cell table:style-name="ce38" office:value-type="float" office:value="0.010035044987018" calcext:value-type="float">
            <text:p>0.01</text:p>
          </table:table-cell>
          <table:table-cell table:style-name="ce38" office:value-type="float" office:value="0.0156578473328303" calcext:value-type="float">
            <text:p>0.02</text:p>
          </table:table-cell>
          <table:table-cell table:style-name="ce38" office:value-type="float" office:value="0.0176849658373142" calcext:value-type="float">
            <text:p>0.02</text:p>
          </table:table-cell>
          <table:table-cell office:value-type="float" office:value="0.0134426964790044" calcext:value-type="float">
            <text:p>0.0134427</text:p>
          </table:table-cell>
        </table:table-row>
        <table:table-row table:style-name="ro2">
          <table:table-cell table:style-name="ce33" office:value-type="string" calcext:value-type="string">
            <text:p>1432</text:p>
          </table:table-cell>
          <table:table-cell table:style-name="ce38" office:value-type="float" office:value="0.0046644473628018" calcext:value-type="float">
            <text:p>0</text:p>
          </table:table-cell>
          <table:table-cell table:style-name="ce38" office:value-type="float" office:value="0.0110211941656012" calcext:value-type="float">
            <text:p>0.01</text:p>
          </table:table-cell>
          <table:table-cell table:style-name="ce38" office:value-type="float" office:value="0.0435133956918655" calcext:value-type="float">
            <text:p>0.04</text:p>
          </table:table-cell>
          <table:table-cell table:style-name="ce38" office:value-type="float" office:value="0.0155754584318313" calcext:value-type="float">
            <text:p>0.02</text:p>
          </table:table-cell>
          <table:table-cell office:value-type="float" office:value="0.018693623913025" calcext:value-type="float">
            <text:p>0.0186936</text:p>
          </table:table-cell>
        </table:table-row>
        <table:table-row table:style-name="ro2">
          <table:table-cell table:style-name="ce33" office:value-type="string" calcext:value-type="string">
            <text:p>3412</text:p>
          </table:table-cell>
          <table:table-cell table:style-name="ce38" office:value-type="float" office:value="0.00707738253004242" calcext:value-type="float">
            <text:p>0.01</text:p>
          </table:table-cell>
          <table:table-cell table:style-name="ce38" office:value-type="float" office:value="0.00347782341140745" calcext:value-type="float">
            <text:p>0</text:p>
          </table:table-cell>
          <table:table-cell table:style-name="ce38" office:value-type="float" office:value="0.0395398723572551" calcext:value-type="float">
            <text:p>0.04</text:p>
          </table:table-cell>
          <table:table-cell table:style-name="ce38" office:value-type="float" office:value="0.0312169117137858" calcext:value-type="float">
            <text:p>0.03</text:p>
          </table:table-cell>
          <table:table-cell office:value-type="float" office:value="0.0203279975031227" calcext:value-type="float">
            <text:p>0.0203280</text:p>
          </table:table-cell>
        </table:table-row>
        <table:table-row table:style-name="ro2">
          <table:table-cell table:style-name="ce33" office:value-type="string" calcext:value-type="string">
            <text:p>4231</text:p>
          </table:table-cell>
          <table:table-cell table:style-name="ce38" office:value-type="float" office:value="0.00114043851049661" calcext:value-type="float">
            <text:p>0</text:p>
          </table:table-cell>
          <table:table-cell table:style-name="ce38" office:value-type="float" office:value="0.0199766716743083" calcext:value-type="float">
            <text:p>0.02</text:p>
          </table:table-cell>
          <table:table-cell table:style-name="ce38" office:value-type="float" office:value="0.00545594613243083" calcext:value-type="float">
            <text:p>0.01</text:p>
          </table:table-cell>
          <table:table-cell table:style-name="ce38" office:value-type="float" office:value="0.0578084680408395" calcext:value-type="float">
            <text:p>0.06</text:p>
          </table:table-cell>
          <table:table-cell office:value-type="float" office:value="0.0210953810895188" calcext:value-type="float">
            <text:p>0.0210954</text:p>
          </table:table-cell>
        </table:table-row>
        <table:table-row table:style-name="ro2">
          <table:table-cell table:style-name="ce33" office:value-type="string" calcext:value-type="string">
            <text:p>1243</text:p>
          </table:table-cell>
          <table:table-cell table:style-name="ce38" office:value-type="float" office:value="0.0450145328201889" calcext:value-type="float">
            <text:p>0.05</text:p>
          </table:table-cell>
          <table:table-cell table:style-name="ce38" office:value-type="float" office:value="0.0215665591539453" calcext:value-type="float">
            <text:p>0.02</text:p>
          </table:table-cell>
          <table:table-cell table:style-name="ce38" office:value-type="float" office:value="0.00390873221157695" calcext:value-type="float">
            <text:p>0</text:p>
          </table:table-cell>
          <table:table-cell table:style-name="ce38" office:value-type="float" office:value="0.0192321121810127" calcext:value-type="float">
            <text:p>0.02</text:p>
          </table:table-cell>
          <table:table-cell office:value-type="float" office:value="0.022430484091681" calcext:value-type="float">
            <text:p>0.0224305</text:p>
          </table:table-cell>
        </table:table-row>
        <table:table-row table:style-name="ro2">
          <table:table-cell table:style-name="ce33" office:value-type="string" calcext:value-type="string">
            <text:p>4123</text:p>
          </table:table-cell>
          <table:table-cell table:style-name="ce38" office:value-type="float" office:value="0.00358570738924691" calcext:value-type="float">
            <text:p>0</text:p>
          </table:table-cell>
          <table:table-cell table:style-name="ce38" office:value-type="float" office:value="0.089218636616069" calcext:value-type="float">
            <text:p>0.09</text:p>
          </table:table-cell>
          <table:table-cell table:style-name="ce38" office:value-type="float" office:value="0.00179094623341569" calcext:value-type="float">
            <text:p>0</text:p>
          </table:table-cell>
          <table:table-cell table:style-name="ce38" office:value-type="float" office:value="0.00628743995605852" calcext:value-type="float">
            <text:p>0.01</text:p>
          </table:table-cell>
          <table:table-cell office:value-type="float" office:value="0.0252206825486975" calcext:value-type="float">
            <text:p>0.0252207</text:p>
          </table:table-cell>
        </table:table-row>
        <table:table-row table:style-name="ro2">
          <table:table-cell table:style-name="ce33" office:value-type="string" calcext:value-type="string">
            <text:p>2431</text:p>
          </table:table-cell>
          <table:table-cell table:style-name="ce38" office:value-type="float" office:value="0.0246317162343876" calcext:value-type="float">
            <text:p>0.02</text:p>
          </table:table-cell>
          <table:table-cell table:style-name="ce38" office:value-type="float" office:value="0.0237500788027665" calcext:value-type="float">
            <text:p>0.02</text:p>
          </table:table-cell>
          <table:table-cell table:style-name="ce38" office:value-type="float" office:value="0.0434252532500814" calcext:value-type="float">
            <text:p>0.04</text:p>
          </table:table-cell>
          <table:table-cell table:style-name="ce38" office:value-type="float" office:value="0.0129307924171491" calcext:value-type="float">
            <text:p>0.01</text:p>
          </table:table-cell>
          <table:table-cell office:value-type="float" office:value="0.0261844601760962" calcext:value-type="float">
            <text:p>0.0261845</text:p>
          </table:table-cell>
        </table:table-row>
        <table:table-row table:style-name="ro2">
          <table:table-cell table:style-name="ce33" office:value-type="string" calcext:value-type="string">
            <text:p>4213</text:p>
          </table:table-cell>
          <table:table-cell table:style-name="ce38" office:value-type="float" office:value="0.0823001878175209" calcext:value-type="float">
            <text:p>0.08</text:p>
          </table:table-cell>
          <table:table-cell table:style-name="ce38" office:value-type="float" office:value="0.00250663608480195" calcext:value-type="float">
            <text:p>0</text:p>
          </table:table-cell>
          <table:table-cell table:style-name="ce38" office:value-type="float" office:value="0.0211896306279186" calcext:value-type="float">
            <text:p>0.02</text:p>
          </table:table-cell>
          <table:table-cell table:style-name="ce38" office:value-type="float" office:value="0.0160662686071289" calcext:value-type="float">
            <text:p>0.02</text:p>
          </table:table-cell>
          <table:table-cell office:value-type="float" office:value="0.0305156807843426" calcext:value-type="float">
            <text:p>0.0305157</text:p>
          </table:table-cell>
        </table:table-row>
        <table:table-row table:style-name="ro2">
          <table:table-cell table:style-name="ce33" office:value-type="string" calcext:value-type="string">
            <text:p>1324</text:p>
          </table:table-cell>
          <table:table-cell table:style-name="ce38" office:value-type="float" office:value="0.0652856233856163" calcext:value-type="float">
            <text:p>0.07</text:p>
          </table:table-cell>
          <table:table-cell table:style-name="ce38" office:value-type="float" office:value="0.0398957298753189" calcext:value-type="float">
            <text:p>0.04</text:p>
          </table:table-cell>
          <table:table-cell table:style-name="ce38" office:value-type="float" office:value="0.0181291201120808" calcext:value-type="float">
            <text:p>0.02</text:p>
          </table:table-cell>
          <table:table-cell table:style-name="ce38" office:value-type="float" office:value="0.00167226532843223" calcext:value-type="float">
            <text:p>0</text:p>
          </table:table-cell>
          <table:table-cell office:value-type="float" office:value="0.0312456846753621" calcext:value-type="float">
            <text:p>0.0312457</text:p>
          </table:table-cell>
        </table:table-row>
        <table:table-row table:style-name="ro2">
          <table:table-cell table:style-name="ce33" office:value-type="string" calcext:value-type="string">
            <text:p>1342</text:p>
          </table:table-cell>
          <table:table-cell table:style-name="ce38" office:value-type="float" office:value="0.0375396174798168" calcext:value-type="float">
            <text:p>0.04</text:p>
          </table:table-cell>
          <table:table-cell table:style-name="ce38" office:value-type="float" office:value="0.0205111334362831" calcext:value-type="float">
            <text:p>0.02</text:p>
          </table:table-cell>
          <table:table-cell table:style-name="ce38" office:value-type="float" office:value="0.0229257274332902" calcext:value-type="float">
            <text:p>0.02</text:p>
          </table:table-cell>
          <table:table-cell table:style-name="ce38" office:value-type="float" office:value="0.0522912492304768" calcext:value-type="float">
            <text:p>0.05</text:p>
          </table:table-cell>
          <table:table-cell office:value-type="float" office:value="0.0333169318949667" calcext:value-type="float">
            <text:p>0.0333169</text:p>
          </table:table-cell>
        </table:table-row>
        <table:table-row table:style-name="ro2">
          <table:table-cell table:style-name="ce33" office:value-type="string" calcext:value-type="string">
            <text:p>3142</text:p>
          </table:table-cell>
          <table:table-cell table:style-name="ce38" office:value-type="float" office:value="0.0462530425077257" calcext:value-type="float">
            <text:p>0.05</text:p>
          </table:table-cell>
          <table:table-cell table:style-name="ce38" office:value-type="float" office:value="0.0281848678791699" calcext:value-type="float">
            <text:p>0.03</text:p>
          </table:table-cell>
          <table:table-cell table:style-name="ce38" office:value-type="float" office:value="0.065198046183272" calcext:value-type="float">
            <text:p>0.07</text:p>
          </table:table-cell>
          <table:table-cell table:style-name="ce38" office:value-type="float" office:value="0.000012592268507694" calcext:value-type="float">
            <text:p>0</text:p>
          </table:table-cell>
          <table:table-cell office:value-type="float" office:value="0.0349121372096688" calcext:value-type="float">
            <text:p>0.0349121</text:p>
          </table:table-cell>
        </table:table-row>
        <table:table-row table:style-name="ro2">
          <table:table-cell table:style-name="ce33" office:value-type="string" calcext:value-type="string">
            <text:p>2143</text:p>
          </table:table-cell>
          <table:table-cell table:style-name="ce38" office:value-type="float" office:value="0.02388834974354" calcext:value-type="float">
            <text:p>0.02</text:p>
          </table:table-cell>
          <table:table-cell table:style-name="ce38" office:value-type="float" office:value="0.0256838420656286" calcext:value-type="float">
            <text:p>0.03</text:p>
          </table:table-cell>
          <table:table-cell table:style-name="ce38" office:value-type="float" office:value="0.0403706260257329" calcext:value-type="float">
            <text:p>0.04</text:p>
          </table:table-cell>
          <table:table-cell table:style-name="ce38" office:value-type="float" office:value="0.052933528649184" calcext:value-type="float">
            <text:p>0.05</text:p>
          </table:table-cell>
          <table:table-cell office:value-type="float" office:value="0.0357190866210214" calcext:value-type="float">
            <text:p>0.0357191</text:p>
          </table:table-cell>
        </table:table-row>
        <table:table-row table:style-name="ro2">
          <table:table-cell table:style-name="ce33" office:value-type="string" calcext:value-type="string">
            <text:p>1234</text:p>
          </table:table-cell>
          <table:table-cell table:style-name="ce38" office:value-type="float" office:value="0.0184668562322492" calcext:value-type="float">
            <text:p>0.02</text:p>
          </table:table-cell>
          <table:table-cell table:style-name="ce38" office:value-type="float" office:value="0.0457413253939464" calcext:value-type="float">
            <text:p>0.05</text:p>
          </table:table-cell>
          <table:table-cell table:style-name="ce38" office:value-type="float" office:value="0.0871172408140004" calcext:value-type="float">
            <text:p>0.09</text:p>
          </table:table-cell>
          <table:table-cell table:style-name="ce38" office:value-type="float" office:value="0.00483463878225744" calcext:value-type="float">
            <text:p>0</text:p>
          </table:table-cell>
          <table:table-cell office:value-type="float" office:value="0.0390400153056133" calcext:value-type="float">
            <text:p>0.0390400</text:p>
          </table:table-cell>
        </table:table-row>
        <table:table-row table:style-name="ro2">
          <table:table-cell table:style-name="ce33" office:value-type="string" calcext:value-type="string">
            <text:p>3124</text:p>
          </table:table-cell>
          <table:table-cell table:style-name="ce38" office:value-type="float" office:value="0.0338152467688345" calcext:value-type="float">
            <text:p>0.03</text:p>
          </table:table-cell>
          <table:table-cell table:style-name="ce38" office:value-type="float" office:value="0.0144127738409832" calcext:value-type="float">
            <text:p>0.01</text:p>
          </table:table-cell>
          <table:table-cell table:style-name="ce38" office:value-type="float" office:value="0.037376523524499" calcext:value-type="float">
            <text:p>0.04</text:p>
          </table:table-cell>
          <table:table-cell table:style-name="ce38" office:value-type="float" office:value="0.0733520334494297" calcext:value-type="float">
            <text:p>0.07</text:p>
          </table:table-cell>
          <table:table-cell office:value-type="float" office:value="0.0397391443959366" calcext:value-type="float">
            <text:p>0.0397391</text:p>
          </table:table-cell>
        </table:table-row>
        <table:table-row table:style-name="ro2">
          <table:table-cell table:style-name="ce33" office:value-type="string" calcext:value-type="string">
            <text:p>1423</text:p>
          </table:table-cell>
          <table:table-cell table:style-name="ce38" office:value-type="float" office:value="0.0527461779579466" calcext:value-type="float">
            <text:p>0.05</text:p>
          </table:table-cell>
          <table:table-cell table:style-name="ce38" office:value-type="float" office:value="0.00866551028025764" calcext:value-type="float">
            <text:p>0.01</text:p>
          </table:table-cell>
          <table:table-cell table:style-name="ce38" office:value-type="float" office:value="0.0109586764345559" calcext:value-type="float">
            <text:p>0.01</text:p>
          </table:table-cell>
          <table:table-cell table:style-name="ce38" office:value-type="float" office:value="0.10106747997969" calcext:value-type="float">
            <text:p>0.1</text:p>
          </table:table-cell>
          <table:table-cell office:value-type="float" office:value="0.0433594611631126" calcext:value-type="float">
            <text:p>0.0433595</text:p>
          </table:table-cell>
        </table:table-row>
        <table:table-row table:style-name="ro2">
          <table:table-cell table:style-name="ce33" office:value-type="string" calcext:value-type="string">
            <text:p>3421</text:p>
          </table:table-cell>
          <table:table-cell table:style-name="ce38" office:value-type="float" office:value="0.0341193350402953" calcext:value-type="float">
            <text:p>0.03</text:p>
          </table:table-cell>
          <table:table-cell table:style-name="ce38" office:value-type="float" office:value="0.0605659270267467" calcext:value-type="float">
            <text:p>0.06</text:p>
          </table:table-cell>
          <table:table-cell table:style-name="ce38" office:value-type="float" office:value="0.00173537826546122" calcext:value-type="float">
            <text:p>0</text:p>
          </table:table-cell>
          <table:table-cell table:style-name="ce38" office:value-type="float" office:value="0.0913931251997943" calcext:value-type="float">
            <text:p>0.09</text:p>
          </table:table-cell>
          <table:table-cell office:value-type="float" office:value="0.0469534413830744" calcext:value-type="float">
            <text:p>0.0469534</text:p>
          </table:table-cell>
        </table:table-row>
        <table:table-row table:style-name="ro2">
          <table:table-cell table:style-name="ce33" office:value-type="string" calcext:value-type="string">
            <text:p>4321</text:p>
          </table:table-cell>
          <table:table-cell table:style-name="ce38" office:value-type="float" office:value="0.0156764839737352" calcext:value-type="float">
            <text:p>0.02</text:p>
          </table:table-cell>
          <table:table-cell table:style-name="ce38" office:value-type="float" office:value="0.0542150768451515" calcext:value-type="float">
            <text:p>0.05</text:p>
          </table:table-cell>
          <table:table-cell table:style-name="ce38" office:value-type="float" office:value="0.0928614896471397" calcext:value-type="float">
            <text:p>0.09</text:p>
          </table:table-cell>
          <table:table-cell table:style-name="ce38" office:value-type="float" office:value="0.0311747596831081" calcext:value-type="float">
            <text:p>0.03</text:p>
          </table:table-cell>
          <table:table-cell office:value-type="float" office:value="0.0484819525372836" calcext:value-type="float">
            <text:p>0.0484820</text:p>
          </table:table-cell>
        </table:table-row>
        <table:table-row table:style-name="ro2">
          <table:table-cell table:style-name="ce33" office:value-type="string" calcext:value-type="string">
            <text:p>2134</text:p>
          </table:table-cell>
          <table:table-cell table:style-name="ce38" office:value-type="float" office:value="0.0750049045285585" calcext:value-type="float">
            <text:p>0.08</text:p>
          </table:table-cell>
          <table:table-cell table:style-name="ce38" office:value-type="float" office:value="0.0786179392422535" calcext:value-type="float">
            <text:p>0.08</text:p>
          </table:table-cell>
          <table:table-cell table:style-name="ce38" office:value-type="float" office:value="0.0635605735801477" calcext:value-type="float">
            <text:p>0.06</text:p>
          </table:table-cell>
          <table:table-cell table:style-name="ce38" office:value-type="float" office:value="0.00735356019548061" calcext:value-type="float">
            <text:p>0.01</text:p>
          </table:table-cell>
          <table:table-cell office:value-type="float" office:value="0.0561342443866101" calcext:value-type="float">
            <text:p>0.0561342</text:p>
          </table:table-cell>
        </table:table-row>
        <table:table-row table:style-name="ro2">
          <table:table-cell table:style-name="ce33" office:value-type="string" calcext:value-type="string">
            <text:p>3214</text:p>
          </table:table-cell>
          <table:table-cell table:style-name="ce38" office:value-type="float" office:value="0.0101093778256552" calcext:value-type="float">
            <text:p>0.01</text:p>
          </table:table-cell>
          <table:table-cell table:style-name="ce38" office:value-type="float" office:value="0.0862835035192153" calcext:value-type="float">
            <text:p>0.09</text:p>
          </table:table-cell>
          <table:table-cell table:style-name="ce38" office:value-type="float" office:value="0.019631333298361" calcext:value-type="float">
            <text:p>0.02</text:p>
          </table:table-cell>
          <table:table-cell table:style-name="ce38" office:value-type="float" office:value="0.226386847346525" calcext:value-type="float">
            <text:p>0.23</text:p>
          </table:table-cell>
          <table:table-cell office:value-type="float" office:value="0.0856027654974392" calcext:value-type="float">
            <text:p>0.0856028</text:p>
          </table:table-cell>
        </table:table-row>
        <table:table-row table:style-name="ro2">
          <table:table-cell table:style-name="ce33" office:value-type="string" calcext:value-type="string">
            <text:p>2314</text:p>
          </table:table-cell>
          <table:table-cell table:style-name="ce38" office:value-type="float" office:value="0.091691979594638" calcext:value-type="float">
            <text:p>0.09</text:p>
          </table:table-cell>
          <table:table-cell table:style-name="ce38" office:value-type="float" office:value="0.0764427244074084" calcext:value-type="float">
            <text:p>0.08</text:p>
          </table:table-cell>
          <table:table-cell table:style-name="ce38" office:value-type="float" office:value="0.103572756602663" calcext:value-type="float">
            <text:p>0.1</text:p>
          </table:table-cell>
          <table:table-cell table:style-name="ce38" office:value-type="float" office:value="0.0963779571398806" calcext:value-type="float">
            <text:p>0.1</text:p>
          </table:table-cell>
          <table:table-cell office:value-type="float" office:value="0.0920213544361474" calcext:value-type="float">
            <text:p>0.0920214</text:p>
          </table:table-cell>
        </table:table-row>
        <table:table-row table:style-name="ro2">
          <table:table-cell table:style-name="ce33" office:value-type="string" calcext:value-type="string">
            <text:p>2341</text:p>
          </table:table-cell>
          <table:table-cell table:style-name="ce38" office:value-type="float" office:value="0.0782496158354523" calcext:value-type="float">
            <text:p>0.08</text:p>
          </table:table-cell>
          <table:table-cell table:style-name="ce38" office:value-type="float" office:value="0.0986241464751361" calcext:value-type="float">
            <text:p>0.1</text:p>
          </table:table-cell>
          <table:table-cell table:style-name="ce38" office:value-type="float" office:value="0.136881739046174" calcext:value-type="float">
            <text:p>0.14</text:p>
          </table:table-cell>
          <table:table-cell table:style-name="ce38" office:value-type="float" office:value="0.0588984747219332" calcext:value-type="float">
            <text:p>0.06</text:p>
          </table:table-cell>
          <table:table-cell office:value-type="float" office:value="0.0931634940196739" calcext:value-type="float">
            <text:p>0.0931635</text:p>
          </table:table-cell>
        </table:table-row>
        <table:table-row table:style-name="ro2">
          <table:table-cell table:style-name="ce33" office:value-type="string" calcext:value-type="string">
            <text:p>3241</text:p>
          </table:table-cell>
          <table:table-cell table:style-name="ce38" office:value-type="float" office:value="0.216531605275238" calcext:value-type="float">
            <text:p>0.22</text:p>
          </table:table-cell>
          <table:table-cell table:style-name="ce38" office:value-type="float" office:value="0.11892855807777" calcext:value-type="float">
            <text:p>0.12</text:p>
          </table:table-cell>
          <table:table-cell table:style-name="ce38" office:value-type="float" office:value="0.117708476844815" calcext:value-type="float">
            <text:p>0.12</text:p>
          </table:table-cell>
          <table:table-cell table:style-name="ce38" office:value-type="float" office:value="0.0212184822936144" calcext:value-type="float">
            <text:p>0.02</text:p>
          </table:table-cell>
          <table:table-cell office:value-type="float" office:value="0.118596780622859" calcext:value-type="float">
            <text:p>0.1185968</text:p>
          </table:table-cell>
        </table:table-row>
        <table:table-row table:style-name="ro2" table:number-rows-repeated="24">
          <table:table-cell table:number-columns-repeated="6"/>
        </table:table-row>
        <table:table-row table:style-name="ro2">
          <table:table-cell table:style-name="ce33" office:value-type="string" calcext:value-type="string">
            <text:p>4251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4253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452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4152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4512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4521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4523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453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4153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4513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4531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4532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235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135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315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351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354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325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125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215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251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254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352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152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512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521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524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354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154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514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541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3542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253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153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513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531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534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523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123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213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231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234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532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132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312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3214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324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534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134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314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341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342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254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154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514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541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2543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524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124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214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241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243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542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142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412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4213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4231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1543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143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413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4312</text:p>
          </table:table-cell>
          <table:table-cell table:number-columns-repeated="5"/>
        </table:table-row>
        <table:table-row table:style-name="ro2">
          <table:table-cell table:style-name="ce33" office:value-type="string" calcext:value-type="string">
            <text:p>54321</text:p>
          </table:table-cell>
          <table:table-cell table:number-columns-repeated="5"/>
        </table:table-row>
        <table:table-row table:style-name="ro2" table:number-rows-repeated="10484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5" table:style-name="ta1">
        <table:table-column table:style-name="co5" table:default-cell-style-name="ce33"/>
        <table:table-column table:style-name="co5" table:visibility="collapse" table:number-columns-repeated="18" table:default-cell-style-name="ce38"/>
        <table:table-column table:style-name="co5" table:number-columns-repeated="5" table:default-cell-style-name="ce38"/>
        <table:table-column table:style-name="co5" table:default-cell-style-name="Default"/>
        <table:table-column table:style-name="co5" table:visibility="collapse" table:number-columns-repeated="47" table:default-cell-style-name="Default"/>
        <table:table-column table:style-name="co5" table:number-columns-repeated="2" table:default-cell-style-name="Default"/>
        <table:table-row table:style-name="ro2" table:number-rows-repeated="2">
          <table:table-cell table:style-name="Default" table:number-columns-repeated="24"/>
          <table:table-cell table:number-columns-repeated="50"/>
        </table:table-row>
        <table:table-row table:style-name="ro2">
          <table:table-cell office:value-type="string" calcext:value-type="string">
            <text:p>123</text:p>
          </table:table-cell>
          <table:table-cell office:value-type="float" office:value="0.0293296488930473" calcext:value-type="float">
            <text:p>0.03</text:p>
          </table:table-cell>
          <table:table-cell office:value-type="float" office:value="0.147200322638739" calcext:value-type="float">
            <text:p>0.15</text:p>
          </table:table-cell>
          <table:table-cell office:value-type="float" office:value="0.101840930660209" calcext:value-type="float">
            <text:p>0.1</text:p>
          </table:table-cell>
          <table:table-cell office:value-type="float" office:value="0.081894046688698" calcext:value-type="float">
            <text:p>0.08</text:p>
          </table:table-cell>
          <table:table-cell office:value-type="float" office:value="0.0655008574465354" calcext:value-type="float">
            <text:p>0.07</text:p>
          </table:table-cell>
          <table:table-cell office:value-type="float" office:value="0.108790154099329" calcext:value-type="float">
            <text:p>0.11</text:p>
          </table:table-cell>
          <table:table-cell office:value-type="float" office:value="0.261601403559314" calcext:value-type="float">
            <text:p>0.26</text:p>
          </table:table-cell>
          <table:table-cell office:value-type="float" office:value="0.0149345038682001" calcext:value-type="float">
            <text:p>0.01</text:p>
          </table:table-cell>
          <table:table-cell office:value-type="float" office:value="0.0979911797827477" calcext:value-type="float">
            <text:p>0.1</text:p>
          </table:table-cell>
          <table:table-cell office:value-type="float" office:value="0.086711640474832" calcext:value-type="float">
            <text:p>0.09</text:p>
          </table:table-cell>
          <table:table-cell office:value-type="float" office:value="0.0237880157053095" calcext:value-type="float">
            <text:p>0.02</text:p>
          </table:table-cell>
          <table:table-cell office:value-type="float" office:value="0.316304767836494" calcext:value-type="float">
            <text:p>0.32</text:p>
          </table:table-cell>
          <table:table-cell office:value-type="float" office:value="0.0532253052327179" calcext:value-type="float">
            <text:p>0.05</text:p>
          </table:table-cell>
          <table:table-cell office:value-type="float" office:value="0.0896522649073162" calcext:value-type="float">
            <text:p>0.09</text:p>
          </table:table-cell>
          <table:table-cell office:value-type="float" office:value="0.114365055279843" calcext:value-type="float">
            <text:p>0.11</text:p>
          </table:table-cell>
          <table:table-cell office:value-type="float" office:value="0.107703060238642" calcext:value-type="float">
            <text:p>0.11</text:p>
          </table:table-cell>
          <table:table-cell office:value-type="float" office:value="0.0962070609725974" calcext:value-type="float">
            <text:p>0.1</text:p>
          </table:table-cell>
          <table:table-cell office:value-type="float" office:value="0.220104745192515" calcext:value-type="float">
            <text:p>0.22</text:p>
          </table:table-cell>
          <table:table-cell office:value-type="float" office:value="0.18122932418489" calcext:value-type="float">
            <text:p>0.18</text:p>
          </table:table-cell>
          <table:table-cell office:value-type="float" office:value="0.0290983498887934" calcext:value-type="float">
            <text:p>0.03</text:p>
          </table:table-cell>
          <table:table-cell office:value-type="float" office:value="0.101759474595094" calcext:value-type="float">
            <text:p>0.1</text:p>
          </table:table-cell>
          <table:table-cell office:value-type="float" office:value="0.0145945946214764" calcext:value-type="float">
            <text:p>0.01</text:p>
          </table:table-cell>
          <table:table-cell office:value-type="float" office:value="0.307590947469211" calcext:value-type="float">
            <text:p>0.31</text:p>
          </table:table-cell>
          <table:table-cell table:style-name="ce38" office:value-type="float" office:value="0.188092154660437" calcext:value-type="float">
            <text:p>0.19</text:p>
          </table:table-cell>
          <table:table-cell table:style-name="ce38" office:value-type="float" office:value="0.0564559099790353" calcext:value-type="float">
            <text:p>0.06</text:p>
          </table:table-cell>
          <table:table-cell table:style-name="ce38" office:value-type="float" office:value="0.122880387574897" calcext:value-type="float">
            <text:p>0.12</text:p>
          </table:table-cell>
          <table:table-cell table:style-name="ce38" office:value-type="float" office:value="0.138180700569858" calcext:value-type="float">
            <text:p>0.14</text:p>
          </table:table-cell>
          <table:table-cell table:style-name="ce38" office:value-type="float" office:value="0.020339646855515" calcext:value-type="float">
            <text:p>0.02</text:p>
          </table:table-cell>
          <table:table-cell table:style-name="ce38" office:value-type="float" office:value="0.027020050881787" calcext:value-type="float">
            <text:p>0.03</text:p>
          </table:table-cell>
          <table:table-cell table:style-name="ce38" office:value-type="float" office:value="0.193098691908592" calcext:value-type="float">
            <text:p>0.19</text:p>
          </table:table-cell>
          <table:table-cell table:style-name="ce38" office:value-type="float" office:value="0.197628061720404" calcext:value-type="float">
            <text:p>0.2</text:p>
          </table:table-cell>
          <table:table-cell table:style-name="ce38" office:value-type="float" office:value="0.0880906122837442" calcext:value-type="float">
            <text:p>0.09</text:p>
          </table:table-cell>
          <table:table-cell table:style-name="ce38" office:value-type="float" office:value="0.0277426941138296" calcext:value-type="float">
            <text:p>0.03</text:p>
          </table:table-cell>
          <table:table-cell table:style-name="ce38" office:value-type="float" office:value="0.184887309513084" calcext:value-type="float">
            <text:p>0.18</text:p>
          </table:table-cell>
          <table:table-cell table:style-name="ce38" office:value-type="float" office:value="0.135413532422003" calcext:value-type="float">
            <text:p>0.14</text:p>
          </table:table-cell>
          <table:table-cell table:style-name="ce38" office:value-type="float" office:value="0.090063126992369" calcext:value-type="float">
            <text:p>0.09</text:p>
          </table:table-cell>
          <table:table-cell table:style-name="ce38" office:value-type="float" office:value="0.132098764121833" calcext:value-type="float">
            <text:p>0.13</text:p>
          </table:table-cell>
          <table:table-cell table:style-name="ce38" office:value-type="float" office:value="0.195411393412555" calcext:value-type="float">
            <text:p>0.2</text:p>
          </table:table-cell>
          <table:table-cell table:style-name="ce38" office:value-type="float" office:value="0.164940959361427" calcext:value-type="float">
            <text:p>0.16</text:p>
          </table:table-cell>
          <table:table-cell table:style-name="ce38" office:value-type="float" office:value="0.14384327255082" calcext:value-type="float">
            <text:p>0.14</text:p>
          </table:table-cell>
          <table:table-cell table:style-name="ce38" office:value-type="float" office:value="0.213847745130768" calcext:value-type="float">
            <text:p>0.21</text:p>
          </table:table-cell>
          <table:table-cell table:style-name="ce38" office:value-type="float" office:value="0.0387769739415903" calcext:value-type="float">
            <text:p>0.04</text:p>
          </table:table-cell>
          <table:table-cell table:style-name="ce38" office:value-type="float" office:value="0.0250275875682273" calcext:value-type="float">
            <text:p>0.03</text:p>
          </table:table-cell>
          <table:table-cell table:style-name="ce38" office:value-type="float" office:value="0.182978519383738" calcext:value-type="float">
            <text:p>0.18</text:p>
          </table:table-cell>
          <table:table-cell table:style-name="ce38" office:value-type="float" office:value="0.189239554662617" calcext:value-type="float">
            <text:p>0.19</text:p>
          </table:table-cell>
          <table:table-cell table:style-name="ce38" office:value-type="float" office:value="0.075441818464894" calcext:value-type="float">
            <text:p>0.08</text:p>
          </table:table-cell>
          <table:table-cell table:style-name="ce38" office:value-type="float" office:value="0.181928198064811" calcext:value-type="float">
            <text:p>0.18</text:p>
          </table:table-cell>
          <table:table-cell table:style-name="ce38" office:value-type="float" office:value="0.074149574193197" calcext:value-type="float">
            <text:p>0.07</text:p>
          </table:table-cell>
          <table:table-cell table:style-name="ce38" office:value-type="float" office:value="0.134670888556545" calcext:value-type="float">
            <text:p>0.13</text:p>
          </table:table-cell>
          <table:table-cell table:style-name="ce38" office:value-type="float" office:value="0.0656081548623695" calcext:value-type="float">
            <text:p>0.07</text:p>
          </table:table-cell>
          <table:table-cell table:style-name="ce38" office:value-type="float" office:value="0.0487969391632002" calcext:value-type="float">
            <text:p>0.05</text:p>
          </table:table-cell>
          <table:table-cell table:style-name="ce38" office:value-type="float" office:value="0.173429394131884" calcext:value-type="float">
            <text:p>0.17</text:p>
          </table:table-cell>
          <table:table-cell table:style-name="ce38" office:value-type="float" office:value="0.116568785997795" calcext:value-type="float">
            <text:p>0.12</text:p>
          </table:table-cell>
          <table:table-cell table:style-name="ce38" office:value-type="float" office:value="0.0649064569357707" calcext:value-type="float">
            <text:p>0.06</text:p>
          </table:table-cell>
          <table:table-cell table:style-name="ce38" office:value-type="float" office:value="0.110922527361279" calcext:value-type="float">
            <text:p>0.11</text:p>
          </table:table-cell>
          <table:table-cell table:style-name="ce38" office:value-type="float" office:value="0.150404422846111" calcext:value-type="float">
            <text:p>0.15</text:p>
          </table:table-cell>
          <table:table-cell table:style-name="ce38" office:value-type="float" office:value="0.0578576540254806" calcext:value-type="float">
            <text:p>0.06</text:p>
          </table:table-cell>
          <table:table-cell table:style-name="ce38" office:value-type="float" office:value="0.0898120958989496" calcext:value-type="float">
            <text:p>0.09</text:p>
          </table:table-cell>
          <table:table-cell table:style-name="ce38" office:value-type="float" office:value="0.231529326969996" calcext:value-type="float">
            <text:p>0.23</text:p>
          </table:table-cell>
          <table:table-cell table:style-name="ce38" office:value-type="float" office:value="0.235004442598307" calcext:value-type="float">
            <text:p>0.24</text:p>
          </table:table-cell>
          <table:table-cell table:style-name="ce38" office:value-type="float" office:value="0.290315975747114" calcext:value-type="float">
            <text:p>0.29</text:p>
          </table:table-cell>
          <table:table-cell table:style-name="ce38" office:value-type="float" office:value="0.0305593143772834" calcext:value-type="float">
            <text:p>0.03</text:p>
          </table:table-cell>
          <table:table-cell table:style-name="ce38" office:value-type="float" office:value="0.235907922492682" calcext:value-type="float">
            <text:p>0.24</text:p>
          </table:table-cell>
          <table:table-cell table:style-name="ce38" office:value-type="float" office:value="0.176706682572422" calcext:value-type="float">
            <text:p>0.18</text:p>
          </table:table-cell>
          <table:table-cell table:style-name="ce38" office:value-type="float" office:value="0.305358118763905" calcext:value-type="float">
            <text:p>0.31</text:p>
          </table:table-cell>
          <table:table-cell table:style-name="ce38" office:value-type="float" office:value="0.0425246704183724" calcext:value-type="float">
            <text:p>0.04</text:p>
          </table:table-cell>
          <table:table-cell table:style-name="ce38" office:value-type="float" office:value="0.253233277948879" calcext:value-type="float">
            <text:p>0.25</text:p>
          </table:table-cell>
          <table:table-cell table:style-name="ce38" office:value-type="float" office:value="0.208447702631888" calcext:value-type="float">
            <text:p>0.21</text:p>
          </table:table-cell>
          <table:table-cell table:style-name="ce38" office:value-type="float" office:value="0.181295705930275" calcext:value-type="float">
            <text:p>0.18</text:p>
          </table:table-cell>
          <table:table-cell table:style-name="ce38" office:value-type="float" office:value="0.125149629033134" calcext:value-type="float">
            <text:p>0.13</text:p>
          </table:table-cell>
          <table:table-cell table:style-name="ce38" office:value-type="float" office:value="0.241945013408314" calcext:value-type="float">
            <text:p>0.24</text:p>
          </table:table-cell>
          <table:table-cell table:style-name="ce38" office:value-type="float" office:value="0.343037270758737" calcext:value-type="float">
            <text:p>0.34</text:p>
          </table:table-cell>
          <table:table-cell office:value-type="float" office:value="0.134069267611101" calcext:value-type="float">
            <text:p>0.13</text:p>
          </table:table-cell>
        </table:table-row>
        <table:table-row table:style-name="ro2">
          <table:table-cell office:value-type="string" calcext:value-type="string">
            <text:p>213</text:p>
          </table:table-cell>
          <table:table-cell office:value-type="float" office:value="0.377691254885972" calcext:value-type="float">
            <text:p>0.38</text:p>
          </table:table-cell>
          <table:table-cell office:value-type="float" office:value="0.376213292344419" calcext:value-type="float">
            <text:p>0.38</text:p>
          </table:table-cell>
          <table:table-cell office:value-type="float" office:value="0.3991909633654" calcext:value-type="float">
            <text:p>0.4</text:p>
          </table:table-cell>
          <table:table-cell office:value-type="float" office:value="0.303028756631328" calcext:value-type="float">
            <text:p>0.3</text:p>
          </table:table-cell>
          <table:table-cell office:value-type="float" office:value="0.200868271481308" calcext:value-type="float">
            <text:p>0.2</text:p>
          </table:table-cell>
          <table:table-cell office:value-type="float" office:value="0.440763068125943" calcext:value-type="float">
            <text:p>0.44</text:p>
          </table:table-cell>
          <table:table-cell office:value-type="float" office:value="0.106317401364284" calcext:value-type="float">
            <text:p>0.11</text:p>
          </table:table-cell>
          <table:table-cell office:value-type="float" office:value="0.521713889489659" calcext:value-type="float">
            <text:p>0.52</text:p>
          </table:table-cell>
          <table:table-cell office:value-type="float" office:value="0.298463964933485" calcext:value-type="float">
            <text:p>0.3</text:p>
          </table:table-cell>
          <table:table-cell office:value-type="float" office:value="0.328428112570237" calcext:value-type="float">
            <text:p>0.33</text:p>
          </table:table-cell>
          <table:table-cell office:value-type="float" office:value="0.277362089507857" calcext:value-type="float">
            <text:p>0.28</text:p>
          </table:table-cell>
          <table:table-cell office:value-type="float" office:value="0.134112044983079" calcext:value-type="float">
            <text:p>0.13</text:p>
          </table:table-cell>
          <table:table-cell office:value-type="float" office:value="0.148711168589018" calcext:value-type="float">
            <text:p>0.15</text:p>
          </table:table-cell>
          <table:table-cell office:value-type="float" office:value="0.100323532316363" calcext:value-type="float">
            <text:p>0.1</text:p>
          </table:table-cell>
          <table:table-cell office:value-type="float" office:value="0.386753940177652" calcext:value-type="float">
            <text:p>0.39</text:p>
          </table:table-cell>
          <table:table-cell office:value-type="float" office:value="0.393343474683078" calcext:value-type="float">
            <text:p>0.39</text:p>
          </table:table-cell>
          <table:table-cell office:value-type="float" office:value="0.373100403148391" calcext:value-type="float">
            <text:p>0.37</text:p>
          </table:table-cell>
          <table:table-cell office:value-type="float" office:value="0.172845046372789" calcext:value-type="float">
            <text:p>0.17</text:p>
          </table:table-cell>
          <table:table-cell office:value-type="float" office:value="0.326693581589345" calcext:value-type="float">
            <text:p>0.33</text:p>
          </table:table-cell>
          <table:table-cell office:value-type="float" office:value="0.296732592858901" calcext:value-type="float">
            <text:p>0.3</text:p>
          </table:table-cell>
          <table:table-cell office:value-type="float" office:value="0.416637040135087" calcext:value-type="float">
            <text:p>0.42</text:p>
          </table:table-cell>
          <table:table-cell office:value-type="float" office:value="0.43220183367318" calcext:value-type="float">
            <text:p>0.43</text:p>
          </table:table-cell>
          <table:table-cell office:value-type="float" office:value="0.0254979192869423" calcext:value-type="float">
            <text:p>0.03</text:p>
          </table:table-cell>
          <table:table-cell table:style-name="ce38" office:value-type="float" office:value="0.059587208179874" calcext:value-type="float">
            <text:p>0.06</text:p>
          </table:table-cell>
          <table:table-cell table:style-name="ce38" office:value-type="float" office:value="0.543192327814231" calcext:value-type="float">
            <text:p>0.54</text:p>
          </table:table-cell>
          <table:table-cell table:style-name="ce38" office:value-type="float" office:value="0.426394463307478" calcext:value-type="float">
            <text:p>0.43</text:p>
          </table:table-cell>
          <table:table-cell table:style-name="ce38" office:value-type="float" office:value="0.0997223785773016" calcext:value-type="float">
            <text:p>0.1</text:p>
          </table:table-cell>
          <table:table-cell table:style-name="ce38" office:value-type="float" office:value="0.344013332707516" calcext:value-type="float">
            <text:p>0.34</text:p>
          </table:table-cell>
          <table:table-cell table:style-name="ce38" office:value-type="float" office:value="0.406703837741927" calcext:value-type="float">
            <text:p>0.41</text:p>
          </table:table-cell>
          <table:table-cell table:style-name="ce38" office:value-type="float" office:value="0.0289584325022128" calcext:value-type="float">
            <text:p>0.03</text:p>
          </table:table-cell>
          <table:table-cell table:style-name="ce38" office:value-type="float" office:value="0.0854607099976043" calcext:value-type="float">
            <text:p>0.09</text:p>
          </table:table-cell>
          <table:table-cell table:style-name="ce38" office:value-type="float" office:value="0.267802964416865" calcext:value-type="float">
            <text:p>0.27</text:p>
          </table:table-cell>
          <table:table-cell table:style-name="ce38" office:value-type="float" office:value="0.326837697746322" calcext:value-type="float">
            <text:p>0.33</text:p>
          </table:table-cell>
          <table:table-cell table:style-name="ce38" office:value-type="float" office:value="0.197043715899568" calcext:value-type="float">
            <text:p>0.2</text:p>
          </table:table-cell>
          <table:table-cell table:style-name="ce38" office:value-type="float" office:value="0.238653861344829" calcext:value-type="float">
            <text:p>0.24</text:p>
          </table:table-cell>
          <table:table-cell table:style-name="ce38" office:value-type="float" office:value="0.401166995142467" calcext:value-type="float">
            <text:p>0.4</text:p>
          </table:table-cell>
          <table:table-cell table:style-name="ce38" office:value-type="float" office:value="0.311388574602347" calcext:value-type="float">
            <text:p>0.31</text:p>
          </table:table-cell>
          <table:table-cell table:style-name="ce38" office:value-type="float" office:value="0.280504238902883" calcext:value-type="float">
            <text:p>0.28</text:p>
          </table:table-cell>
          <table:table-cell table:style-name="ce38" office:value-type="float" office:value="0.166365935358053" calcext:value-type="float">
            <text:p>0.17</text:p>
          </table:table-cell>
          <table:table-cell table:style-name="ce38" office:value-type="float" office:value="0.333153286202744" calcext:value-type="float">
            <text:p>0.33</text:p>
          </table:table-cell>
          <table:table-cell table:style-name="ce38" office:value-type="float" office:value="0.256538768375714" calcext:value-type="float">
            <text:p>0.26</text:p>
          </table:table-cell>
          <table:table-cell table:style-name="ce38" office:value-type="float" office:value="0.480000715112683" calcext:value-type="float">
            <text:p>0.48</text:p>
          </table:table-cell>
          <table:table-cell table:style-name="ce38" office:value-type="float" office:value="0.517442467944169" calcext:value-type="float">
            <text:p>0.52</text:p>
          </table:table-cell>
          <table:table-cell table:style-name="ce38" office:value-type="float" office:value="0.130153398208543" calcext:value-type="float">
            <text:p>0.13</text:p>
          </table:table-cell>
          <table:table-cell table:style-name="ce38" office:value-type="float" office:value="0.358250972698812" calcext:value-type="float">
            <text:p>0.36</text:p>
          </table:table-cell>
          <table:table-cell table:style-name="ce38" office:value-type="float" office:value="0.173118394559358" calcext:value-type="float">
            <text:p>0.17</text:p>
          </table:table-cell>
          <table:table-cell table:style-name="ce38" office:value-type="float" office:value="0.132274353638925" calcext:value-type="float">
            <text:p>0.13</text:p>
          </table:table-cell>
          <table:table-cell table:style-name="ce38" office:value-type="float" office:value="0.245341038633595" calcext:value-type="float">
            <text:p>0.25</text:p>
          </table:table-cell>
          <table:table-cell table:style-name="ce38" office:value-type="float" office:value="0.0619177081545211" calcext:value-type="float">
            <text:p>0.06</text:p>
          </table:table-cell>
          <table:table-cell table:style-name="ce38" office:value-type="float" office:value="0.472855579898752" calcext:value-type="float">
            <text:p>0.47</text:p>
          </table:table-cell>
          <table:table-cell table:style-name="ce38" office:value-type="float" office:value="0.302111810534497" calcext:value-type="float">
            <text:p>0.3</text:p>
          </table:table-cell>
          <table:table-cell table:style-name="ce38" office:value-type="float" office:value="0.325710114466487" calcext:value-type="float">
            <text:p>0.33</text:p>
          </table:table-cell>
          <table:table-cell table:style-name="ce38" office:value-type="float" office:value="0.302218097049587" calcext:value-type="float">
            <text:p>0.3</text:p>
          </table:table-cell>
          <table:table-cell table:style-name="ce38" office:value-type="float" office:value="0.255725770839629" calcext:value-type="float">
            <text:p>0.26</text:p>
          </table:table-cell>
          <table:table-cell table:style-name="ce38" office:value-type="float" office:value="0.398695448396315" calcext:value-type="float">
            <text:p>0.4</text:p>
          </table:table-cell>
          <table:table-cell table:style-name="ce38" office:value-type="float" office:value="0.0762088418776583" calcext:value-type="float">
            <text:p>0.08</text:p>
          </table:table-cell>
          <table:table-cell table:style-name="ce38" office:value-type="float" office:value="0.271086599501995" calcext:value-type="float">
            <text:p>0.27</text:p>
          </table:table-cell>
          <table:table-cell table:style-name="ce38" office:value-type="float" office:value="0.37447164751173" calcext:value-type="float">
            <text:p>0.37</text:p>
          </table:table-cell>
          <table:table-cell table:style-name="ce38" office:value-type="float" office:value="0.0580958608611232" calcext:value-type="float">
            <text:p>0.06</text:p>
          </table:table-cell>
          <table:table-cell table:style-name="ce38" office:value-type="float" office:value="0.267636618231529" calcext:value-type="float">
            <text:p>0.27</text:p>
          </table:table-cell>
          <table:table-cell table:style-name="ce38" office:value-type="float" office:value="0.156877753828704" calcext:value-type="float">
            <text:p>0.16</text:p>
          </table:table-cell>
          <table:table-cell table:style-name="ce38" office:value-type="float" office:value="0.186729707250553" calcext:value-type="float">
            <text:p>0.19</text:p>
          </table:table-cell>
          <table:table-cell table:style-name="ce38" office:value-type="float" office:value="0.0358853703789135" calcext:value-type="float">
            <text:p>0.04</text:p>
          </table:table-cell>
          <table:table-cell table:style-name="ce38" office:value-type="float" office:value="0.301698436899054" calcext:value-type="float">
            <text:p>0.3</text:p>
          </table:table-cell>
          <table:table-cell table:style-name="ce38" office:value-type="float" office:value="0.0652146768549909" calcext:value-type="float">
            <text:p>0.07</text:p>
          </table:table-cell>
          <table:table-cell table:style-name="ce38" office:value-type="float" office:value="0.475359640313231" calcext:value-type="float">
            <text:p>0.48</text:p>
          </table:table-cell>
          <table:table-cell table:style-name="ce38" office:value-type="float" office:value="0.276463617412216" calcext:value-type="float">
            <text:p>0.28</text:p>
          </table:table-cell>
          <table:table-cell table:style-name="ce38" office:value-type="float" office:value="0.104335350890673" calcext:value-type="float">
            <text:p>0.1</text:p>
          </table:table-cell>
          <table:table-cell table:style-name="ce38" office:value-type="float" office:value="0.377726110520997" calcext:value-type="float">
            <text:p>0.38</text:p>
          </table:table-cell>
          <table:table-cell table:style-name="ce38" office:value-type="float" office:value="0.365580568286262" calcext:value-type="float">
            <text:p>0.37</text:p>
          </table:table-cell>
          <table:table-cell table:style-name="ce38" office:value-type="float" office:value="0.0717134174374101" calcext:value-type="float">
            <text:p>0.07</text:p>
          </table:table-cell>
          <table:table-cell table:style-name="ce38" office:value-type="float" office:value="0.0704151302829113" calcext:value-type="float">
            <text:p>0.07</text:p>
          </table:table-cell>
          <table:table-cell office:value-type="float" office:value="0.268080522080687" calcext:value-type="float">
            <text:p>0.27</text:p>
          </table:table-cell>
        </table:table-row>
        <table:table-row table:style-name="ro2">
          <table:table-cell office:value-type="string" calcext:value-type="string">
            <text:p>231</text:p>
          </table:table-cell>
          <table:table-cell office:value-type="float" office:value="0.206482916594392" calcext:value-type="float">
            <text:p>0.21</text:p>
          </table:table-cell>
          <table:table-cell office:value-type="float" office:value="0.0595192295668522" calcext:value-type="float">
            <text:p>0.06</text:p>
          </table:table-cell>
          <table:table-cell office:value-type="float" office:value="0.111992904491355" calcext:value-type="float">
            <text:p>0.11</text:p>
          </table:table-cell>
          <table:table-cell office:value-type="float" office:value="0.243799363896688" calcext:value-type="float">
            <text:p>0.24</text:p>
          </table:table-cell>
          <table:table-cell office:value-type="float" office:value="0.40135333029377" calcext:value-type="float">
            <text:p>0.4</text:p>
          </table:table-cell>
          <table:table-cell office:value-type="float" office:value="0.0312654126869845" calcext:value-type="float">
            <text:p>0.03</text:p>
          </table:table-cell>
          <table:table-cell office:value-type="float" office:value="0.279546931538209" calcext:value-type="float">
            <text:p>0.28</text:p>
          </table:table-cell>
          <table:table-cell office:value-type="float" office:value="0.0283155346286745" calcext:value-type="float">
            <text:p>0.03</text:p>
          </table:table-cell>
          <table:table-cell office:value-type="float" office:value="0.232346806242461" calcext:value-type="float">
            <text:p>0.23</text:p>
          </table:table-cell>
          <table:table-cell office:value-type="float" office:value="0.203471295378262" calcext:value-type="float">
            <text:p>0.2</text:p>
          </table:table-cell>
          <table:table-cell office:value-type="float" office:value="0.328895628853206" calcext:value-type="float">
            <text:p>0.33</text:p>
          </table:table-cell>
          <table:table-cell office:value-type="float" office:value="0.176797551407926" calcext:value-type="float">
            <text:p>0.18</text:p>
          </table:table-cell>
          <table:table-cell office:value-type="float" office:value="0.478362051893822" calcext:value-type="float">
            <text:p>0.48</text:p>
          </table:table-cell>
          <table:table-cell office:value-type="float" office:value="0.496676056823936" calcext:value-type="float">
            <text:p>0.5</text:p>
          </table:table-cell>
          <table:table-cell office:value-type="float" office:value="0.0543689468561549" calcext:value-type="float">
            <text:p>0.05</text:p>
          </table:table-cell>
          <table:table-cell office:value-type="float" office:value="0.0954978413112278" calcext:value-type="float">
            <text:p>0.1</text:p>
          </table:table-cell>
          <table:table-cell office:value-type="float" office:value="0.15385576822738" calcext:value-type="float">
            <text:p>0.15</text:p>
          </table:table-cell>
          <table:table-cell office:value-type="float" office:value="0.206081755228063" calcext:value-type="float">
            <text:p>0.21</text:p>
          </table:table-cell>
          <table:table-cell office:value-type="float" office:value="0.132000394976013" calcext:value-type="float">
            <text:p>0.13</text:p>
          </table:table-cell>
          <table:table-cell office:value-type="float" office:value="0.323349767628134" calcext:value-type="float">
            <text:p>0.32</text:p>
          </table:table-cell>
          <table:table-cell office:value-type="float" office:value="0.103053913083581" calcext:value-type="float">
            <text:p>0.1</text:p>
          </table:table-cell>
          <table:table-cell office:value-type="float" office:value="0.178519708478651" calcext:value-type="float">
            <text:p>0.18</text:p>
          </table:table-cell>
          <table:table-cell office:value-type="float" office:value="0.334659271802952" calcext:value-type="float">
            <text:p>0.33</text:p>
          </table:table-cell>
          <table:table-cell table:style-name="ce38" office:value-type="float" office:value="0.461316597673434" calcext:value-type="float">
            <text:p>0.46</text:p>
          </table:table-cell>
          <table:table-cell table:style-name="ce38" office:value-type="float" office:value="0.0000502080440260011" calcext:value-type="float">
            <text:p>0</text:p>
          </table:table-cell>
          <table:table-cell table:style-name="ce38" office:value-type="float" office:value="0.0463372698855901" calcext:value-type="float">
            <text:p>0.05</text:p>
          </table:table-cell>
          <table:table-cell table:style-name="ce38" office:value-type="float" office:value="0.462554130709605" calcext:value-type="float">
            <text:p>0.46</text:p>
          </table:table-cell>
          <table:table-cell table:style-name="ce38" office:value-type="float" office:value="0.277625766843326" calcext:value-type="float">
            <text:p>0.28</text:p>
          </table:table-cell>
          <table:table-cell table:style-name="ce38" office:value-type="float" office:value="0.222837847396021" calcext:value-type="float">
            <text:p>0.22</text:p>
          </table:table-cell>
          <table:table-cell table:style-name="ce38" office:value-type="float" office:value="0.51341384405683" calcext:value-type="float">
            <text:p>0.51</text:p>
          </table:table-cell>
          <table:table-cell table:style-name="ce38" office:value-type="float" office:value="0.391615825554273" calcext:value-type="float">
            <text:p>0.39</text:p>
          </table:table-cell>
          <table:table-cell table:style-name="ce38" office:value-type="float" office:value="0.317803673321433" calcext:value-type="float">
            <text:p>0.32</text:p>
          </table:table-cell>
          <table:table-cell table:style-name="ce38" office:value-type="float" office:value="0.26239992369473" calcext:value-type="float">
            <text:p>0.26</text:p>
          </table:table-cell>
          <table:table-cell table:style-name="ce38" office:value-type="float" office:value="0.242664258266677" calcext:value-type="float">
            <text:p>0.24</text:p>
          </table:table-cell>
          <table:table-cell table:style-name="ce38" office:value-type="float" office:value="0.25301820447234" calcext:value-type="float">
            <text:p>0.25</text:p>
          </table:table-cell>
          <table:table-cell table:style-name="ce38" office:value-type="float" office:value="0.149371191349475" calcext:value-type="float">
            <text:p>0.15</text:p>
          </table:table-cell>
          <table:table-cell table:style-name="ce38" office:value-type="float" office:value="0.141818668899978" calcext:value-type="float">
            <text:p>0.14</text:p>
          </table:table-cell>
          <table:table-cell table:style-name="ce38" office:value-type="float" office:value="0.13507016511791" calcext:value-type="float">
            <text:p>0.14</text:p>
          </table:table-cell>
          <table:table-cell table:style-name="ce38" office:value-type="float" office:value="0.314151078833999" calcext:value-type="float">
            <text:p>0.31</text:p>
          </table:table-cell>
          <table:table-cell table:style-name="ce38" office:value-type="float" office:value="0.10732060059783" calcext:value-type="float">
            <text:p>0.11</text:p>
          </table:table-cell>
          <table:table-cell table:style-name="ce38" office:value-type="float" office:value="0.124467522403226" calcext:value-type="float">
            <text:p>0.12</text:p>
          </table:table-cell>
          <table:table-cell table:style-name="ce38" office:value-type="float" office:value="0.0960464951666703" calcext:value-type="float">
            <text:p>0.1</text:p>
          </table:table-cell>
          <table:table-cell table:style-name="ce38" office:value-type="float" office:value="0.0652325427965115" calcext:value-type="float">
            <text:p>0.07</text:p>
          </table:table-cell>
          <table:table-cell table:style-name="ce38" office:value-type="float" office:value="0.396634163014157" calcext:value-type="float">
            <text:p>0.4</text:p>
          </table:table-cell>
          <table:table-cell table:style-name="ce38" office:value-type="float" office:value="0.0259112781536974" calcext:value-type="float">
            <text:p>0.03</text:p>
          </table:table-cell>
          <table:table-cell table:style-name="ce38" office:value-type="float" office:value="0.41101784197719" calcext:value-type="float">
            <text:p>0.41</text:p>
          </table:table-cell>
          <table:table-cell table:style-name="ce38" office:value-type="float" office:value="0.390844186535504" calcext:value-type="float">
            <text:p>0.39</text:p>
          </table:table-cell>
          <table:table-cell table:style-name="ce38" office:value-type="float" office:value="0.309911528857186" calcext:value-type="float">
            <text:p>0.31</text:p>
          </table:table-cell>
          <table:table-cell table:style-name="ce38" office:value-type="float" office:value="0.497379845645079" calcext:value-type="float">
            <text:p>0.5</text:p>
          </table:table-cell>
          <table:table-cell table:style-name="ce38" office:value-type="float" office:value="0.0151990835967375" calcext:value-type="float">
            <text:p>0.02</text:p>
          </table:table-cell>
          <table:table-cell table:style-name="ce38" office:value-type="float" office:value="0.305209052386396" calcext:value-type="float">
            <text:p>0.31</text:p>
          </table:table-cell>
          <table:table-cell table:style-name="ce38" office:value-type="float" office:value="0.0866025463532497" calcext:value-type="float">
            <text:p>0.09</text:p>
          </table:table-cell>
          <table:table-cell table:style-name="ce38" office:value-type="float" office:value="0.176237943107864" calcext:value-type="float">
            <text:p>0.18</text:p>
          </table:table-cell>
          <table:table-cell table:style-name="ce38" office:value-type="float" office:value="0.308177604136535" calcext:value-type="float">
            <text:p>0.31</text:p>
          </table:table-cell>
          <table:table-cell table:style-name="ce38" office:value-type="float" office:value="0.0847261936495615" calcext:value-type="float">
            <text:p>0.08</text:p>
          </table:table-cell>
          <table:table-cell table:style-name="ce38" office:value-type="float" office:value="0.503225771014388" calcext:value-type="float">
            <text:p>0.5</text:p>
          </table:table-cell>
          <table:table-cell table:style-name="ce38" office:value-type="float" office:value="0.312740429828701" calcext:value-type="float">
            <text:p>0.31</text:p>
          </table:table-cell>
          <table:table-cell table:style-name="ce38" office:value-type="float" office:value="0.116905339148576" calcext:value-type="float">
            <text:p>0.12</text:p>
          </table:table-cell>
          <table:table-cell table:style-name="ce38" office:value-type="float" office:value="0.425147831603738" calcext:value-type="float">
            <text:p>0.43</text:p>
          </table:table-cell>
          <table:table-cell table:style-name="ce38" office:value-type="float" office:value="0.0914603196842436" calcext:value-type="float">
            <text:p>0.09</text:p>
          </table:table-cell>
          <table:table-cell table:style-name="ce38" office:value-type="float" office:value="0.18188742495849" calcext:value-type="float">
            <text:p>0.18</text:p>
          </table:table-cell>
          <table:table-cell table:style-name="ce38" office:value-type="float" office:value="0.441057083389058" calcext:value-type="float">
            <text:p>0.44</text:p>
          </table:table-cell>
          <table:table-cell table:style-name="ce38" office:value-type="float" office:value="0.419753827472873" calcext:value-type="float">
            <text:p>0.42</text:p>
          </table:table-cell>
          <table:table-cell table:style-name="ce38" office:value-type="float" office:value="0.135041370556216" calcext:value-type="float">
            <text:p>0.14</text:p>
          </table:table-cell>
          <table:table-cell table:style-name="ce38" office:value-type="float" office:value="0.247967084144414" calcext:value-type="float">
            <text:p>0.25</text:p>
          </table:table-cell>
          <table:table-cell table:style-name="ce38" office:value-type="float" office:value="0.088023946676841" calcext:value-type="float">
            <text:p>0.09</text:p>
          </table:table-cell>
          <table:table-cell table:style-name="ce38" office:value-type="float" office:value="0.0154223974229912" calcext:value-type="float">
            <text:p>0.02</text:p>
          </table:table-cell>
          <table:table-cell table:style-name="ce38" office:value-type="float" office:value="0.407239500541805" calcext:value-type="float">
            <text:p>0.41</text:p>
          </table:table-cell>
          <table:table-cell table:style-name="ce38" office:value-type="float" office:value="0.0496467628368149" calcext:value-type="float">
            <text:p>0.05</text:p>
          </table:table-cell>
          <table:table-cell table:style-name="ce38" office:value-type="float" office:value="0.134423771086829" calcext:value-type="float">
            <text:p>0.13</text:p>
          </table:table-cell>
          <table:table-cell table:style-name="ce38" office:value-type="float" office:value="0.312675981936974" calcext:value-type="float">
            <text:p>0.31</text:p>
          </table:table-cell>
          <table:table-cell table:style-name="ce38" office:value-type="float" office:value="0.2239625822867" calcext:value-type="float">
            <text:p>0.22</text:p>
          </table:table-cell>
          <table:table-cell office:value-type="float" office:value="0.229996679013547" calcext:value-type="float">
            <text:p>0.23</text:p>
          </table:table-cell>
        </table:table-row>
        <table:table-row table:style-name="ro2">
          <table:table-cell office:value-type="string" calcext:value-type="string">
            <text:p>132</text:p>
          </table:table-cell>
          <table:table-cell office:value-type="float" office:value="0.275413801291537" calcext:value-type="float">
            <text:p>0.28</text:p>
          </table:table-cell>
          <table:table-cell office:value-type="float" office:value="0.0128320450334894" calcext:value-type="float">
            <text:p>0.01</text:p>
          </table:table-cell>
          <table:table-cell office:value-type="float" office:value="0.145908153829531" calcext:value-type="float">
            <text:p>0.15</text:p>
          </table:table-cell>
          <table:table-cell office:value-type="float" office:value="0.217669913936841" calcext:value-type="float">
            <text:p>0.22</text:p>
          </table:table-cell>
          <table:table-cell office:value-type="float" office:value="0.161731089380919" calcext:value-type="float">
            <text:p>0.16</text:p>
          </table:table-cell>
          <table:table-cell office:value-type="float" office:value="0.0128989846966662" calcext:value-type="float">
            <text:p>0.01</text:p>
          </table:table-cell>
          <table:table-cell office:value-type="float" office:value="0.0571681195973903" calcext:value-type="float">
            <text:p>0.06</text:p>
          </table:table-cell>
          <table:table-cell office:value-type="float" office:value="0.105183526454688" calcext:value-type="float">
            <text:p>0.11</text:p>
          </table:table-cell>
          <table:table-cell office:value-type="float" office:value="0.248447255126194" calcext:value-type="float">
            <text:p>0.25</text:p>
          </table:table-cell>
          <table:table-cell office:value-type="float" office:value="0.146110627056675" calcext:value-type="float">
            <text:p>0.15</text:p>
          </table:table-cell>
          <table:table-cell office:value-type="float" office:value="0.239490676211821" calcext:value-type="float">
            <text:p>0.24</text:p>
          </table:table-cell>
          <table:table-cell office:value-type="float" office:value="0.0494668051976573" calcext:value-type="float">
            <text:p>0.05</text:p>
          </table:table-cell>
          <table:table-cell office:value-type="float" office:value="0.154539490765942" calcext:value-type="float">
            <text:p>0.15</text:p>
          </table:table-cell>
          <table:table-cell office:value-type="float" office:value="0.0732140496786721" calcext:value-type="float">
            <text:p>0.07</text:p>
          </table:table-cell>
          <table:table-cell office:value-type="float" office:value="0.128677773218883" calcext:value-type="float">
            <text:p>0.13</text:p>
          </table:table-cell>
          <table:table-cell office:value-type="float" office:value="0.235383542565381" calcext:value-type="float">
            <text:p>0.24</text:p>
          </table:table-cell>
          <table:table-cell office:value-type="float" office:value="0.0667269304666023" calcext:value-type="float">
            <text:p>0.07</text:p>
          </table:table-cell>
          <table:table-cell office:value-type="float" office:value="0.139683563566941" calcext:value-type="float">
            <text:p>0.14</text:p>
          </table:table-cell>
          <table:table-cell office:value-type="float" office:value="0.10483258565968" calcext:value-type="float">
            <text:p>0.1</text:p>
          </table:table-cell>
          <table:table-cell office:value-type="float" office:value="0.222646686891711" calcext:value-type="float">
            <text:p>0.22</text:p>
          </table:table-cell>
          <table:table-cell office:value-type="float" office:value="0.104614821445928" calcext:value-type="float">
            <text:p>0.1</text:p>
          </table:table-cell>
          <table:table-cell office:value-type="float" office:value="0.130664930303327" calcext:value-type="float">
            <text:p>0.13</text:p>
          </table:table-cell>
          <table:table-cell office:value-type="float" office:value="0.0316521194384074" calcext:value-type="float">
            <text:p>0.03</text:p>
          </table:table-cell>
          <table:table-cell table:style-name="ce38" office:value-type="float" office:value="0.0454228824685583" calcext:value-type="float">
            <text:p>0.05</text:p>
          </table:table-cell>
          <table:table-cell table:style-name="ce38" office:value-type="float" office:value="0.011099619181956" calcext:value-type="float">
            <text:p>0.01</text:p>
          </table:table-cell>
          <table:table-cell table:style-name="ce38" office:value-type="float" office:value="0.202085905616545" calcext:value-type="float">
            <text:p>0.2</text:p>
          </table:table-cell>
          <table:table-cell table:style-name="ce38" office:value-type="float" office:value="0.118323464076717" calcext:value-type="float">
            <text:p>0.12</text:p>
          </table:table-cell>
          <table:table-cell table:style-name="ce38" office:value-type="float" office:value="0.1031893897738" calcext:value-type="float">
            <text:p>0.1</text:p>
          </table:table-cell>
          <table:table-cell table:style-name="ce38" office:value-type="float" office:value="0.158195740480188" calcext:value-type="float">
            <text:p>0.16</text:p>
          </table:table-cell>
          <table:table-cell table:style-name="ce38" office:value-type="float" office:value="0.199256517742448" calcext:value-type="float">
            <text:p>0.2</text:p>
          </table:table-cell>
          <table:table-cell table:style-name="ce38" office:value-type="float" office:value="0.0247177681554982" calcext:value-type="float">
            <text:p>0.02</text:p>
          </table:table-cell>
          <table:table-cell table:style-name="ce38" office:value-type="float" office:value="0.100979085369599" calcext:value-type="float">
            <text:p>0.1</text:p>
          </table:table-cell>
          <table:table-cell table:style-name="ce38" office:value-type="float" office:value="0.192102961694778" calcext:value-type="float">
            <text:p>0.19</text:p>
          </table:table-cell>
          <table:table-cell table:style-name="ce38" office:value-type="float" office:value="0.132908551341004" calcext:value-type="float">
            <text:p>0.13</text:p>
          </table:table-cell>
          <table:table-cell table:style-name="ce38" office:value-type="float" office:value="0.140763875130688" calcext:value-type="float">
            <text:p>0.14</text:p>
          </table:table-cell>
          <table:table-cell table:style-name="ce38" office:value-type="float" office:value="0.0984892328794789" calcext:value-type="float">
            <text:p>0.1</text:p>
          </table:table-cell>
          <table:table-cell table:style-name="ce38" office:value-type="float" office:value="0.0192070617390261" calcext:value-type="float">
            <text:p>0.02</text:p>
          </table:table-cell>
          <table:table-cell table:style-name="ce38" office:value-type="float" office:value="0.0248418245921617" calcext:value-type="float">
            <text:p>0.02</text:p>
          </table:table-cell>
          <table:table-cell table:style-name="ce38" office:value-type="float" office:value="0.154626186459353" calcext:value-type="float">
            <text:p>0.15</text:p>
          </table:table-cell>
          <table:table-cell table:style-name="ce38" office:value-type="float" office:value="0.0449112571415644" calcext:value-type="float">
            <text:p>0.04</text:p>
          </table:table-cell>
          <table:table-cell table:style-name="ce38" office:value-type="float" office:value="0.0864399180571325" calcext:value-type="float">
            <text:p>0.09</text:p>
          </table:table-cell>
          <table:table-cell table:style-name="ce38" office:value-type="float" office:value="0.214502454884308" calcext:value-type="float">
            <text:p>0.21</text:p>
          </table:table-cell>
          <table:table-cell table:style-name="ce38" office:value-type="float" office:value="0.0103309157930552" calcext:value-type="float">
            <text:p>0.01</text:p>
          </table:table-cell>
          <table:table-cell table:style-name="ce38" office:value-type="float" office:value="0.206569591450491" calcext:value-type="float">
            <text:p>0.21</text:p>
          </table:table-cell>
          <table:table-cell table:style-name="ce38" office:value-type="float" office:value="0.0293840720568269" calcext:value-type="float">
            <text:p>0.03</text:p>
          </table:table-cell>
          <table:table-cell table:style-name="ce38" office:value-type="float" office:value="0.0183486005137922" calcext:value-type="float">
            <text:p>0.02</text:p>
          </table:table-cell>
          <table:table-cell table:style-name="ce38" office:value-type="float" office:value="0.12613936682228" calcext:value-type="float">
            <text:p>0.13</text:p>
          </table:table-cell>
          <table:table-cell table:style-name="ce38" office:value-type="float" office:value="0.137428704915768" calcext:value-type="float">
            <text:p>0.14</text:p>
          </table:table-cell>
          <table:table-cell table:style-name="ce38" office:value-type="float" office:value="0.0684152367270687" calcext:value-type="float">
            <text:p>0.07</text:p>
          </table:table-cell>
          <table:table-cell table:style-name="ce38" office:value-type="float" office:value="0.0824945926217376" calcext:value-type="float">
            <text:p>0.08</text:p>
          </table:table-cell>
          <table:table-cell table:style-name="ce38" office:value-type="float" office:value="0.210191153401298" calcext:value-type="float">
            <text:p>0.21</text:p>
          </table:table-cell>
          <table:table-cell table:style-name="ce38" office:value-type="float" office:value="0.109584711475284" calcext:value-type="float">
            <text:p>0.11</text:p>
          </table:table-cell>
          <table:table-cell table:style-name="ce38" office:value-type="float" office:value="0.147728389704051" calcext:value-type="float">
            <text:p>0.15</text:p>
          </table:table-cell>
          <table:table-cell table:style-name="ce38" office:value-type="float" office:value="0.0733800382653297" calcext:value-type="float">
            <text:p>0.07</text:p>
          </table:table-cell>
          <table:table-cell table:style-name="ce38" office:value-type="float" office:value="0.166288798990157" calcext:value-type="float">
            <text:p>0.17</text:p>
          </table:table-cell>
          <table:table-cell table:style-name="ce38" office:value-type="float" office:value="0.0881378802971799" calcext:value-type="float">
            <text:p>0.09</text:p>
          </table:table-cell>
          <table:table-cell table:style-name="ce38" office:value-type="float" office:value="0.112970640239612" calcext:value-type="float">
            <text:p>0.11</text:p>
          </table:table-cell>
          <table:table-cell table:style-name="ce38" office:value-type="float" office:value="0.038811154137202" calcext:value-type="float">
            <text:p>0.04</text:p>
          </table:table-cell>
          <table:table-cell table:style-name="ce38" office:value-type="float" office:value="0.0119929428950031" calcext:value-type="float">
            <text:p>0.01</text:p>
          </table:table-cell>
          <table:table-cell table:style-name="ce38" office:value-type="float" office:value="0.0202189461387519" calcext:value-type="float">
            <text:p>0.02</text:p>
          </table:table-cell>
          <table:table-cell table:style-name="ce38" office:value-type="float" office:value="0.0661730414383767" calcext:value-type="float">
            <text:p>0.07</text:p>
          </table:table-cell>
          <table:table-cell table:style-name="ce38" office:value-type="float" office:value="0.104828636416534" calcext:value-type="float">
            <text:p>0.1</text:p>
          </table:table-cell>
          <table:table-cell table:style-name="ce38" office:value-type="float" office:value="0.175152516750279" calcext:value-type="float">
            <text:p>0.18</text:p>
          </table:table-cell>
          <table:table-cell table:style-name="ce38" office:value-type="float" office:value="0.104490986188615" calcext:value-type="float">
            <text:p>0.1</text:p>
          </table:table-cell>
          <table:table-cell table:style-name="ce38" office:value-type="float" office:value="0.0507915431558275" calcext:value-type="float">
            <text:p>0.05</text:p>
          </table:table-cell>
          <table:table-cell table:style-name="ce38" office:value-type="float" office:value="0.188100543373042" calcext:value-type="float">
            <text:p>0.19</text:p>
          </table:table-cell>
          <table:table-cell table:style-name="ce38" office:value-type="float" office:value="0.0968190615283814" calcext:value-type="float">
            <text:p>0.1</text:p>
          </table:table-cell>
          <table:table-cell table:style-name="ce38" office:value-type="float" office:value="0.150541762375198" calcext:value-type="float">
            <text:p>0.15</text:p>
          </table:table-cell>
          <table:table-cell table:style-name="ce38" office:value-type="float" office:value="0.130827316451135" calcext:value-type="float">
            <text:p>0.13</text:p>
          </table:table-cell>
          <table:table-cell table:style-name="ce38" office:value-type="float" office:value="0.0617267685115457" calcext:value-type="float">
            <text:p>0.06</text:p>
          </table:table-cell>
          <table:table-cell table:style-name="ce38" office:value-type="float" office:value="0.0332584360787443" calcext:value-type="float">
            <text:p>0.03</text:p>
          </table:table-cell>
          <table:table-cell table:style-name="ce38" office:value-type="float" office:value="0.0637879616289133" calcext:value-type="float">
            <text:p>0.06</text:p>
          </table:table-cell>
          <table:table-cell office:value-type="float" office:value="0.111415770818627" calcext:value-type="float">
            <text:p>0.11</text:p>
          </table:table-cell>
        </table:table-row>
        <table:table-row table:style-name="ro2">
          <table:table-cell office:value-type="string" calcext:value-type="string">
            <text:p>312</text:p>
          </table:table-cell>
          <table:table-cell office:value-type="float" office:value="0.0288082590866765" calcext:value-type="float">
            <text:p>0.03</text:p>
          </table:table-cell>
          <table:table-cell office:value-type="float" office:value="0.162614678323633" calcext:value-type="float">
            <text:p>0.16</text:p>
          </table:table-cell>
          <table:table-cell office:value-type="float" office:value="0.0397524601905016" calcext:value-type="float">
            <text:p>0.04</text:p>
          </table:table-cell>
          <table:table-cell office:value-type="float" office:value="0.0652238559489198" calcext:value-type="float">
            <text:p>0.07</text:p>
          </table:table-cell>
          <table:table-cell office:value-type="float" office:value="0.126908115937222" calcext:value-type="float">
            <text:p>0.13</text:p>
          </table:table-cell>
          <table:table-cell office:value-type="float" office:value="0.177932851167936" calcext:value-type="float">
            <text:p>0.18</text:p>
          </table:table-cell>
          <table:table-cell office:value-type="float" office:value="0.0590039568241915" calcext:value-type="float">
            <text:p>0.06</text:p>
          </table:table-cell>
          <table:table-cell office:value-type="float" office:value="0.129007530480831" calcext:value-type="float">
            <text:p>0.13</text:p>
          </table:table-cell>
          <table:table-cell office:value-type="float" office:value="0.0116366948444939" calcext:value-type="float">
            <text:p>0.01</text:p>
          </table:table-cell>
          <table:table-cell office:value-type="float" office:value="0.0935569029010728" calcext:value-type="float">
            <text:p>0.09</text:p>
          </table:table-cell>
          <table:table-cell office:value-type="float" office:value="0.0691771941286148" calcext:value-type="float">
            <text:p>0.07</text:p>
          </table:table-cell>
          <table:table-cell office:value-type="float" office:value="0.0280440344296382" calcext:value-type="float">
            <text:p>0.03</text:p>
          </table:table-cell>
          <table:table-cell office:value-type="float" office:value="0.157365901444774" calcext:value-type="float">
            <text:p>0.16</text:p>
          </table:table-cell>
          <table:table-cell office:value-type="float" office:value="0.224755156957259" calcext:value-type="float">
            <text:p>0.22</text:p>
          </table:table-cell>
          <table:table-cell office:value-type="float" office:value="0.0746506959814384" calcext:value-type="float">
            <text:p>0.07</text:p>
          </table:table-cell>
          <table:table-cell office:value-type="float" office:value="0.00464515803570065" calcext:value-type="float">
            <text:p>0</text:p>
          </table:table-cell>
          <table:table-cell office:value-type="float" office:value="0.179329657793627" calcext:value-type="float">
            <text:p>0.18</text:p>
          </table:table-cell>
          <table:table-cell office:value-type="float" office:value="0.0151061978042966" calcext:value-type="float">
            <text:p>0.02</text:p>
          </table:table-cell>
          <table:table-cell office:value-type="float" office:value="0.0611950955365613" calcext:value-type="float">
            <text:p>0.06</text:p>
          </table:table-cell>
          <table:table-cell office:value-type="float" office:value="0.0556327602593872" calcext:value-type="float">
            <text:p>0.06</text:p>
          </table:table-cell>
          <table:table-cell office:value-type="float" office:value="0.117020583998968" calcext:value-type="float">
            <text:p>0.12</text:p>
          </table:table-cell>
          <table:table-cell office:value-type="float" office:value="0.129678954712331" calcext:value-type="float">
            <text:p>0.13</text:p>
          </table:table-cell>
          <table:table-cell office:value-type="float" office:value="0.065777636784862" calcext:value-type="float">
            <text:p>0.07</text:p>
          </table:table-cell>
          <table:table-cell table:style-name="ce38" office:value-type="float" office:value="0.210650348607062" calcext:value-type="float">
            <text:p>0.21</text:p>
          </table:table-cell>
          <table:table-cell table:style-name="ce38" office:value-type="float" office:value="0.24039621878761" calcext:value-type="float">
            <text:p>0.24</text:p>
          </table:table-cell>
          <table:table-cell table:style-name="ce38" office:value-type="float" office:value="0.0183899777737236" calcext:value-type="float">
            <text:p>0.02</text:p>
          </table:table-cell>
          <table:table-cell table:style-name="ce38" office:value-type="float" office:value="0.154637712500126" calcext:value-type="float">
            <text:p>0.15</text:p>
          </table:table-cell>
          <table:table-cell table:style-name="ce38" office:value-type="float" office:value="0.18196644282775" calcext:value-type="float">
            <text:p>0.18</text:p>
          </table:table-cell>
          <table:table-cell table:style-name="ce38" office:value-type="float" office:value="0.153893447136426" calcext:value-type="float">
            <text:p>0.15</text:p>
          </table:table-cell>
          <table:table-cell table:style-name="ce38" office:value-type="float" office:value="0.063367536018945" calcext:value-type="float">
            <text:p>0.06</text:p>
          </table:table-cell>
          <table:table-cell table:style-name="ce38" office:value-type="float" office:value="0.205887510602511" calcext:value-type="float">
            <text:p>0.21</text:p>
          </table:table-cell>
          <table:table-cell table:style-name="ce38" office:value-type="float" office:value="0.153985864412748" calcext:value-type="float">
            <text:p>0.15</text:p>
          </table:table-cell>
          <table:table-cell table:style-name="ce38" office:value-type="float" office:value="0.100659313878238" calcext:value-type="float">
            <text:p>0.1</text:p>
          </table:table-cell>
          <table:table-cell table:style-name="ce38" office:value-type="float" office:value="0.0563221505692953" calcext:value-type="float">
            <text:p>0.06</text:p>
          </table:table-cell>
          <table:table-cell table:style-name="ce38" office:value-type="float" office:value="0.0800703416520246" calcext:value-type="float">
            <text:p>0.08</text:p>
          </table:table-cell>
          <table:table-cell table:style-name="ce38" office:value-type="float" office:value="0.126058357161037" calcext:value-type="float">
            <text:p>0.13</text:p>
          </table:table-cell>
          <table:table-cell table:style-name="ce38" office:value-type="float" office:value="0.186586114589587" calcext:value-type="float">
            <text:p>0.19</text:p>
          </table:table-cell>
          <table:table-cell table:style-name="ce38" office:value-type="float" office:value="0.125353018480011" calcext:value-type="float">
            <text:p>0.13</text:p>
          </table:table-cell>
          <table:table-cell table:style-name="ce38" office:value-type="float" office:value="0.023483552975458" calcext:value-type="float">
            <text:p>0.02</text:p>
          </table:table-cell>
          <table:table-cell table:style-name="ce38" office:value-type="float" office:value="0.104492508043946" calcext:value-type="float">
            <text:p>0.1</text:p>
          </table:table-cell>
          <table:table-cell table:style-name="ce38" office:value-type="float" office:value="0.0666386160280551" calcext:value-type="float">
            <text:p>0.07</text:p>
          </table:table-cell>
          <table:table-cell table:style-name="ce38" office:value-type="float" office:value="0.028441439550897" calcext:value-type="float">
            <text:p>0.03</text:p>
          </table:table-cell>
          <table:table-cell table:style-name="ce38" office:value-type="float" office:value="0.26740416135871" calcext:value-type="float">
            <text:p>0.27</text:p>
          </table:table-cell>
          <table:table-cell table:style-name="ce38" office:value-type="float" office:value="0.00890146099896738" calcext:value-type="float">
            <text:p>0.01</text:p>
          </table:table-cell>
          <table:table-cell table:style-name="ce38" office:value-type="float" office:value="0.12442800434299" calcext:value-type="float">
            <text:p>0.12</text:p>
          </table:table-cell>
          <table:table-cell table:style-name="ce38" office:value-type="float" office:value="0.281671312145308" calcext:value-type="float">
            <text:p>0.28</text:p>
          </table:table-cell>
          <table:table-cell table:style-name="ce38" office:value-type="float" office:value="0.0721471064321922" calcext:value-type="float">
            <text:p>0.07</text:p>
          </table:table-cell>
          <table:table-cell table:style-name="ce38" office:value-type="float" office:value="0.124280525748474" calcext:value-type="float">
            <text:p>0.12</text:p>
          </table:table-cell>
          <table:table-cell table:style-name="ce38" office:value-type="float" office:value="0.226483125602963" calcext:value-type="float">
            <text:p>0.23</text:p>
          </table:table-cell>
          <table:table-cell table:style-name="ce38" office:value-type="float" office:value="0.132715979051109" calcext:value-type="float">
            <text:p>0.13</text:p>
          </table:table-cell>
          <table:table-cell table:style-name="ce38" office:value-type="float" office:value="0.0625156923568766" calcext:value-type="float">
            <text:p>0.06</text:p>
          </table:table-cell>
          <table:table-cell table:style-name="ce38" office:value-type="float" office:value="0.0565645941532785" calcext:value-type="float">
            <text:p>0.06</text:p>
          </table:table-cell>
          <table:table-cell table:style-name="ce38" office:value-type="float" office:value="0.0554593122367355" calcext:value-type="float">
            <text:p>0.06</text:p>
          </table:table-cell>
          <table:table-cell table:style-name="ce38" office:value-type="float" office:value="0.201553343612083" calcext:value-type="float">
            <text:p>0.2</text:p>
          </table:table-cell>
          <table:table-cell table:style-name="ce38" office:value-type="float" office:value="0.025172218019848" calcext:value-type="float">
            <text:p>0.03</text:p>
          </table:table-cell>
          <table:table-cell table:style-name="ce38" office:value-type="float" office:value="0.153494783006009" calcext:value-type="float">
            <text:p>0.15</text:p>
          </table:table-cell>
          <table:table-cell table:style-name="ce38" office:value-type="float" office:value="0.14271149357045" calcext:value-type="float">
            <text:p>0.14</text:p>
          </table:table-cell>
          <table:table-cell table:style-name="ce38" office:value-type="float" office:value="0.16598172312057" calcext:value-type="float">
            <text:p>0.17</text:p>
          </table:table-cell>
          <table:table-cell table:style-name="ce38" office:value-type="float" office:value="0.184911593733822" calcext:value-type="float">
            <text:p>0.18</text:p>
          </table:table-cell>
          <table:table-cell table:style-name="ce38" office:value-type="float" office:value="0.109458433267176" calcext:value-type="float">
            <text:p>0.11</text:p>
          </table:table-cell>
          <table:table-cell table:style-name="ce38" office:value-type="float" office:value="0.0359343614871068" calcext:value-type="float">
            <text:p>0.04</text:p>
          </table:table-cell>
          <table:table-cell table:style-name="ce38" office:value-type="float" office:value="0.223228347812523" calcext:value-type="float">
            <text:p>0.22</text:p>
          </table:table-cell>
          <table:table-cell table:style-name="ce38" office:value-type="float" office:value="0.0414845465524334" calcext:value-type="float">
            <text:p>0.04</text:p>
          </table:table-cell>
          <table:table-cell table:style-name="ce38" office:value-type="float" office:value="0.0870618730403363" calcext:value-type="float">
            <text:p>0.09</text:p>
          </table:table-cell>
          <table:table-cell table:style-name="ce38" office:value-type="float" office:value="0.0543507444204759" calcext:value-type="float">
            <text:p>0.05</text:p>
          </table:table-cell>
          <table:table-cell table:style-name="ce38" office:value-type="float" office:value="0.092437170562463" calcext:value-type="float">
            <text:p>0.09</text:p>
          </table:table-cell>
          <table:table-cell table:style-name="ce38" office:value-type="float" office:value="0.00132179149499201" calcext:value-type="float">
            <text:p>0</text:p>
          </table:table-cell>
          <table:table-cell table:style-name="ce38" office:value-type="float" office:value="0.0636436093256477" calcext:value-type="float">
            <text:p>0.06</text:p>
          </table:table-cell>
          <table:table-cell table:style-name="ce38" office:value-type="float" office:value="0.0105397001529368" calcext:value-type="float">
            <text:p>0.01</text:p>
          </table:table-cell>
          <table:table-cell table:style-name="ce38" office:value-type="float" office:value="0.145447858244578" calcext:value-type="float">
            <text:p>0.15</text:p>
          </table:table-cell>
          <table:table-cell table:style-name="ce38" office:value-type="float" office:value="0.129088464187557" calcext:value-type="float">
            <text:p>0.13</text:p>
          </table:table-cell>
          <table:table-cell table:style-name="ce38" office:value-type="float" office:value="0.00866564738089082" calcext:value-type="float">
            <text:p>0.01</text:p>
          </table:table-cell>
          <table:table-cell office:value-type="float" office:value="0.106210608091499" calcext:value-type="float">
            <text:p>0.11</text:p>
          </table:table-cell>
        </table:table-row>
        <table:table-row table:style-name="ro2">
          <table:table-cell office:value-type="string" calcext:value-type="string">
            <text:p>321</text:p>
          </table:table-cell>
          <table:table-cell office:value-type="float" office:value="0.0822741192483741" calcext:value-type="float">
            <text:p>0.08</text:p>
          </table:table-cell>
          <table:table-cell office:value-type="float" office:value="0.241620432092867" calcext:value-type="float">
            <text:p>0.24</text:p>
          </table:table-cell>
          <table:table-cell office:value-type="float" office:value="0.201314587463003" calcext:value-type="float">
            <text:p>0.2</text:p>
          </table:table-cell>
          <table:table-cell office:value-type="float" office:value="0.0883840628975244" calcext:value-type="float">
            <text:p>0.09</text:p>
          </table:table-cell>
          <table:table-cell office:value-type="float" office:value="0.0436383354602458" calcext:value-type="float">
            <text:p>0.04</text:p>
          </table:table-cell>
          <table:table-cell office:value-type="float" office:value="0.228349529223141" calcext:value-type="float">
            <text:p>0.23</text:p>
          </table:table-cell>
          <table:table-cell office:value-type="float" office:value="0.236362187116612" calcext:value-type="float">
            <text:p>0.24</text:p>
          </table:table-cell>
          <table:table-cell office:value-type="float" office:value="0.200845015077947" calcext:value-type="float">
            <text:p>0.2</text:p>
          </table:table-cell>
          <table:table-cell office:value-type="float" office:value="0.111114099070618" calcext:value-type="float">
            <text:p>0.11</text:p>
          </table:table-cell>
          <table:table-cell office:value-type="float" office:value="0.141721421618921" calcext:value-type="float">
            <text:p>0.14</text:p>
          </table:table-cell>
          <table:table-cell office:value-type="float" office:value="0.0612863955931914" calcext:value-type="float">
            <text:p>0.06</text:p>
          </table:table-cell>
          <table:table-cell office:value-type="float" office:value="0.295274796145205" calcext:value-type="float">
            <text:p>0.3</text:p>
          </table:table-cell>
          <table:table-cell office:value-type="float" office:value="0.00779608207372606" calcext:value-type="float">
            <text:p>0.01</text:p>
          </table:table-cell>
          <table:table-cell office:value-type="float" office:value="0.0153789393164543" calcext:value-type="float">
            <text:p>0.02</text:p>
          </table:table-cell>
          <table:table-cell office:value-type="float" office:value="0.241183588486029" calcext:value-type="float">
            <text:p>0.24</text:p>
          </table:table-cell>
          <table:table-cell office:value-type="float" office:value="0.163426923165971" calcext:value-type="float">
            <text:p>0.16</text:p>
          </table:table-cell>
          <table:table-cell office:value-type="float" office:value="0.130780179391403" calcext:value-type="float">
            <text:p>0.13</text:p>
          </table:table-cell>
          <table:table-cell office:value-type="float" office:value="0.246178691835396" calcext:value-type="float">
            <text:p>0.25</text:p>
          </table:table-cell>
          <table:table-cell office:value-type="float" office:value="0.194049018053511" calcext:value-type="float">
            <text:p>0.19</text:p>
          </table:table-cell>
          <table:table-cell office:value-type="float" office:value="0.0725398424730725" calcext:value-type="float">
            <text:p>0.07</text:p>
          </table:table-cell>
          <table:table-cell office:value-type="float" office:value="0.156914166741343" calcext:value-type="float">
            <text:p>0.16</text:p>
          </table:table-cell>
          <table:table-cell office:value-type="float" office:value="0.114339978211034" calcext:value-type="float">
            <text:p>0.11</text:p>
          </table:table-cell>
          <table:table-cell office:value-type="float" office:value="0.234822105217625" calcext:value-type="float">
            <text:p>0.23</text:p>
          </table:table-cell>
          <table:table-cell table:style-name="ce38" office:value-type="float" office:value="0.0349308084106343" calcext:value-type="float">
            <text:p>0.03</text:p>
          </table:table-cell>
          <table:table-cell table:style-name="ce38" office:value-type="float" office:value="0.148805716193142" calcext:value-type="float">
            <text:p>0.15</text:p>
          </table:table-cell>
          <table:table-cell table:style-name="ce38" office:value-type="float" office:value="0.183911995841766" calcext:value-type="float">
            <text:p>0.18</text:p>
          </table:table-cell>
          <table:table-cell table:style-name="ce38" office:value-type="float" office:value="0.0265816135663913" calcext:value-type="float">
            <text:p>0.03</text:p>
          </table:table-cell>
          <table:table-cell table:style-name="ce38" office:value-type="float" office:value="0.0728654209920928" calcext:value-type="float">
            <text:p>0.07</text:p>
          </table:table-cell>
          <table:table-cell table:style-name="ce38" office:value-type="float" office:value="0.0313490763636506" calcext:value-type="float">
            <text:p>0.03</text:p>
          </table:table-cell>
          <table:table-cell table:style-name="ce38" office:value-type="float" office:value="0.00190497777097254" calcext:value-type="float">
            <text:p>0</text:p>
          </table:table-cell>
          <table:table-cell table:style-name="ce38" office:value-type="float" office:value="0.0946901239697096" calcext:value-type="float">
            <text:p>0.09</text:p>
          </table:table-cell>
          <table:table-cell table:style-name="ce38" office:value-type="float" office:value="0.0713378001956109" calcext:value-type="float">
            <text:p>0.07</text:p>
          </table:table-cell>
          <table:table-cell table:style-name="ce38" office:value-type="float" office:value="0.0902574088721033" calcext:value-type="float">
            <text:p>0.09</text:p>
          </table:table-cell>
          <table:table-cell table:style-name="ce38" office:value-type="float" office:value="0.186174014410372" calcext:value-type="float">
            <text:p>0.19</text:p>
          </table:table-cell>
          <table:table-cell table:style-name="ce38" office:value-type="float" office:value="0.152080184978116" calcext:value-type="float">
            <text:p>0.15</text:p>
          </table:table-cell>
          <table:table-cell table:style-name="ce38" office:value-type="float" office:value="0.134851096475172" calcext:value-type="float">
            <text:p>0.13</text:p>
          </table:table-cell>
          <table:table-cell table:style-name="ce38" office:value-type="float" office:value="0.208900816047229" calcext:value-type="float">
            <text:p>0.21</text:p>
          </table:table-cell>
          <table:table-cell table:style-name="ce38" office:value-type="float" office:value="0.238819359494481" calcext:value-type="float">
            <text:p>0.24</text:p>
          </table:table-cell>
          <table:table-cell table:style-name="ce38" office:value-type="float" office:value="0.17643228701171" calcext:value-type="float">
            <text:p>0.18</text:p>
          </table:table-cell>
          <table:table-cell table:style-name="ce38" office:value-type="float" office:value="0.266279075463095" calcext:value-type="float">
            <text:p>0.27</text:p>
          </table:table-cell>
          <table:table-cell table:style-name="ce38" office:value-type="float" office:value="0.252067430005105" calcext:value-type="float">
            <text:p>0.25</text:p>
          </table:table-cell>
          <table:table-cell table:style-name="ce38" office:value-type="float" office:value="0.142231921343851" calcext:value-type="float">
            <text:p>0.14</text:p>
          </table:table-cell>
          <table:table-cell table:style-name="ce38" office:value-type="float" office:value="0.114562324539327" calcext:value-type="float">
            <text:p>0.11</text:p>
          </table:table-cell>
          <table:table-cell table:style-name="ce38" office:value-type="float" office:value="0.0747628669441029" calcext:value-type="float">
            <text:p>0.07</text:p>
          </table:table-cell>
          <table:table-cell table:style-name="ce38" office:value-type="float" office:value="0.272786118085056" calcext:value-type="float">
            <text:p>0.27</text:p>
          </table:table-cell>
          <table:table-cell table:style-name="ce38" office:value-type="float" office:value="0.0404020323394584" calcext:value-type="float">
            <text:p>0.04</text:p>
          </table:table-cell>
          <table:table-cell table:style-name="ce38" office:value-type="float" office:value="0.0966667885062883" calcext:value-type="float">
            <text:p>0.1</text:p>
          </table:table-cell>
          <table:table-cell table:style-name="ce38" office:value-type="float" office:value="0.10888862765178" calcext:value-type="float">
            <text:p>0.11</text:p>
          </table:table-cell>
          <table:table-cell table:style-name="ce38" office:value-type="float" office:value="0.0111331953138233" calcext:value-type="float">
            <text:p>0.01</text:p>
          </table:table-cell>
          <table:table-cell table:style-name="ce38" office:value-type="float" office:value="0.231126609969294" calcext:value-type="float">
            <text:p>0.23</text:p>
          </table:table-cell>
          <table:table-cell table:style-name="ce38" office:value-type="float" office:value="0.0711753521577317" calcext:value-type="float">
            <text:p>0.07</text:p>
          </table:table-cell>
          <table:table-cell table:style-name="ce38" office:value-type="float" office:value="0.248108639419817" calcext:value-type="float">
            <text:p>0.25</text:p>
          </table:table-cell>
          <table:table-cell table:style-name="ce38" office:value-type="float" office:value="0.201787471903968" calcext:value-type="float">
            <text:p>0.2</text:p>
          </table:table-cell>
          <table:table-cell table:style-name="ce38" office:value-type="float" office:value="0.0962567862106531" calcext:value-type="float">
            <text:p>0.1</text:p>
          </table:table-cell>
          <table:table-cell table:style-name="ce38" office:value-type="float" office:value="0.214194813582839" calcext:value-type="float">
            <text:p>0.21</text:p>
          </table:table-cell>
          <table:table-cell table:style-name="ce38" office:value-type="float" office:value="0.0285283009586542" calcext:value-type="float">
            <text:p>0.03</text:p>
          </table:table-cell>
          <table:table-cell table:style-name="ce38" office:value-type="float" office:value="0.102633182833761" calcext:value-type="float">
            <text:p>0.1</text:p>
          </table:table-cell>
          <table:table-cell table:style-name="ce38" office:value-type="float" office:value="0.214018040182972" calcext:value-type="float">
            <text:p>0.21</text:p>
          </table:table-cell>
          <table:table-cell table:style-name="ce38" office:value-type="float" office:value="0.0883224439363177" calcext:value-type="float">
            <text:p>0.09</text:p>
          </table:table-cell>
          <table:table-cell table:style-name="ce38" office:value-type="float" office:value="0.276221240079993" calcext:value-type="float">
            <text:p>0.28</text:p>
          </table:table-cell>
          <table:table-cell table:style-name="ce38" office:value-type="float" office:value="0.268811442540208" calcext:value-type="float">
            <text:p>0.27</text:p>
          </table:table-cell>
          <table:table-cell table:style-name="ce38" office:value-type="float" office:value="0.0135969107540489" calcext:value-type="float">
            <text:p>0.01</text:p>
          </table:table-cell>
          <table:table-cell table:style-name="ce38" office:value-type="float" office:value="0.0918158163528202" calcext:value-type="float">
            <text:p>0.09</text:p>
          </table:table-cell>
          <table:table-cell table:style-name="ce38" office:value-type="float" office:value="0.195000650743357" calcext:value-type="float">
            <text:p>0.2</text:p>
          </table:table-cell>
          <table:table-cell table:style-name="ce38" office:value-type="float" office:value="0.276317832660386" calcext:value-type="float">
            <text:p>0.28</text:p>
          </table:table-cell>
          <table:table-cell table:style-name="ce38" office:value-type="float" office:value="0.113554028656051" calcext:value-type="float">
            <text:p>0.11</text:p>
          </table:table-cell>
          <table:table-cell table:style-name="ce38" office:value-type="float" office:value="0.35673985419254" calcext:value-type="float">
            <text:p>0.36</text:p>
          </table:table-cell>
          <table:table-cell table:style-name="ce38" office:value-type="float" office:value="0.0657920742347882" calcext:value-type="float">
            <text:p>0.07</text:p>
          </table:table-cell>
          <table:table-cell table:style-name="ce38" office:value-type="float" office:value="0.249964404107842" calcext:value-type="float">
            <text:p>0.25</text:p>
          </table:table-cell>
          <table:table-cell table:style-name="ce38" office:value-type="float" office:value="0.167671404837652" calcext:value-type="float">
            <text:p>0.17</text:p>
          </table:table-cell>
          <table:table-cell table:style-name="ce38" office:value-type="float" office:value="0.211318686951" calcext:value-type="float">
            <text:p>0.21</text:p>
          </table:table-cell>
          <table:table-cell table:style-name="ce38" office:value-type="float" office:value="0.290131407661848" calcext:value-type="float">
            <text:p>0.29</text:p>
          </table:table-cell>
          <table:table-cell office:value-type="float" office:value="0.150227152384539" calcext:value-type="float">
            <text:p>0.15</text:p>
          </table:table-cell>
        </table:table-row>
        <table:table-row table:style-name="ro2" table:number-rows-repeated="2">
          <table:table-cell table:style-name="Default" table:number-columns-repeated="24"/>
          <table:table-cell table:number-columns-repeated="50"/>
        </table:table-row>
        <table:table-row table:style-name="ro2">
          <table:table-cell office:value-type="string" calcext:value-type="string">
            <text:p>123</text:p>
          </table:table-cell>
          <table:table-cell office:value-type="float" office:value="0.116170244601912" calcext:value-type="float">
            <text:p>0.12</text:p>
          </table:table-cell>
          <table:table-cell office:value-type="float" office:value="0.133036735708137" calcext:value-type="float">
            <text:p>0.13</text:p>
          </table:table-cell>
          <table:table-cell office:value-type="float" office:value="0.0403401831065489" calcext:value-type="float">
            <text:p>0.04</text:p>
          </table:table-cell>
          <table:table-cell office:value-type="float" office:value="0.00265317080349472" calcext:value-type="float">
            <text:p>0</text:p>
          </table:table-cell>
          <table:table-cell office:value-type="float" office:value="0.0246498067331254" calcext:value-type="float">
            <text:p>0.02</text:p>
          </table:table-cell>
          <table:table-cell office:value-type="float" office:value="0.051314846534301" calcext:value-type="float">
            <text:p>0.05</text:p>
          </table:table-cell>
          <table:table-cell office:value-type="float" office:value="0.306690244795534" calcext:value-type="float">
            <text:p>0.31</text:p>
          </table:table-cell>
          <table:table-cell office:value-type="float" office:value="0.254815273281546" calcext:value-type="float">
            <text:p>0.25</text:p>
          </table:table-cell>
          <table:table-cell office:value-type="float" office:value="0.0183941853341973" calcext:value-type="float">
            <text:p>0.02</text:p>
          </table:table-cell>
          <table:table-cell office:value-type="float" office:value="0.0180614284607795" calcext:value-type="float">
            <text:p>0.02</text:p>
          </table:table-cell>
          <table:table-cell office:value-type="float" office:value="0.107077010551299" calcext:value-type="float">
            <text:p>0.11</text:p>
          </table:table-cell>
          <table:table-cell office:value-type="float" office:value="0.101585544525248" calcext:value-type="float">
            <text:p>0.1</text:p>
          </table:table-cell>
          <table:table-cell office:value-type="float" office:value="0.197070162862804" calcext:value-type="float">
            <text:p>0.2</text:p>
          </table:table-cell>
          <table:table-cell office:value-type="float" office:value="0.0457939105475835" calcext:value-type="float">
            <text:p>0.05</text:p>
          </table:table-cell>
          <table:table-cell office:value-type="float" office:value="0.138118619039805" calcext:value-type="float">
            <text:p>0.14</text:p>
          </table:table-cell>
          <table:table-cell office:value-type="float" office:value="0.151631325118625" calcext:value-type="float">
            <text:p>0.15</text:p>
          </table:table-cell>
          <table:table-cell office:value-type="float" office:value="0.143565134458554" calcext:value-type="float">
            <text:p>0.14</text:p>
          </table:table-cell>
          <table:table-cell office:value-type="float" office:value="0.239048388554819" calcext:value-type="float">
            <text:p>0.24</text:p>
          </table:table-cell>
          <table:table-cell office:value-type="float" office:value="0.194373912062251" calcext:value-type="float">
            <text:p>0.19</text:p>
          </table:table-cell>
          <table:table-cell office:value-type="float" office:value="0.0797635644846147" calcext:value-type="float">
            <text:p>0.08</text:p>
          </table:table-cell>
          <table:table-cell office:value-type="float" office:value="0.097702642652622" calcext:value-type="float">
            <text:p>0.1</text:p>
          </table:table-cell>
          <table:table-cell office:value-type="float" office:value="0.0706888146241584" calcext:value-type="float">
            <text:p>0.07</text:p>
          </table:table-cell>
          <table:table-cell office:value-type="float" office:value="0.0218252577687209" calcext:value-type="float">
            <text:p>0.02</text:p>
          </table:table-cell>
          <table:table-cell office:value-type="float" office:value="0.116170244601912" calcext:value-type="float">
            <text:p>0.1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13</text:p>
          </table:table-cell>
          <table:table-cell office:value-type="float" office:value="0.317251843447379" calcext:value-type="float">
            <text:p>0.32</text:p>
          </table:table-cell>
          <table:table-cell office:value-type="float" office:value="0.441834282109068" calcext:value-type="float">
            <text:p>0.44</text:p>
          </table:table-cell>
          <table:table-cell office:value-type="float" office:value="0.3463681351716" calcext:value-type="float">
            <text:p>0.35</text:p>
          </table:table-cell>
          <table:table-cell office:value-type="float" office:value="0.432065844066527" calcext:value-type="float">
            <text:p>0.43</text:p>
          </table:table-cell>
          <table:table-cell office:value-type="float" office:value="0.479519093407323" calcext:value-type="float">
            <text:p>0.48</text:p>
          </table:table-cell>
          <table:table-cell office:value-type="float" office:value="0.459059713203634" calcext:value-type="float">
            <text:p>0.46</text:p>
          </table:table-cell>
          <table:table-cell office:value-type="float" office:value="0.125348849900244" calcext:value-type="float">
            <text:p>0.13</text:p>
          </table:table-cell>
          <table:table-cell office:value-type="float" office:value="0.300470903484294" calcext:value-type="float">
            <text:p>0.3</text:p>
          </table:table-cell>
          <table:table-cell office:value-type="float" office:value="0.538296136846983" calcext:value-type="float">
            <text:p>0.54</text:p>
          </table:table-cell>
          <table:table-cell office:value-type="float" office:value="0.446214650254738" calcext:value-type="float">
            <text:p>0.45</text:p>
          </table:table-cell>
          <table:table-cell office:value-type="float" office:value="0.376373565113086" calcext:value-type="float">
            <text:p>0.38</text:p>
          </table:table-cell>
          <table:table-cell office:value-type="float" office:value="0.177417557549137" calcext:value-type="float">
            <text:p>0.18</text:p>
          </table:table-cell>
          <table:table-cell office:value-type="float" office:value="0.098292917096866" calcext:value-type="float">
            <text:p>0.1</text:p>
          </table:table-cell>
          <table:table-cell office:value-type="float" office:value="0.284113690133239" calcext:value-type="float">
            <text:p>0.28</text:p>
          </table:table-cell>
          <table:table-cell office:value-type="float" office:value="0.162347012599308" calcext:value-type="float">
            <text:p>0.16</text:p>
          </table:table-cell>
          <table:table-cell office:value-type="float" office:value="0.239294284394196" calcext:value-type="float">
            <text:p>0.24</text:p>
          </table:table-cell>
          <table:table-cell office:value-type="float" office:value="0.0681711378966189" calcext:value-type="float">
            <text:p>0.07</text:p>
          </table:table-cell>
          <table:table-cell office:value-type="float" office:value="0.0807355004721676" calcext:value-type="float">
            <text:p>0.08</text:p>
          </table:table-cell>
          <table:table-cell office:value-type="float" office:value="0.299801797821817" calcext:value-type="float">
            <text:p>0.3</text:p>
          </table:table-cell>
          <table:table-cell office:value-type="float" office:value="0.380619780373434" calcext:value-type="float">
            <text:p>0.38</text:p>
          </table:table-cell>
          <table:table-cell office:value-type="float" office:value="0.234802170038062" calcext:value-type="float">
            <text:p>0.23</text:p>
          </table:table-cell>
          <table:table-cell office:value-type="float" office:value="0.388772816633226" calcext:value-type="float">
            <text:p>0.39</text:p>
          </table:table-cell>
          <table:table-cell office:value-type="float" office:value="0.433565717670013" calcext:value-type="float">
            <text:p>0.43</text:p>
          </table:table-cell>
          <table:table-cell office:value-type="float" office:value="0.317251843447379" calcext:value-type="float">
            <text:p>0.3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31</text:p>
          </table:table-cell>
          <table:table-cell office:value-type="float" office:value="0.209632866233153" calcext:value-type="float">
            <text:p>0.21</text:p>
          </table:table-cell>
          <table:table-cell office:value-type="float" office:value="0.0095957601090082" calcext:value-type="float">
            <text:p>0.01</text:p>
          </table:table-cell>
          <table:table-cell office:value-type="float" office:value="0.252720664076847" calcext:value-type="float">
            <text:p>0.25</text:p>
          </table:table-cell>
          <table:table-cell office:value-type="float" office:value="0.193160547126808" calcext:value-type="float">
            <text:p>0.19</text:p>
          </table:table-cell>
          <table:table-cell office:value-type="float" office:value="0.084233309962631" calcext:value-type="float">
            <text:p>0.08</text:p>
          </table:table-cell>
          <table:table-cell office:value-type="float" office:value="0.096631310707911" calcext:value-type="float">
            <text:p>0.1</text:p>
          </table:table-cell>
          <table:table-cell office:value-type="float" office:value="0.195053074676065" calcext:value-type="float">
            <text:p>0.2</text:p>
          </table:table-cell>
          <table:table-cell office:value-type="float" office:value="0.0154536942045684" calcext:value-type="float">
            <text:p>0.02</text:p>
          </table:table-cell>
          <table:table-cell office:value-type="float" office:value="0.0153016360725785" calcext:value-type="float">
            <text:p>0.02</text:p>
          </table:table-cell>
          <table:table-cell office:value-type="float" office:value="0.172181132986878" calcext:value-type="float">
            <text:p>0.17</text:p>
          </table:table-cell>
          <table:table-cell office:value-type="float" office:value="0.137413487735025" calcext:value-type="float">
            <text:p>0.14</text:p>
          </table:table-cell>
          <table:table-cell office:value-type="float" office:value="0.410215646169499" calcext:value-type="float">
            <text:p>0.41</text:p>
          </table:table-cell>
          <table:table-cell office:value-type="float" office:value="0.39266666773532" calcext:value-type="float">
            <text:p>0.39</text:p>
          </table:table-cell>
          <table:table-cell office:value-type="float" office:value="0.329732008825397" calcext:value-type="float">
            <text:p>0.33</text:p>
          </table:table-cell>
          <table:table-cell office:value-type="float" office:value="0.377741041735038" calcext:value-type="float">
            <text:p>0.38</text:p>
          </table:table-cell>
          <table:table-cell office:value-type="float" office:value="0.271941138574842" calcext:value-type="float">
            <text:p>0.27</text:p>
          </table:table-cell>
          <table:table-cell office:value-type="float" office:value="0.484860587063056" calcext:value-type="float">
            <text:p>0.48</text:p>
          </table:table-cell>
          <table:table-cell office:value-type="float" office:value="0.343785204143284" calcext:value-type="float">
            <text:p>0.34</text:p>
          </table:table-cell>
          <table:table-cell office:value-type="float" office:value="0.105715808173138" calcext:value-type="float">
            <text:p>0.11</text:p>
          </table:table-cell>
          <table:table-cell office:value-type="float" office:value="0.170217653232881" calcext:value-type="float">
            <text:p>0.17</text:p>
          </table:table-cell>
          <table:table-cell office:value-type="float" office:value="0.355483053401764" calcext:value-type="float">
            <text:p>0.36</text:p>
          </table:table-cell>
          <table:table-cell office:value-type="float" office:value="0.167133241436023" calcext:value-type="float">
            <text:p>0.17</text:p>
          </table:table-cell>
          <table:table-cell office:value-type="float" office:value="0.15254706825602" calcext:value-type="float">
            <text:p>0.15</text:p>
          </table:table-cell>
          <table:table-cell office:value-type="float" office:value="0.209632866233153" calcext:value-type="float">
            <text:p>0.2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132</text:p>
          </table:table-cell>
          <table:table-cell office:value-type="float" office:value="0.152521253403845" calcext:value-type="float">
            <text:p>0.15</text:p>
          </table:table-cell>
          <table:table-cell office:value-type="float" office:value="0.148557440477607" calcext:value-type="float">
            <text:p>0.15</text:p>
          </table:table-cell>
          <table:table-cell office:value-type="float" office:value="0.145052617836412" calcext:value-type="float">
            <text:p>0.15</text:p>
          </table:table-cell>
          <table:table-cell office:value-type="float" office:value="0.0300323475466533" calcext:value-type="float">
            <text:p>0.03</text:p>
          </table:table-cell>
          <table:table-cell office:value-type="float" office:value="0.14882769733955" calcext:value-type="float">
            <text:p>0.15</text:p>
          </table:table-cell>
          <table:table-cell office:value-type="float" office:value="0.0320479350767778" calcext:value-type="float">
            <text:p>0.03</text:p>
          </table:table-cell>
          <table:table-cell office:value-type="float" office:value="0.028889452317858" calcext:value-type="float">
            <text:p>0.03</text:p>
          </table:table-cell>
          <table:table-cell office:value-type="float" office:value="0.0439268070112762" calcext:value-type="float">
            <text:p>0.04</text:p>
          </table:table-cell>
          <table:table-cell office:value-type="float" office:value="0.102588831957424" calcext:value-type="float">
            <text:p>0.1</text:p>
          </table:table-cell>
          <table:table-cell office:value-type="float" office:value="0.10337751696541" calcext:value-type="float">
            <text:p>0.1</text:p>
          </table:table-cell>
          <table:table-cell office:value-type="float" office:value="0.0202129119714122" calcext:value-type="float">
            <text:p>0.02</text:p>
          </table:table-cell>
          <table:table-cell office:value-type="float" office:value="0.204808913745459" calcext:value-type="float">
            <text:p>0.2</text:p>
          </table:table-cell>
          <table:table-cell office:value-type="float" office:value="0.0435964281354014" calcext:value-type="float">
            <text:p>0.04</text:p>
          </table:table-cell>
          <table:table-cell office:value-type="float" office:value="0.107601821163164" calcext:value-type="float">
            <text:p>0.11</text:p>
          </table:table-cell>
          <table:table-cell office:value-type="float" office:value="0.0433954472658276" calcext:value-type="float">
            <text:p>0.04</text:p>
          </table:table-cell>
          <table:table-cell office:value-type="float" office:value="0.213612648086879" calcext:value-type="float">
            <text:p>0.21</text:p>
          </table:table-cell>
          <table:table-cell office:value-type="float" office:value="0.166669819493671" calcext:value-type="float">
            <text:p>0.17</text:p>
          </table:table-cell>
          <table:table-cell office:value-type="float" office:value="0.139672452965635" calcext:value-type="float">
            <text:p>0.14</text:p>
          </table:table-cell>
          <table:table-cell office:value-type="float" office:value="0.130154454186469" calcext:value-type="float">
            <text:p>0.13</text:p>
          </table:table-cell>
          <table:table-cell office:value-type="float" office:value="0.0772409121252271" calcext:value-type="float">
            <text:p>0.08</text:p>
          </table:table-cell>
          <table:table-cell office:value-type="float" office:value="0.0963797917133176" calcext:value-type="float">
            <text:p>0.1</text:p>
          </table:table-cell>
          <table:table-cell office:value-type="float" office:value="0.0450315275321502" calcext:value-type="float">
            <text:p>0.05</text:p>
          </table:table-cell>
          <table:table-cell office:value-type="float" office:value="0.0997600416790237" calcext:value-type="float">
            <text:p>0.1</text:p>
          </table:table-cell>
          <table:table-cell office:value-type="float" office:value="0.152521253403845" calcext:value-type="float">
            <text:p>0.1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312</text:p>
          </table:table-cell>
          <table:table-cell office:value-type="float" office:value="0.087495781250406" calcext:value-type="float">
            <text:p>0.09</text:p>
          </table:table-cell>
          <table:table-cell office:value-type="float" office:value="0.0320839298329365" calcext:value-type="float">
            <text:p>0.03</text:p>
          </table:table-cell>
          <table:table-cell office:value-type="float" office:value="0.137630349875633" calcext:value-type="float">
            <text:p>0.14</text:p>
          </table:table-cell>
          <table:table-cell office:value-type="float" office:value="0.289249434870647" calcext:value-type="float">
            <text:p>0.29</text:p>
          </table:table-cell>
          <table:table-cell office:value-type="float" office:value="0.127006605547757" calcext:value-type="float">
            <text:p>0.13</text:p>
          </table:table-cell>
          <table:table-cell office:value-type="float" office:value="0.22601185233153" calcext:value-type="float">
            <text:p>0.23</text:p>
          </table:table-cell>
          <table:table-cell office:value-type="float" office:value="0.059451948865934" calcext:value-type="float">
            <text:p>0.06</text:p>
          </table:table-cell>
          <table:table-cell office:value-type="float" office:value="0.0313605116468868" calcext:value-type="float">
            <text:p>0.03</text:p>
          </table:table-cell>
          <table:table-cell office:value-type="float" office:value="0.140839821441822" calcext:value-type="float">
            <text:p>0.14</text:p>
          </table:table-cell>
          <table:table-cell office:value-type="float" office:value="0.194582071411224" calcext:value-type="float">
            <text:p>0.19</text:p>
          </table:table-cell>
          <table:table-cell office:value-type="float" office:value="0.204985374561211" calcext:value-type="float">
            <text:p>0.2</text:p>
          </table:table-cell>
          <table:table-cell office:value-type="float" office:value="0.06065439055264" calcext:value-type="float">
            <text:p>0.06</text:p>
          </table:table-cell>
          <table:table-cell office:value-type="float" office:value="0.153409472431454" calcext:value-type="float">
            <text:p>0.15</text:p>
          </table:table-cell>
          <table:table-cell office:value-type="float" office:value="0.204214278935355" calcext:value-type="float">
            <text:p>0.2</text:p>
          </table:table-cell>
          <table:table-cell office:value-type="float" office:value="0.211650872848914" calcext:value-type="float">
            <text:p>0.21</text:p>
          </table:table-cell>
          <table:table-cell office:value-type="float" office:value="0.00614993189877255" calcext:value-type="float">
            <text:p>0.01</text:p>
          </table:table-cell>
          <table:table-cell office:value-type="float" office:value="0.0859411300219991" calcext:value-type="float">
            <text:p>0.09</text:p>
          </table:table-cell>
          <table:table-cell office:value-type="float" office:value="0.0202835395047815" calcext:value-type="float">
            <text:p>0.02</text:p>
          </table:table-cell>
          <table:table-cell office:value-type="float" office:value="0.0344191725623544" calcext:value-type="float">
            <text:p>0.03</text:p>
          </table:table-cell>
          <table:table-cell office:value-type="float" office:value="0.174911895831573" calcext:value-type="float">
            <text:p>0.17</text:p>
          </table:table-cell>
          <table:table-cell office:value-type="float" office:value="0.164543191356734" calcext:value-type="float">
            <text:p>0.16</text:p>
          </table:table-cell>
          <table:table-cell office:value-type="float" office:value="0.207001049224666" calcext:value-type="float">
            <text:p>0.21</text:p>
          </table:table-cell>
          <table:table-cell office:value-type="float" office:value="0.193046017071749" calcext:value-type="float">
            <text:p>0.19</text:p>
          </table:table-cell>
          <table:table-cell office:value-type="float" office:value="0.087495781250406" calcext:value-type="float">
            <text:p>0.0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321</text:p>
          </table:table-cell>
          <table:table-cell office:value-type="float" office:value="0.116928011063305" calcext:value-type="float">
            <text:p>0.12</text:p>
          </table:table-cell>
          <table:table-cell office:value-type="float" office:value="0.234891851763243" calcext:value-type="float">
            <text:p>0.23</text:p>
          </table:table-cell>
          <table:table-cell office:value-type="float" office:value="0.0778880499329596" calcext:value-type="float">
            <text:p>0.08</text:p>
          </table:table-cell>
          <table:table-cell office:value-type="float" office:value="0.0528386555858702" calcext:value-type="float">
            <text:p>0.05</text:p>
          </table:table-cell>
          <table:table-cell office:value-type="float" office:value="0.135763487009612" calcext:value-type="float">
            <text:p>0.14</text:p>
          </table:table-cell>
          <table:table-cell office:value-type="float" office:value="0.134934342145846" calcext:value-type="float">
            <text:p>0.13</text:p>
          </table:table-cell>
          <table:table-cell office:value-type="float" office:value="0.284566429444364" calcext:value-type="float">
            <text:p>0.28</text:p>
          </table:table-cell>
          <table:table-cell office:value-type="float" office:value="0.353972810371429" calcext:value-type="float">
            <text:p>0.35</text:p>
          </table:table-cell>
          <table:table-cell office:value-type="float" office:value="0.184579388346996" calcext:value-type="float">
            <text:p>0.18</text:p>
          </table:table-cell>
          <table:table-cell office:value-type="float" office:value="0.0655831999209716" calcext:value-type="float">
            <text:p>0.07</text:p>
          </table:table-cell>
          <table:table-cell office:value-type="float" office:value="0.153937650067967" calcext:value-type="float">
            <text:p>0.15</text:p>
          </table:table-cell>
          <table:table-cell office:value-type="float" office:value="0.0453179474580166" calcext:value-type="float">
            <text:p>0.05</text:p>
          </table:table-cell>
          <table:table-cell office:value-type="float" office:value="0.114964351738155" calcext:value-type="float">
            <text:p>0.11</text:p>
          </table:table-cell>
          <table:table-cell office:value-type="float" office:value="0.028544290395261" calcext:value-type="float">
            <text:p>0.03</text:p>
          </table:table-cell>
          <table:table-cell office:value-type="float" office:value="0.066747006511107" calcext:value-type="float">
            <text:p>0.07</text:p>
          </table:table-cell>
          <table:table-cell office:value-type="float" office:value="0.117370671926685" calcext:value-type="float">
            <text:p>0.12</text:p>
          </table:table-cell>
          <table:table-cell office:value-type="float" office:value="0.0507921910661012" calcext:value-type="float">
            <text:p>0.05</text:p>
          </table:table-cell>
          <table:table-cell office:value-type="float" office:value="0.176474914359313" calcext:value-type="float">
            <text:p>0.18</text:p>
          </table:table-cell>
          <table:table-cell office:value-type="float" office:value="0.235534855193969" calcext:value-type="float">
            <text:p>0.24</text:p>
          </table:table-cell>
          <table:table-cell office:value-type="float" office:value="0.11724619395227" calcext:value-type="float">
            <text:p>0.12</text:p>
          </table:table-cell>
          <table:table-cell office:value-type="float" office:value="0.0510891508374999" calcext:value-type="float">
            <text:p>0.05</text:p>
          </table:table-cell>
          <table:table-cell office:value-type="float" office:value="0.121372550549776" calcext:value-type="float">
            <text:p>0.12</text:p>
          </table:table-cell>
          <table:table-cell office:value-type="float" office:value="0.0992558975544746" calcext:value-type="float">
            <text:p>0.1</text:p>
          </table:table-cell>
          <table:table-cell office:value-type="float" office:value="0.116928011063305" calcext:value-type="float">
            <text:p>0.12</text:p>
          </table:table-cell>
          <table:table-cell table:number-columns-repeated="49"/>
        </table:table-row>
      </table:table>
      <table:named-expressions/>
      <table:database-ranges>
        <table:database-range table:name="__Anonymous_Sheet_DB__0" table:target-range-address="'S-S Index'.C4:'S-S Index'.E258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Sheet4.A4:Sheet4.F2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さざなみゴシック" fo:font-size="10pt" fo:language="en" fo:country="US" style:font-name-asian="さざなみゴシック1" style:font-size-asian="10pt" style:language-asian="ja" style:country-asian="JP" style:font-name-complex="さざなみゴシック1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さざなみ明朝" style:font-family-generic="roman" style:font-pitch="variable" fo:font-size="12pt" fo:language="en" fo:country="US" style:letter-kerning="true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10-10-22T11:51:19</meta:creation-date>
    <dc:date>2023-11-24T17:41:43.598265650</dc:date>
    <meta:editing-cycles>1265</meta:editing-cycles>
    <meta:editing-duration>P5DT5H46M35S</meta:editing-duration>
    <meta:document-statistic meta:table-count="5" meta:cell-count="1892" meta:object-count="6"/>
    <meta:user-defined meta:name="情報 1"/>
    <meta:user-defined meta:name="情報 2"/>
    <meta:user-defined meta:name="情報 3"/>
    <meta:user-defined meta:name="情報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' Shapley Value/S-S and Banzhaf power index calculation system ++++++
' Implemented by T.Shimogawa in Nov., 2010. +++++++++++++++++++++++++
' License : LGPL ++++++++++++++++++++++++++++++++++++++++++++++++++++
' You are Free to revice/reform this programme, +++++++++++++++++++++
' under the condition of :  NOT REMOVING THESE COMMENTS. ++++++++++++
' (7th, Nov., 2010) +++++++++++++++++++++++++++++++++++++++++++++++++

Dim thisSheet As Object
Dim thisString(),thisResult(),thisPW(),Coalitions() As Variant
Dim Counter As Double
Dim thisParties As String
Dim bv As Double   ' base value

Sub Main  '***********************************************************
' ********************************************************************
' S-S index calculation **********************************************
' ********************************************************************
' ********************************************************************

Dim ii,jj,tok As Integer
Dim oTemp,oCell1 As Object

Dim test() As Variant

thisSheet = thisComponent.currentController.activeSheet()

thisParties = getParties()

StringToArray(thisParties, thisString)


oTemp=thisSheet.getCellByPosition(9,0)
oTemp.Value=bv

cnt=0
ClearColumn(2)
ClearColumn(3)
ClearColumn(4)
ClearColumn(5)
ClearColumn(6)
ClearColumn(7)
oTemp=thisSheet.getCellByPosition(2,2)
oTemp.String="Coalition"
oTemp=thisSheet.getCellByPosition(3,2)
oTemp.String="Polled Num."
oTemp=thisSheet.getCellByPosition(4,2)
oTemp.String="v(_)"
oTemp=thisSheet.getCellByPosition(5,2)
oTemp.String="(result)"
oTemp=thisSheet.getCellByPosition(6,2)
oTemp.String="S-S Idx"
oTemp=thisSheet.getCellByPosition(7,2)
oTemp.String="BZ Idx"

For jj=1 To Len(thisParties)
  CropN(thisParties, jj, test)
  For ii=0 To UBound(test())
    oTemp = thisSheet.getCellByPosition(2,3+cnt)
    oTemp.String = test(ii)
'    toku=Tokuhyou(oTemp.String)
    oTemp = thisSheet.getCellByPosition(3,3+cnt)
    tok=Tokuhyou(test(ii))
    oTemp.Value=tok
    oTemp = thisSheet.getCellByPosition(4,3+cnt)
    oTemp.Value=VVal(tok,bv)
    cnt=cnt+1
  Next ii
   oTemp = thisSheet.getCellByPosition(5,2+jj)
   oTemp.String = "(" + thisString(jj-1)+")"
Next jj

' (re)loads the set of all coalitions ...
ii=0
oCell1 = thisSheet.getCellByPosition(2,3)
Do While oCell1.String&lt;&gt;""
  oCell1 = thisSheet.getCellByPosition(2,3+ii)
  sPush(Coalitions,oCell1.String)
  ii=ii+1
Loop

'MsgBox CharacteristicFunc("DEBC")
' MsgBox Phi("A") &amp; "-" &amp; Phi("B") &amp; "-" &amp; Phi("C") &amp; "-" &amp; Phi("D")  &amp; "-" &amp; Phi("E") 

For jj=0 To Len(thisParties)-1
  oCell1 = thisSheet.getCellByPosition(6,3+jj)
  oCell1.Value = Phi2(thisString(jj))
Next jj

' ********************************************************************
' BZ index calculation ***********************************************
' ********************************************************************
' ********************************************************************

Dim thisBeta() As Integer
Dim q As Integer

q=BZ(thisBeta)

' MsgBox Join(thisBeta)
For jj=0 To Len(thisParties)-1
  oCell1 = thisSheet.getCellByPosition(7,3+jj)
  oCell1.Value = thisBeta(jj)/q
Next jj
' ================ END ======================================

MsgBox "Finished !!"
End Sub '***************************************************
'--------------------------
Function VVal(x As Integer, y As Integer) As Integer
' x : number of polled , y : base value
' Returns val. of coalition function
  If x&gt;=y Then
    VVal=1
    Exit Function
  Else
    VVal=0
  End If
End Function
'-------------------------
Function Tokuhyou(s As String) As Integer
  Dim Temp() As Variant
  Dim oCell As Object
  Dim ii,jj,kk As Integer
  StringToArray(s,Temp)
'  MsgBox Temp(0)
  For ii=0 To UBound(Temp())
    jj=InStr(thisParties,Temp(ii))-1
'    MsgBox jj
    oCell=thisSheet.getCellByPosition(1,3+jj)
    kk = kk+oCell.Value
  Next ii
  Tokuhyou = kk
End Function
'-----------------------------
Sub Swap(x() As Variant, i1 As Integer, i2 As Integer)
  Dim t As String
  t = x(i1)
  x(i1) = x(i2)
  x(i2) = t
End Sub
'----------------------------
Function aJoin(x() As Variant) As String
  Dim length,ii  As Integer
  Dim Result As String
  
  length = UBound(x())
  For ii=0 To length
    Result = Result + x(ii)
  Next ii
'  MsgBox Result
  aJoin = Result
End Function  
'----------------------------
Sub Permutation(x() As Variant, d As Integer, m As Integer) 
' d ... depth,  m ... last index of array x
  Dim i,j As Integer
  Dim k As Double
  Dim oCell As Object
  If d = 0 Then
    k = Factorial(m+1)
    ReDim thisResult(k) 
  End If
  If d=m Then
    'oCell = thisSheet.getCellByPosition(0,Counter)
    'oCell.String = Join(x())
    'oCell.String = x(0)
    'MsgBox x(0)
    thisResult(Counter) = aJoin(x())
    Counter = Counter+1
    Exit Sub
  Else 
  For i=d To m
    Swap(x,d,i)
    Permutation(x, d+1, m)
    Swap(x,d,i)
  Next i
  End if
End Sub
' ------------------
Sub ClearRow(x As Integer)
  Dim oRow As Object
  oFlapv = com.sun.star.sheet.CellFlags.VALUE
  oFlaps = com.sun.star.sheet.CellFlags.STRING
  oRow = thisSheet.getRows.getByIndex(x)
  oRow.clearContents(oFlapv)
  oRow.clearContents(oFlaps)
End Sub
'-------------------
Sub ClearColumn(x As Integer)
  Dim oColumn As Object
  oFlapv = com.sun.star.sheet.CellFlags.VALUE
  oFlaps = com.sun.star.sheet.CellFlags.STRING
  oColumn = thisSheet.getColumns.getByIndex(x)
  oColumn.clearContents(oFlapv)
  oColumn.clearContents(oFlaps)
End Sub
'-------------------
Function Factorial(x As Integer) As Double
  Dim i As Integer
  Dim Result As Double
  
  If x &lt;= 1 Then
    Factorial=1
    Exit Function
  End If

  Result = 1
  For i=x To 1 Step -1
   Result = Result * i
  Next i
  Factorial = Result
End Function
'----------------------e
Function CropString(x As String, a As String) As String
' Crops left-end of x till "a" ...
  Dim tmp As String
  Dim k As Integer
  k = InStr(x, a)
  tmp = Left(x, k)
  CropString = tmp
End Function
'-------------------------
Function SubsetEq(x As String, y As String) As Boolean
Dim xx As String
Dim c,n As Integer

If Len(x)=0 Then
  SubsetEq  = true
  Exit Function
End If

n=0
For c=1 To Len(x)
  xx = Mid(x,c,1)
  If isIn(xx,y) Then
    n=n+1
  End If 
Next c
If n=Len(x) Then
  SubsetEq = true
Else
  SubsetEq = false
End If
End Function
'-----------------------------
Function isIn(x As String, y As String) As Boolean
Dim c As Integer
Dim tmp As String
For c=1 To Len(y)
  tmp = Mid(y,c,1)
  If tmp = x Then
   isIn = true
   Exit Function
  End If
Next c
isIn = false
End Function
'------------------------
Function getParties() As String
'gets parties' as a string as well as their power weight...
  Dim oTemp1,oTemp2 As Object
  Dim sTemp As String
  Dim i,tmp As Integer
  i=0
  tmp=0
  oTemp1 = thisSheet.getCellByPosition(0,3+i)
  oTemp2 = thisSheet.getCellByPosition(1,3+i)
  Do Until oTemp1.String=""
    sTemp = sTemp + oTemp1.String
    sPush(thisPW,oTemp2.Value)
    tmp=tmp+oTemp2.Value
    i=i+1
    oTemp1 = thisSheet.getCellByPosition(0,3+i)
    oTemp2 = thisSheet.getCellByPosition(1,3+i)
  Loop
  bv=tmp/2
  getParties = sTemp
End Function
'-----------------------
Sub StringToArray(s As String, a() As Variant) 
' Dim cTemp As String
 Dim i,k As Integer
 i = Len(s)
 ReDim a(i-1)
 For k=1 To i
   a(k-1) = Mid(s,k,1)
 Next k
End Sub
'------------------
Function Combination(n As Integer, k As Integer) As Double
' Just an implementation of "combination"
 Dim tmp1,tmp2 As Double
 Dim i As Integer
 If k=1 Then
  Combination = n
  Exit Function
 ElseIf k=n Then
  Combination = 1
  Exit Function
 End If
 tmp1=1
 tmp2=n
 For i=2 To k
   tmp1 = tmp1*i
   tmp2 = tmp2*(n-i+1)
 Next i
 Combination = tmp2/tmp1
End Function
' ----------------------------
Function sPush(x() As Variant, a As String) As Integer
' piles string a on the stack x,  eturns new size of array   
Dim t() As Variant
Dim size, i,j,k As Integer
 size = UBound(x())
 ReDim t(size+1)
 For i=0 To size
   t(i) = x(i)
 Next i
 t(size+1) = a
 ReDim x(size+1)
 x=t
 sPush = UBound(x())
End Function

'------------
Function Perm(n As Integer, k As Integer) As Integer
  Dim ii,jj,kk As Integer
  If n&lt;o Then
    MsgBox "Errrroooorrrrr"
    Perm = 0
    Exit Function
  End If
  
  jj=1
  
  For ii=n To n-k+1 Step -1
     jj = jj*ii
  Next ii
  
  Perm = jj
End Function
'------------
'----------------
Function ChopHead(s As String) As String
  Dim l As Integer
  l=Len(s)-1
  ChopHead = Right(s,l)
End Function

'----------------------------------------
Sub CropN(s As String, n As Integer,  r() As Variant)
'Target : s,  taking n-length string from s, stores all the cases to r.....
 Dim i,j,k,l,m As Integer
 Dim result() As Variant
 Dim ss,tt As String
 
 If n=1 Then
   l=Len(s)
   ReDim r(l)
   StringToArray(s,r)
'   MsgBox r(UBound(r()))
   Exit Sub
 End If

 CropN(s,n-1,r)
 
 l=UBound(r())
 
 For i=0 To l
   tt=Left(r(i),1)
   m=InStr(s,tt)
   If m=0  Then
     i=i+1
   Else
     For j=1 To m-1
       sPush(result,Mid(s,j,1)+r(i))
     Next j
'     MsgBox Join(result)
   End If
 Next i
 r=result
End Sub

'--------------------------
Function nCases(s As String, a As String) As Integer
' s : Players' set N, a : target player.
' returns tha number of cases that player a joins the coalition...
  If Not isIn(a,s) Then
    MsgBox "error...."
    nCases = 0
    Exit Function
  End If

  Dim ii,jj,kk,ll As Integer 
  Dim r1,r2 As Integer
  
  ll = Len(s)
  kk = inStr(s,a)
  
  r1 = Factorial(kk-1)
  r2 = Factorial(ll-kk)
  
  nCases = r1*r2
End Function

'~~~~~~~~~~~~~~~~~~~~~~~~~~~~~~~~~~~~~
Function CharacteristicFunc(x As String) As Double
' x represents "a coalition". 
' This one returns the Val of characteristic function.
' Global Array : Coalitions() should be non-empty....

 Dim ii,jj,kk,ll As Integer
' Dim tmp As Double
' Dim sTemp() As Variant
 Dim oCell2 As Object
  
  For jj=0 To UBound(Coalitions())
    If SubsetEq(x,Coalitions(jj)) AND SubsetEq(Coalitions(jj),x) Then
      oCell2 = thisSheet.getCellByPosition(4,3+jj)
      CharacteristicFunc = oCell2.Value
      Exit Function
    End If
  Next jj
  CharacteristicFunc = 0
End Function  
' -----------------------
Function Phi(s As String) As Double
' Shapley-Shubik Index.........
' Caution  *** this one DOES NOT give a Shapley Val in general meaning !!
' Global Array : Coalitions() should be non-empty....

  Dim ii,jj,kk,rr,length As Integer
  Dim tmp1 As Double
  Dim ss As String
  
  length=Len(thisParties)
  tmp1=0
  
  For ii=0 To UBound(Coalitions())
    ss = Coalitions(ii)&amp;s
    If (NOT isIn(s,Coalitions(ii))) AND CharacteristicFunc(Coalitions(ii))=0 AND CharacteristicFunc(ss)=1 Then
      'MsgBox ss
      rr=Len(Coalitions(ii))
      kk=Factorial(rr)*Factorial(length-rr-1)  ' .... * (CharacteristicFunc(ss) - CharacteristicFunc(....))
      tmp1 = tmp1 + kk
'      MsgBox tmp1
    End If
  Next ii
  
  Phi = tmp1/Factorial(length)
End Function
'------------------------------------------------
Function Phi2(s As String) As Double
' Shapley Value .........
' Values of Characteristic Function are to be input by HAND !
' and... Global Array : Coalitions() should be non-empty....

  Dim ii,jj,kk,rr,length As Integer
  Dim tmp1,tmp2 As Double
  Dim ss As String
  
  length=Len(thisParties)
  tmp1=0
  
  For ii=0 To UBound(Coalitions())
    If NOT isIn(s,Coalitions(ii)) Then
      ss = Coalitions(ii)&amp;s
      'MsgBox ss
      rr=Len(Coalitions(ii))
      tmp2 = CharacteristicFunc(ss) - CharacteristicFunc(Coalitions(ii))
      kk=Factorial(rr)*Factorial(length-rr-1)
      tmp1 = tmp2 * kk + tmp1
'      MsgBox tmp1
    End If
  Next ii
  
  Phi2 = tmp1/Factorial(length)
End Function
'------------------------------------------------
'------------------------------------------------
Function isSwing(p As String, wc As String) As Boolean  
' wc : winning coalition, p : target player in 'thisParties'
  Dim ss,tt As String
  Dim ii,jj,kk,ll As Integer
  
  If Not isIn(p,wc) Then
    isSwing = false
    Exit Function
  End If
  
  If CharacteristicFunc(wc)=0 Then
    isSwing = false
    Exit Function
  End If
  
'  ll=Len(wc)
'  ii=inStr(wc,p)
'  ss=Left(wc,ii-1)
'  tt=Right(wc,ll-ii)
'  ss=ss+tt
  ss = ExcludeI(p,wc)
 
  MsgBox ss
  
  If CharacteristicFunc(ss)=0 Then
    isSwing = true
    Exit Function
  Else
    isSwing = false
  End If
End Function
'------------------------------------------------
Function BZ(beta() As Integer) As Integer
' Banzhaf Power Index ...............
' returns the number of swing vote,
' and put the number of swing votes for each player 
' to corresponding array...
' uses global Coalitions() .......

  Dim hh,ii,jj,kk,mm,tmp As Integer
  Dim ss,tt As String
  Dim wc() As Variant
'  Dim beta() As Integer
  
  ReDim beta(Len(thisParties)-1)
  
  For ii=0 To UBound(Coalitions())
    If CharacteristicFunc(Coalitions(ii))=1 Then
      kk=sPush(wc,Coalitions(ii))
    End If
  Next ii
  
  For ii=0 To UBound(wc())
    For jj=1 To Len(wc(ii))
      tt=Mid(wc(ii),jj,1)
      hh=InStr(thisParties,tt)-1
      ss=ExcludeI(tt,wc(ii))
      tmp=1-CharacteristicFunc(ss)
      mm=mm+tmp
      beta(hh)=beta(hh)+tmp
    Next jj
  Next ii
    
  BZ = mm
       
End Function
'------------------------------------------------
Function ExcludeI(p As String, c As String) As String
  ' c : a coalition, p : a player 
  ' returns s-{i}.
  Dim ii,ll As Integer
  Dim ss,tt As String

  ii=inStr(c,p)
  If ii=0 Then
    ExcludeI = c
    Exit Function
  End If
  
  ll=Len(c)
  ss=Left(c,ii-1)
  tt=Right(c,ll-ii)
  ExcludeI = ss+tt

End Function  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' Shapley Value/S-S index calculation system ++++++++++++++++++++++++
' Part 2 : Shapley Value calculation module (general purpose)++++++++
' Implemented by T.Shimogawa in Nov., 2010. +++++++++++++++++++++++++
' License : LGPL ++++++++++++++++++++++++++++++++++++++++++++++++++++
' You are Free to revice/reform this programme, +++++++++++++++++++++
' under the condition of :  NOT REMOVING THESE COMMENTS. ++++++++++++
' (7th, Nov., 2010) +++++++++++++++++++++++++++++++++++++++++++++++++

Dim thisSheet As Object
Dim thisString(),thisResult(),thisPW(),Coalitions() As Variant
Dim Counter As Double
Dim thisPlayers As String
'Dim bv As Integer   ' base value

Sub Main  '***********************************************************

Dim ii,jj,tok As Integer
Dim oTemp,oCell1 As Object
Dim test() As Variant

thisSheet = thisComponent.currentController.activeSheet()

thisPlayers = getPlayers()
'MsgBox thisPlayers

StringToArray(thisPlayers, thisString)

cnt=0
ClearColumn(2)
'ClearColumn(3)
ClearColumn(4)
ClearColumn(5)
ClearColumn(6)
oTemp=thisSheet.getCellByPosition(2,2)
oTemp.String="Coalition"
oTemp=thisSheet.getCellByPosition(3,2)
oTemp.String="v(_)"
oTemp=thisSheet.getCellByPosition(5,2)
oTemp.String="(result)"
oTemp=thisSheet.getCellByPosition(6,2)
oTemp.String="Φ(i)"

For jj=1 To Len(thisPlayers)
  CropN(thisPlayers, jj, test)
  For ii=0 To UBound(test())
    oTemp = thisSheet.getCellByPosition(2,3+cnt)
    oTemp.String = test(ii)
'    oTemp = thisSheet.getCellByPosition(3,3+cnt)
'    oTemp.Value=tok
    cnt=cnt+1
  Next ii
   oTemp = thisSheet.getCellByPosition(5,2+jj)
   oTemp.String = "Φ(" + thisString(jj-1)+") = "
Next jj

oTemp=thisSheet.getCellByPosition(2,0)
oTemp.String=thisPlayers

MsgBox "All case of coalitions generated."
MsgBox "Now you have to input values of characteristic function. Then press (2)."

'NextProcess
End Sub ' *****************************************************************

'-------------------------------------------------------
Sub NextProcess
  Dim ii,jj As Integer
  Dim oCell1,oTemp As Object
' (re)loads the set of all coalitions ...

  thisSheet = thisComponent.currentController.activeSheet()

  oTemp=thisSheet.getCellByPosition(2,0)
  thisPlayers=oTemp.String
  StringToArray(thisPlayers, thisString)
  
  ii=0
  oCell1 = thisSheet.getCellByPosition(2,3)

  Do While oCell1.String&lt;&gt;""
    oCell1 = thisSheet.getCellByPosition(2,3+ii)
    sPush(Coalitions,oCell1.String)
    ii=ii+1
  Loop

  For jj=0 To Len(thisPlayers)-1
    oCell1 = thisSheet.getCellByPosition(6,3+jj)
    oCell1.Value = Phi3(thisString(jj))
  Next jj

End Sub '
'----------------------------------------------------
Function getPlayers() As String
'gets players' as a string as well as their power weight...
  Dim oTemp1 As Object
  Dim sTemp As String
  Dim i As Integer
  i=0
  oTemp1 = thisSheet.getCellByPosition(0,3+i)
  Do Until oTemp1.String=""
    sTemp = sTemp + oTemp1.String
    i=i+1
    oTemp1 = thisSheet.getCellByPosition(0,3+i)
  Loop
'  MsgBox sTemp
  getPlayers = sTemp
End Function
' ------------------
Sub ClearRow(x As Integer)
  Dim oRow As Object
  oFlapv = com.sun.star.sheet.CellFlags.VALUE
  oFlaps = com.sun.star.sheet.CellFlags.STRING
  oRow = thisSheet.getRows.getByIndex(x)
  oRow.clearContents(oFlapv)
  oRow.clearContents(oFlaps)
End Sub
'-------------------
Sub ClearColumn(x As Integer)
  Dim oColumn As Object
  oFlapv = com.sun.star.sheet.CellFlags.VALUE
  oFlaps = com.sun.star.sheet.CellFlags.STRING
  oColumn = thisSheet.getColumns.getByIndex(x)
  oColumn.clearContents(oFlapv)
  oColumn.clearContents(oFlaps)
End Sub
'-------------------

Function CharacteristicFunc2(x As String) As Double  
'------ this is the version For general case !!!!!!
' x represents "a coalition". 
' This one returns the Val of characteristic function.
' Global Array : Coalitions() should be non-empty....

 Dim ii,jj,kk,ll As Integer
' Dim tmp As Double
' Dim sTemp() As Variant
 Dim oCell2 As Object
  
  For jj=0 To UBound(Coalitions())
    If SubsetEq(x,Coalitions(jj)) AND SubsetEq(Coalitions(jj),x) Then
      oCell2 = thisSheet.getCellByPosition(3,3+jj)
      CharacteristicFunc2 = oCell2.Value
      Exit Function
    End If
    CharacteristicFunc2 = 0
  Next jj
End Function  
' -----------------------
Function Phi3(s As String) As Double  ' ver. 3.....
' Shapley Value .........
' Values of Characteristic Function are to be input by HAND !
' and... Global Array : Coalitions() should be non-empty....

  Dim ii,jj,kk,rr,length As Integer
  Dim tmp1,tmp2 As Double
  Dim ss As String
  
  length=Len(thisPlayers)
  tmp1=0
  
  For ii=0 To UBound(Coalitions())
    If NOT isIn(s,Coalitions(ii)) Then
      ss = Coalitions(ii)&amp;s
      'MsgBox ss
      rr=Len(Coalitions(ii))
      tmp2 = CharacteristicFunc2(ss) - CharacteristicFunc2(Coalitions(ii))
      kk=Factorial(rr)*Factorial(length-rr-1)
      tmp1 = tmp2 * kk + tmp1
'      MsgBox tmp1
    End If
  Next ii
  
  Phi3 = tmp1/Factorial(length)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' Reformed Shapley Valu calculation system ++++++++++++++++++++++++++
' Shapley Value calculation module ++++++++++++++++++++++++++++++++++
' Implemented by T.Shimogawa in May, 2017. +++++++++++++++++++++++++
' License : LGPL ++++++++++++++++++++++++++++++++++++++++++++++++++++
' You are Free to revice/reform this programme, +++++++++++++++++++++
' under the condition of :  NOT REMOVING THESE COMMENTS. ++++++++++++
' (May., 2017) ++++++++++++++++++++++++++++++++++++++++++++++++++++++


Dim thisSheet As Object
Dim thisString(),thisResult(),thisPW(),Coalitions(),thisSequence(), thisProbability() As Variant
Dim Counter As Double
Dim thisPlayers As String
Dim number_of_players As Integer

Dim thisFairValues() As Variant
Dim fv As Integer ' end point of fairvalue input range

Sub Main  '' ============Phase_1=============
Dim ii,jj,tok As Integer
Dim oTemp,oTemp2,oCell1 As Object
Dim test() As Variant

thisSheet = thisComponent.currentController.activeSheet()

thisPlayers = getPlayers()

number_of_players = len(thisPlayers)

StringToArray(thisPlayers, thisString)

cnt=0

For jj=2 To 30 
  ClearColumn(jj)
Next jj

oTemp=thisSheet.getCellByPosition(2,2)
oTemp.String="Coalition Sequence"
oTemp=thisSheet.getCellByPosition(3,2)
oTemp.String="Probability"
oTemp=thisSheet.getCellByPosition(4,0)
oTemp.String="fairvalues(input)"
'oTemp=thisSheet.getCellByPosition(4,1)
'oTemp.String="marginal contrib."

'For jj=4 To 7 Step 1
'  ClearColumn(jj+number_of_players)
'Next jj

'oTemp=thisSheet.getCellByPosition(6+number_of_players,2)
'oTemp.String="(result)"
'oTemp=thisSheet.getCellByPosition(7+number_of_players,2)
'oTemp.String="Φ(i)"

Dim pn As Integer

pn=PermutationOfString(thisPlayers, thisSequence)
'thisProbability=PFPropotion(UBound(thisSequence()))
thisSheet.getCellByPosition(2,1).Value=pn

For ii=1 To UBound(thisSequence())
  oTemp = thisSheet.getCellByPosition(2,3+cnt)
  oTemp.String = thisSequence(ii)
'  oTemp = thisSheet.getCellByPosition(3,3+cnt)
'  oTemp.Value = thisProbability(ii)
  cnt=cnt+1
Next ii

oTemp = thisSheet.getCellByPosition(3,3+cnt)
oTemp.setFormula("=sum(D4:D" &amp; 3+cnt &amp; ")")

oTemp2=thisSheet.getCellByPosition(4,1)
oTemp2.String="0"
oTemp2=thisSheet.getCellByPosition(4,2)
oTemp2.CellBackColor=RGB(200,120,180)


For jj=1 To number_of_players
'   oTemp = thisSheet.getCellByPosition(6+number_of_players,2+jj)
'   oTemp.String = "Φ(" + thisString(jj-1)+") = "
   oTemp2 = thisSheet.getCellByPosition(4+jj,1)
   oTemp2.String = thisString(jj-1)
   oTemp2 = thisSheet.getCellByPosition(4+jj,2)
   oTemp2.CellBackColor = RGB(200,120,180)
Next jj
' in this point the range of fair value is : (5, 2) to (5,jj-1)
fv = jj-1


oTemp=thisSheet.getCellByPosition(2,0)
oTemp.String=thisPlayers

oTemp=thisSheet.getCellByPosition(6,0)
oTemp.Value=fv

thisSheet.getCellByPosition(9,0).String="threshold:"
thisSheet.getCellByPosition(11,0).String="iteration time:"

MsgBox "All case of coalition seq. generated. Now input threshold and iteration time."


End Sub ' *******************************************


Sub NextProcess ' ============Phase_2=============
  Dim ii,jj,fv,th,iteration,np As Integer
  Dim oCell1,oTemp As Object
  Dim nextSheet As Object
  
' (re)load the set of all coalitions ...

  thisSheet = thisComponent.currentController.activeSheet()
  nextSheet = thisComponent.Sheets.getByName("Sheet4")

  oTemp=thisSheet.getCellByPosition(2,0)
  thisPlayers=oTemp.String
  StringToArray(thisPlayers, thisString)

fv=thisSheet.getCellByPosition(6,0).Value

Dim oTmp As Object
oTmp = thisSheet.getCellRangeByPosition(4,2,fv+4,2)
thisFairValues = FairValue(oTmp)

Dim cb,ce,rb,re As Integer
Dim thisRange,sequence,nssequence As Object
cb=2
ce=cb+thisSheet.getCellByPosition(6,0).Value+2
rb=3
re=rb+thisSheet.getCellByPosition(2,1).Value-1

np=0 
For i=0 To 50
 ClearRow(nextSheet, i)
Next i

thisRange = thisSheet.getCellRangeByPosition(cb,rb,ce,re)
sequence = thisSheet.getCellRangeByPosition(cb,rb,cb,re)
nssequence = nextSheet.getCellRangeByPosition(0,rb,0,re)
nssequence.setDataArray(sequence.getDataArray())

'thisRange.CellBackColor=RGB(200,240,200)

For i=3 To thisRange.getcolumns().getCount()-1
  For j=0 To thisRange.getrows().getCount()-1
    thisRange.getCellByPosition(i,j).Value=MarginalContrib(thisRange.getCellByPosition(0,j).String,i-2)
  Next j
Next i

MsgBox "Generating Marginal Contributions complete. Now Monte-Carlo is on stage. Here we go !"


Dim mcArray(),wsmc() As Variant
Dim probability(), mc() As Variant
Dim sd As Double ' standard deviation of weighted marginal contrb..

jj=1
th=thisSheet.getCellByPosition(10,0).Value
iteration=thisSheet.getCellByPosition(12,0).Value


Do '  ===== SHALL WE BEGIN EXPERIMENT ====

probability=PFPropotion(thisSheet.getCellByPosition(2,1).Value)

ReDim mc(1 to UBound(probability()))
'MsgBox UBound(mc())

mcArray()=thisRange.getData()

For i=3 To thisSheet.getCellByPosition(6,0).Value+2
  For j=1 To UBound(probability())
    mc(j) = mcArray(j-1)(i)
  Next j
  ReDim Preserve wsmc(1 to i-2)
  wsmc(i-2)=InnerProduct(probability,mc)
Next i

sd=StdDeviation(wsmc)
If sd&lt;th Then 'th : threshold 
  For i=1 To thisSheet.getCellByPosition(6,0).Value
    thisSheet.getCellByPosition(cb+2+i,re+1).Value=wsmc(i)
  Next i
  For i=rb To re
    thisSheet.getCellByPosition(cb+1,i).Value=probability(i-rb+1)
  Next i
  ' ---------- on nextSheet dumping passed results -----
  For i=rb To re
    nextSheet.getCellByPosition(cb+np-1,i).Value=probability(i-rb+1)
  Next i
  MsgBox "std. deviation: " &amp; sd &amp; " : :  " &amp; jj &amp;  " -th experiment"
  np=np+1
  If np=300 Then
    MsgBox "enough.... too many. exiting..."
    Exit Sub
  End If
End If
jj=jj+1
Loop While jj&lt; iteration ' === iteration : times to try ===

If np=0 Then
 MsgBox "...didn't hit. exiting...."
 Exit Sub
End If

For i=1 To UBound(sequence.dataArray())+1
  oTemp=nextSheet.getCellRangeByPosition(cb-1,rb+i-1,cb+np-2,rb+i-1)
  oTemp.cellBackColor=RGB(200,200,200)
  nextSheet.getCellByPosition(cb+np-1,rb+i-1).Value=oTemp.computeFunction(com.sun.star.sheet.GeneralFunction.AVERAGE)
Next i

MsgBox "Mission Complete !"

End Sub 

' ---------------------------------------------------
'----------------------------------------------------
Function getPlayers() As String
'gets players' as a string as well as their power weight...
  Dim oTemp1 As Object
  Dim sTemp As String
  Dim i As Integer
  i=0
  oTemp1 = thisSheet.getCellByPosition(0,3+i)
  Do Until oTemp1.String=""
    sTemp = sTemp + oTemp1.String
    i=i+1
    oTemp1 = thisSheet.getCellByPosition(0,3+i)
  Loop
'  MsgBox sTemp
  getPlayers = sTemp
End Function
' ------------------
Sub ClearRow(s As Object, x As Integer)
  Dim oRow As Object
  oRow = s.getRows.getByIndex(x)
  oRow.ClearContents(1 OR 2 OR 4 OR 8 OR 16 OR 32 OR 64)
End Sub
'-------------------
Sub ClearColumn(x As Integer)  
  Dim oColumn As Object
  oColumn = thisSheet.getColumns.getByIndex(x)
  oColumn.clearContents(1 OR 2 OR 4 OR 8 OR 16 OR 32 OR 64 OR 128 OR 256 OR 512)
End Sub

' ----------------------------------------------
Function PermutationOfString(s As String, p() As Variant) As Integer
' Permutation of a string:
' p() is to be a buffer to store them
' returns the number of given string's permutations

Dim ss,tt,uu As String
Dim i,j,k,l As Integer
Dim tmp(),tmp2(),result() As Variant

If Len(s) = 1 Then
  ReDim result(1) 
  result(1) = s
  p = result
  PermutationOfString=1
  Exit Function
Else
  ss=Left(s,1)
  tt=Mid(s,2,Len(s))
  PermutationOfString(tt,tmp)
'  ReDim Preserve tmp(Len(tt))
  i=UBound(tmp())
  ReDim result(1 to i*(Len(tt)+1))
  
  For j=1 To Ubound(tmp())
    For k=0 To Len(tt)
      result((j-1)*(Len(tt)+1)+k+1) = insertChar(tmp(j),ss,k)
    Next k
  Next j

  p=result
End If
PermutationOfString=UBound(p())
End Function

' ---------------------------------
Function insertChar(s As String, a As String, n As Integer) As String
' returns result of insertion of 'a' into s in n-th location
 insertChar=Left(s,n) &amp; a &amp; Mid(s,n+1,Len(s))
End Function
' ----------------------------------
Function PFPropotion(n As Integer) As Variant
' gives probabilities for all coalition sequences.
' (uniform distribution, hence no need to input
' coalition sequences.)
 Dim xx(1 to n) As Double
 
For i=1 To n-1
  xx(i)=rnd()
'  xx(i)=Cint(xx(i)*256)/256
Next i
xx(n)=1

Dim xxx,yyy As Double
Dim c As Integer

Sort:
c=0
For i=1 To n-1
  If xx(i)&gt;xx(i+1) Then
    xxx=xx(i)
    xx(i)=xx(i+1)
    xx(i+1)=xxx
    c=c+1
  End If
Next i
If c&lt;&gt;0 Then
 Goto Sort
End If

xxx=xx(1)

For i=2 To n
  yyy=xx(i)
  xx(i)=xx(i)-xxx
  xxx=yyy
Next i

PFPropotion=xx
End Function
' ---------------------------------------------
Function FairValue(x As Object) As Variant
' in this context, 
' so-called "fairvalue" is an estimation 
' of a personnel who is in charge of processing 
' account info. into a balance sheet
' of the company he/she is employed by.

Dim result() As Variant
Dim oTmp  As Object
Dim jj As Integer

oTmp=x
jj=0

Do Until jj=oTmp.getColumns().Count
 ReDim Preserve result(jj)
 result(jj)=oTmp.getCellByPosition(jj,0).Value
' MsgBox jj &amp; " == " &amp; result(jj)
 jj=jj+1
Loop

FairValue = result
End Function
' --------------------------------
Function d_star(n As Integer) As Double
' restricted cost function
' only accepts sequential coalitions
d_star = thisFairValues(0) - thisFairValues(n)
End Function

' -------------------------
Function StringSort(s As String) As String
If Len(s)=1 Then
  StringSort=s
  Exit Function
End If

Dim i,cnt As Integer
Dim a,b,c,tmp As String

tmp=s

Do
 cnt=0
 For i=1 To Len(s)-1 
  a=Mid(tmp, 1, i-1)
  b=Mid(tmp, i, 2)
  c=Mid(tmp, i+2, Len(s)-i+1)
'  If Cint(Left(b,1)) &gt; Cint(Right(b,1)) Then
  If Left(b,1) &gt; Right(b,1) Then
    b = Right(b,1) &amp; Left(b,1)
    cnt=cnt+1
  End If
  tmp=a &amp; b &amp; c
 Next i
Loop While cnt&lt;&gt;0
StringSort=a &amp; b &amp; c

End Function
' -------------------------
Function SeqCoalitions(s As String) As Variant
' receives **sorted** string s to separate into sequential 
' coalitions and stores them to string array
Dim i,j,k As Integer
Dim buf As String
Dim result() As Variant

'ReDim result(0)
buf=Left(s,1)
'b=Left(s,1)
j=0

For i=2 To Len(s) Step 1
 If Asc(Mid(s,i-1,1))+1 &lt;&gt; Asc(Mid(s,i,1)) Then
' If Mid(s,i-1,1)+1 &lt;&gt; Mid(s,i,1) Then
   ReDim Preserve result(j)
   result(j) = buf
   buf=Mid(s,i,1)
   j=j+1
 Else
   buf=buf + Mid(s,i,1)
 End If 
Next i

ReDim Preserve result(j)
result(j)=buf
'MsgBox "--" &amp; result(j) &amp; "--" 
SeqCoalitions = result
End Function
' -------------------------
Function CharacteristicFunc3(s As String) As Double  
' only for the depreciation games.
' output : \sum_{i\in S} {d_star({i})} - d_s(S)
Dim tmp As String
Dim tmp2() As Variant
' Dim result As Double
tmp=StringSort(s)
tmp2=SeqCoalitions(tmp)
'MsgBox tmp2(0)
'result=Len(s)*(d_star(0)-d_star(1))
CharacteristicFunc3=Len(s)*d_star(1)-d_s(tmp2)
End Function  
' -----------------------
Function d_s(x() As Variant) As Double
' taking an array x containing sequential coalitions 
' to output cost value.
' calls d_star inside, meaning fair values are mandatory
Dim i As Integer
Dim result As Double

result=0
For i=0 To UBound(x())
  result=result+d_star(Len(x(i)))
Next i

d_s = result
End Function
' -------------------------
Function MarginalContrib(s As String, i As Integer) As Double
' s : coalition sequence, i : a player(year)
Dim jj,kk As Integer
Dim ii, ss As String

ii=cStr(i)

For kk=1 To Len(s)
  If Mid(s,kk,1)=ii Then
    ss=Left(s,kk-1)
'    MsgBox ss &amp; "==="
    Exit For
  End If
Next kk
MarginalContrib=CharacteristicFunc3(ss &amp; ii) - CharacteristicFunc3(ss)
End Function
' -------------------------
Function InnerProduct(x() As Variant, y() As Variant) As Double
' x, y are 1-dimmensional arrays which sizes are identical.
Dim i As Integer
Dim result As Double
result=0
'MsgBox UBound(x()) &amp; " -- " &amp;  UBound(y()) 
For i=1 To UBound(x())
  result=result+x(i)*y(i)
Next i
InnerProduct=result
End Function
' -------------------------
Function StdDeviation(x() As Variant) As Double
' just an implementation of std. deviation
Dim result,m As Double
Dim i As Integer

result=0
For i=1 To UBound(x())
  result=result+x(i)
Next i
m=result/UBound(x())
result=0
For i=1 To UBound(x())
  result=result+(x(i)-m)^2
Next i

StdDeviation=sqr(result/UBound(x()))
End Function
' --------------------------------

</script:module>
</file>

<file path=Basic/Standard/Module4.xml><?xml version="1.0" encoding="utf-8"?>
<!DOCTYPE module  PUBLIC '-//OpenOffice.org//DTD OfficeDocument 1.0//EN'  'module.dtd'>
<script:module xmlns:script="http://openoffice.org/2000/script" script:name="Module4" script:language="StarBasic">REM  *****  BASIC  *****

Sub Main

Dim s,t,u As String

S = "asdf"
t = "G"

'MsgBox insertChar(s,t,8)

Dim xx() As Variant

xx = Array(1,2,3,4,5)


'Permutation(xx,4,1)

'MsgBox xx(3)

 PermutationOfString("asdfg",xx)
 
' Exit Sub
 
 For i=1 To UBound(xx())
   MsgBox xx(i)
 Next i


End Sub

' ----------------------------------------------

Sub PermutationOfString(s As String, p() As Variant) 
' Permutation of a string:
' p() is to be a buffer to store them

Dim ss,tt,uu As String
Dim i,j,k,l As Integer
Dim tmp(),tmp2(),result() As Variant

If Len(s) = 1 Then
  ReDim result(1) 
  result(1) = s
  p = result
  Exit Sub
Else
  ss=Left(s,1)
  tt=Mid(s,2,Len(s))
  PermutationOfString(tt,tmp)
'  ReDim Preserve tmp(Len(tt))
  i=UBound(tmp())
  ReDim result(1 to i*(Len(tt)+1))
  
  For j=1 To Ubound(tmp())
    For k=0 To Len(tt)
      result((j-1)*(Len(tt)+1)+k+1) = insertChar(tmp(j),ss,k)
    Next k
  Next j

  p=result
End If

End Sub

' ---------------------------------
Function insertChar(s As String, a As String, n As Integer) As String
' returns result of insertion of 'a' into s in n-th location
 insertChar=Left(s,n) &amp; a &amp; Mid(s,n+1,Len(s))
End Function
' ----------------------------------
Function PFPropotion(n As Integer) As Variant
 Dim xx(n-1) As Variant
 
For i=0 To n-1
  xx(i)=rnd()
Next i

Dim xxx As Double
Dim c As Integer

Sort:
c=0
For i=0 To n-2
  If xx(i)&gt;xx(i+1) Then
    xxx=xx(i)
    xx(i)=xx(i+1)
    xx(i+1)=xxx
    c=c+1
  End If
Next i
If c&lt;&gt;0 Then
 Goto Sort
End If
xx(n-1)=1
PFPropotion=xx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Module4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